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92" manifest:media-type="application/x-openoffice-gdimetafile;windows_formatname=&quot;GDIMetaFile&quot;"/>
  <manifest:file-entry manifest:full-path="ObjectReplacements/Object 25" manifest:media-type="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" manifest:media-type=""/>
  <manifest:file-entry manifest:full-path="ObjectReplacements/Object 74" manifest:media-type="application/x-openoffice-gdimetafile;windows_formatname=&quot;GDIMetaFile&quot;"/>
  <manifest:file-entry manifest:full-path="ObjectReplacements/Object 2" manifest:media-type=""/>
  <manifest:file-entry manifest:full-path="ObjectReplacements/Object 75" manifest:media-type="application/x-openoffice-gdimetafile;windows_formatname=&quot;GDIMetaFile&quot;"/>
  <manifest:file-entry manifest:full-path="ObjectReplacements/Object 3" manifest:media-type=""/>
  <manifest:file-entry manifest:full-path="ObjectReplacements/Object 76" manifest:media-type="application/x-openoffice-gdimetafile;windows_formatname=&quot;GDIMetaFile&quot;"/>
  <manifest:file-entry manifest:full-path="ObjectReplacements/Object 4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5" manifest:media-type="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" manifest:media-type="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0" manifest:media-type="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6" manifest:media-type=""/>
  <manifest:file-entry manifest:full-path="ObjectReplacements/Object 87" manifest:media-type=""/>
  <manifest:file-entry manifest:full-path="ObjectReplacements/Object 85" manifest:media-type=""/>
  <manifest:file-entry manifest:full-path="ObjectReplacements/Object 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12" manifest:media-type="application/x-openoffice-gdimetafile;windows_formatname=&quot;GDIMetaFile&quot;"/>
  <manifest:file-entry manifest:full-path="ObjectReplacements/Object 102" manifest:media-type=""/>
  <manifest:file-entry manifest:full-path="ObjectReplacements/Object 103" manifest:media-type=""/>
  <manifest:file-entry manifest:full-path="ObjectReplacements/Object 99" manifest:media-type=""/>
  <manifest:file-entry manifest:full-path="ObjectReplacements/Object 1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Roman" style:font-pitch="variable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style:font-name="Bitstream Vera Sans4" fo:font-size="10pt" officeooo:paragraph-rsid="00196c12" style:font-size-asian="10pt" style:font-size-complex="10pt"/>
    </style:style>
    <style:style style:name="P20" style:family="paragraph" style:parent-style-name="Standard">
      <style:paragraph-properties fo:margin-top="0cm" fo:margin-bottom="0.199cm" style:contextual-spacing="false"/>
      <style:text-properties style:font-name="Bitstream Vera Sans4" fo:font-size="10pt" officeooo:paragraph-rsid="00196c12" style:font-size-asian="10pt" style:font-size-complex="10pt"/>
    </style:style>
    <style:style style:name="P21" style:family="paragraph" style:parent-style-name="Standard" style:master-page-name="">
      <style:paragraph-properties fo:margin-top="0cm" fo:margin-bottom="0.199cm" style:contextual-spacing="false" style:page-number="auto" fo:break-before="auto" fo:break-after="auto"/>
      <style:text-properties style:font-name="Bitstream Vera Sans4" fo:font-size="10pt" officeooo:paragraph-rsid="00196c12" style:font-size-asian="10pt" style:font-size-complex="10pt"/>
    </style:style>
    <style:style style:name="P22" style:family="paragraph" style:parent-style-name="Standard">
      <style:paragraph-properties fo:margin-top="0.101cm" fo:margin-bottom="0cm" style:contextual-spacing="false"/>
      <style:text-properties style:font-name="Bitstream Vera Sans4" fo:font-size="10pt" officeooo:paragraph-rsid="00196c12" style:font-size-asian="10pt" style:font-size-complex="10pt"/>
    </style:style>
    <style:style style:name="P23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4" style:family="paragraph" style:parent-style-name="Standard">
      <style:paragraph-properties fo:margin-top="0cm" fo:margin-bottom="0.199cm" style:contextual-spacing="false"/>
      <style:text-properties style:font-name="Bitstream Vera Sans4" fo:font-size="10pt" officeooo:paragraph-rsid="0031cdb0" style:font-size-asian="10pt" style:font-size-complex="10pt"/>
    </style:style>
    <style:style style:name="P25" style:family="paragraph" style:parent-style-name="Standard">
      <style:paragraph-properties fo:margin-top="0cm" fo:margin-bottom="0.199cm" style:contextual-spacing="false"/>
      <style:text-properties style:font-name="Bitstream Vera Sans4" fo:font-size="10pt" officeooo:paragraph-rsid="0068597f" style:font-size-asian="10pt" style:font-size-complex="10pt"/>
    </style:style>
    <style:style style:name="P26" style:family="paragraph" style:parent-style-name="Standard">
      <style:paragraph-properties fo:margin-top="0.101cm" fo:margin-bottom="0cm" style:contextual-spacing="false"/>
      <style:text-properties style:font-name="Bitstream Vera Sans4" fo:font-size="10pt" officeooo:paragraph-rsid="0037f215" style:font-size-asian="10pt" style:font-size-complex="10pt"/>
    </style:style>
    <style:style style:name="P27" style:family="paragraph" style:parent-style-name="Standard">
      <style:text-properties fo:font-size="6pt" style:font-size-asian="6pt" style:font-size-complex="6pt"/>
    </style:style>
    <style:style style:name="P28" style:family="paragraph" style:parent-style-name="_5f_En-tête">
      <style:text-properties officeooo:rsid="0013441a" officeooo:paragraph-rsid="00170f48" style:text-scale="96%"/>
    </style:style>
    <style:style style:name="P29" style:family="paragraph" style:parent-style-name="Footer">
      <style:text-properties officeooo:rsid="00178920" officeooo:paragraph-rsid="00178920"/>
    </style:style>
    <style:style style:name="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1" style:family="paragraph" style:parent-style-name="Footer">
      <style:text-properties officeooo:paragraph-rsid="00308c81"/>
    </style:style>
    <style:style style:name="P32" style:family="paragraph" style:parent-style-name="Header">
      <style:text-properties fo:font-size="14pt" style:font-size-asian="14pt" style:font-size-complex="14pt"/>
    </style:style>
    <style:style style:name="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4" style:family="paragraph" style:parent-style-name="_5f_Paragraphe_20_livret_20_réponse_20_élève">
      <style:paragraph-properties fo:margin-left="0cm" fo:margin-right="0cm" fo:margin-top="0cm" fo:margin-bottom="0cm" style:contextual-spacing="false" style:line-height-at-least="0.7cm" fo:text-indent="0cm" style:auto-text-indent="false"/>
      <style:text-properties fo:font-style="normal" officeooo:paragraph-rsid="007863cb" style:font-style-asian="normal" style:font-style-complex="normal"/>
    </style:style>
    <style:style style:name="P35" style:family="paragraph" style:parent-style-name="_5f_Paragraphe_20_livret_20_réponse_20_élève">
      <style:paragraph-properties fo:margin-left="0cm" fo:margin-right="0cm" fo:margin-top="0.097cm" fo:margin-bottom="0cm" style:contextual-spacing="false" style:line-height-at-least="0.7cm" fo:text-indent="0cm" style:auto-text-indent="false"/>
      <style:text-properties fo:font-style="normal" officeooo:paragraph-rsid="007863cb" style:font-style-asian="normal" style:font-style-complex="normal"/>
    </style:style>
    <style:style style:name="P36" style:family="paragraph" style:parent-style-name="_5f_Paragraphe_20_livret_20_réponse_20_élève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9.601cm" style:type="right" style:leader-style="dotted" style:leader-text="."/>
        </style:tab-stops>
      </style:paragraph-properties>
      <style:text-properties officeooo:paragraph-rsid="008012e6"/>
    </style:style>
    <style:style style:name="P37" style:family="paragraph" style:parent-style-name="_5f_Paragraphe_20_livret_20_réponse_20_élève">
      <style:paragraph-properties fo:margin-left="0cm" fo:margin-right="0cm" fo:margin-top="0cm" fo:margin-bottom="0cm" style:contextual-spacing="false" style:line-height-at-least="0.7cm" fo:text-indent="0cm" style:auto-text-indent="false"/>
      <style:text-properties officeooo:paragraph-rsid="007863cb"/>
    </style:style>
    <style:style style:name="P38" style:family="paragraph" style:parent-style-name="_5f_Paragraphe_20_livret_20_réponse_20_élève">
      <style:paragraph-properties fo:margin-left="0cm" fo:margin-right="0cm" fo:margin-top="0.097cm" fo:margin-bottom="0cm" style:contextual-spacing="false" style:line-height-at-least="0.7cm" fo:text-indent="0cm" style:auto-text-indent="false"/>
      <style:text-properties officeooo:paragraph-rsid="007863cb"/>
    </style:style>
    <style:style style:name="P39" style:family="paragraph" style:parent-style-name="_5f_Paragraphe_20_livret_20_">
      <loext:graphic-properties draw:fill="none" draw:fill-color="#729fcf"/>
      <style:paragraph-properties fo:margin-left="0cm" fo:margin-right="0cm" fo:margin-top="0.399cm" fo:margin-bottom="0cm" style:contextual-spacing="false" fo:text-indent="0cm" style:auto-text-indent="false" fo:background-color="transparent" style:shadow="none"/>
      <style:text-properties fo:font-weight="normal" officeooo:paragraph-rsid="007863cb" style:font-weight-asian="normal" style:font-weight-complex="normal"/>
    </style:style>
    <style:style style:name="P40" style:family="paragraph" style:parent-style-name="_5f_Paragraphe_20_livret_20_">
      <loext:graphic-properties draw:fill="none" draw:fill-color="#729fcf"/>
      <style:paragraph-properties fo:margin-left="0cm" fo:margin-right="0cm" fo:margin-top="0.399cm" fo:margin-bottom="0cm" style:contextual-spacing="false" fo:text-indent="0cm" style:auto-text-indent="false" fo:background-color="transparent" style:shadow="none"/>
      <style:text-properties officeooo:paragraph-rsid="007863cb"/>
    </style:style>
    <style:style style:name="P41" style:family="paragraph" style:parent-style-name="_5f_Paragraphe_20_livret_20_">
      <loext:graphic-properties draw:fill="none" draw:fill-color="#729fcf"/>
      <style:paragraph-properties fo:margin-left="0cm" fo:margin-right="0cm" fo:margin-top="0.097cm" fo:margin-bottom="0cm" style:contextual-spacing="false" fo:text-indent="0cm" style:auto-text-indent="false" fo:background-color="transparent" style:shadow="none"/>
      <style:text-properties officeooo:paragraph-rsid="007863cb"/>
    </style:style>
    <style:style style:name="P42" style:family="paragraph" style:parent-style-name="Standard">
      <style:paragraph-properties fo:margin-top="0cm" fo:margin-bottom="0cm" style:contextual-spacing="false"/>
      <style:text-properties officeooo:paragraph-rsid="007863cb"/>
    </style:style>
    <style:style style:name="P43" style:family="paragraph" style:parent-style-name="Standard">
      <style:paragraph-properties fo:margin-top="0cm" fo:margin-bottom="0.199cm" style:contextual-spacing="false"/>
      <style:text-properties fo:color="#d3802c" loext:opacity="100%" style:font-name="Bitstream Vera Sans4" fo:font-size="10pt" fo:font-weight="bold" officeooo:rsid="0068597f" officeooo:paragraph-rsid="0068597f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4" fo:font-size="10pt" fo:font-style="normal" fo:font-weight="bold" officeooo:paragraph-rsid="00196c12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5" style:family="paragraph" style:parent-style-name="_5f_Paragraphe_20_livret_20_">
      <style:paragraph-properties fo:margin-top="0.6cm" fo:margin-bottom="0cm" style:contextual-spacing="false" fo:line-height="100%"/>
      <style:text-properties style:use-window-font-color="true" loext:opacity="0%" fo:font-style="normal" officeooo:paragraph-rsid="007863cb" style:font-style-asian="normal" style:font-style-complex="normal"/>
    </style:style>
    <style:style style:name="P46" style:family="paragraph" style:parent-style-name="Exo_5f_Num" style:list-style-name="Num_5f_Exo">
      <style:paragraph-properties fo:margin-top="0.85cm" fo:margin-bottom="0.101cm" style:contextual-spacing="false"/>
      <style:text-properties officeooo:paragraph-rsid="003ab523"/>
    </style:style>
    <style:style style:name="P47" style:family="paragraph" style:parent-style-name="Exo_5f_Num">
      <style:paragraph-properties fo:margin-top="0.499cm" fo:margin-bottom="0.199cm" style:contextual-spacing="false"/>
      <style:text-properties officeooo:paragraph-rsid="0073c695"/>
    </style:style>
    <style:style style:name="P48" style:family="paragraph" style:parent-style-name="Exo_5f_Num">
      <style:paragraph-properties fo:margin-top="0.266cm" fo:margin-bottom="0cm" style:contextual-spacing="false"/>
      <style:text-properties officeooo:paragraph-rsid="008012e6"/>
    </style:style>
    <style:style style:name="P49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.199cm" fo:margin-bottom="0cm" style:contextual-spacing="false" style:line-height-at-least="0.7cm" fo:text-indent="0cm" style:auto-text-indent="false" style:page-number="auto" fo:background-color="transparent" style:shadow="none">
        <style:tab-stops>
          <style:tab-stop style:position="9.601cm" style:type="right" style:leader-style="dotted" style:leader-text="."/>
        </style:tab-stops>
      </style:paragraph-properties>
      <style:text-properties fo:color="#b3b3b3" loext:opacity="100%" officeooo:paragraph-rsid="007863cb"/>
    </style:style>
    <style:style style:name="P50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.199cm" fo:margin-bottom="0cm" style:contextual-spacing="false" style:line-height-at-least="0.7cm" fo:text-indent="0cm" style:auto-text-indent="false" fo:background-color="transparent" style:shadow="none">
        <style:tab-stops>
          <style:tab-stop style:position="9.52cm" style:type="right" style:leader-style="dotted" style:leader-text="."/>
        </style:tab-stops>
      </style:paragraph-properties>
      <style:text-properties fo:color="#b3b3b3" loext:opacity="100%" officeooo:paragraph-rsid="007863cb"/>
    </style:style>
    <style:style style:name="P51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.199cm" fo:margin-bottom="0cm" style:contextual-spacing="false" style:line-height-at-least="0.7cm" fo:text-indent="0cm" style:auto-text-indent="false" fo:background-color="transparent" style:shadow="none">
        <style:tab-stops>
          <style:tab-stop style:position="9.601cm" style:type="right" style:leader-style="dotted" style:leader-text="."/>
        </style:tab-stops>
      </style:paragraph-properties>
      <style:text-properties fo:color="#b3b3b3" loext:opacity="100%" fo:font-style="normal" officeooo:paragraph-rsid="008012e6" style:font-style-asian="normal" style:font-style-complex="normal"/>
    </style:style>
    <style:style style:name="P52" style:family="paragraph" style:parent-style-name="_5f_En-tête" style:list-style-name="_5f_Numérotation_20_des_20_exercices_20_livrets"/>
    <style:style style:name="P53" style:family="paragraph" style:parent-style-name="_5f_Paragraphe_20_livret_20_" style:list-style-name="_5f_Numérotation_20_des_20_exercices_20_livrets">
      <style:paragraph-properties fo:margin-top="0.101cm" fo:margin-bottom="0.101cm" style:contextual-spacing="false" fo:line-height="100%"/>
      <style:text-properties officeooo:paragraph-rsid="007f1c8a"/>
    </style:style>
    <style:style style:name="P54" style:family="paragraph" style:parent-style-name="_5f_Paragraphe_20_livret_20_" style:list-style-name="liste_5f_abc">
      <style:paragraph-properties fo:margin-top="0.921cm" fo:margin-bottom="0cm" style:contextual-spacing="false"/>
      <style:text-properties officeooo:paragraph-rsid="0040134e"/>
    </style:style>
    <style:style style:name="P55" style:family="paragraph" style:parent-style-name="_5f_Paragraphe_20_livret_20_" style:list-style-name="liste_5f_abc">
      <style:paragraph-properties fo:margin-top="0.9cm" fo:margin-bottom="0cm" style:contextual-spacing="false"/>
      <style:text-properties officeooo:paragraph-rsid="007f1c8a"/>
    </style:style>
    <style:style style:name="P56" style:family="paragraph" style:parent-style-name="_5f_Paragraphe_20_livret_20_" style:list-style-name="liste_5f_abc">
      <style:paragraph-properties fo:margin-top="0.497cm" fo:margin-bottom="0cm" style:contextual-spacing="false"/>
      <style:text-properties officeooo:paragraph-rsid="007f1c8a"/>
    </style:style>
    <style:style style:name="P57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1.235cm">
        <style:tab-stops>
          <style:tab-stop style:position="9.2cm" style:type="right" style:leader-style="dotted" style:leader-text="."/>
        </style:tab-stops>
      </style:paragraph-properties>
      <style:text-properties officeooo:paragraph-rsid="007f1c8a"/>
    </style:style>
    <style:style style:name="P58" style:family="paragraph" style:parent-style-name="_5f_Paragraphe_20_livret_20_" style:list-style-name="_5f_Numérotation_20_des_20_exercices_20_livrets">
      <style:paragraph-properties fo:margin-top="0.3cm" fo:margin-bottom="0cm" style:contextual-spacing="false" fo:line-height="0.7cm"/>
      <style:text-properties officeooo:paragraph-rsid="007f1c8a"/>
    </style:style>
    <style:style style:name="P59" style:family="paragraph" style:parent-style-name="_5f_Paragraphe_20_livret_20_" style:list-style-name="_5f_Numérotation_20_des_20_exercices_20_livrets">
      <style:paragraph-properties fo:margin-top="0.199cm" fo:margin-bottom="0.199cm" style:contextual-spacing="false"/>
      <style:text-properties fo:color="#b3b3b3" loext:opacity="100%" officeooo:paragraph-rsid="008012e6"/>
    </style:style>
    <style:style style:name="P60" style:family="paragraph" style:parent-style-name="_5f_Paragraphe_20_livret_20_" style:list-style-name="_5f_Numérotation_20_des_20_exercices_20_livrets">
      <style:paragraph-properties fo:margin-top="0.199cm" fo:margin-bottom="0.199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fo:font-style="normal" officeooo:paragraph-rsid="008012e6" style:font-style-asian="normal" style:font-style-complex="normal"/>
    </style:style>
    <style:style style:name="P61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fo:font-style="normal" officeooo:paragraph-rsid="008012e6" style:font-style-asian="normal" style:font-style-complex="normal"/>
    </style:style>
    <style:style style:name="P62" style:family="paragraph" style:parent-style-name="_5f_Paragraphe_20_livret_20_réponse_20_élève" style:list-style-name="liste_5f_abc">
      <style:paragraph-properties fo:margin-top="0.199cm" fo:margin-bottom="0cm" style:contextual-spacing="false" fo:line-height="100%">
        <style:tab-stops>
          <style:tab-stop style:position="1.58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0134e"/>
    </style:style>
    <style:style style:name="P63" style:family="paragraph" style:parent-style-name="_5f_Paragraphe_20_livret_20_réponse_20_élève" style:list-style-name="liste_5f_abc">
      <style:paragraph-properties fo:margin-top="0.9cm" fo:margin-bottom="0cm" style:contextual-spacing="false" fo:line-height="100%">
        <style:tab-stops>
          <style:tab-stop style:position="1cm" style:leader-style="dotted" style:leader-text="."/>
          <style:tab-stop style:position="1.686cm" style:leader-style="dotted" style:leader-text="."/>
          <style:tab-stop style:position="3.36cm" style:leader-style="dotted" style:leader-text="."/>
          <style:tab-stop style:position="3.995cm" style:leader-style="dotted" style:leader-text="."/>
          <style:tab-stop style:position="4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0134e"/>
    </style:style>
    <style:style style:name="P64" style:family="paragraph" style:parent-style-name="_5f_Paragraphe_20_livret_20_réponse_20_élève" style:list-style-name="liste_5f_abc">
      <style:paragraph-properties fo:margin-top="0.429cm" fo:margin-bottom="0cm" style:contextual-spacing="false" fo:line-height="100%"/>
      <style:text-properties officeooo:paragraph-rsid="007f1c8a"/>
    </style:style>
    <style:style style:name="P65" style:family="paragraph" style:parent-style-name="_5f_Paragraphe_20_livret_20_réponse_20_élève" style:list-style-name="liste_5f_abc">
      <style:paragraph-properties fo:margin-top="0.199cm" fo:margin-bottom="0cm" style:contextual-spacing="false" fo:line-height="100%"/>
      <style:text-properties officeooo:paragraph-rsid="007f1c8a"/>
    </style:style>
    <style:style style:name="P66" style:family="paragraph" style:parent-style-name="_5f_Paragraphe_20_livret_20_réponse_20_élève" style:list-style-name="_5f_Numérotation_20_des_20_exercices_20_livrets">
      <style:paragraph-properties fo:margin-left="0cm" fo:margin-right="-0.526cm" fo:margin-top="0.199cm" fo:margin-bottom="0.199cm" style:contextual-spacing="false" fo:line-height="100%" fo:text-indent="0cm" style:auto-text-indent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6.033cm" style:leader-style="dotted" style:leader-text="."/>
          <style:tab-stop style:position="6.35cm" style:leader-style="dotted" style:leader-text="."/>
          <style:tab-stop style:position="6.376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012e6"/>
    </style:style>
    <style:style style:name="P67" style:family="paragraph" style:parent-style-name="_5f_Paragraphe_20_livret_20_réponse_20_élève" style:list-style-name="_5f_Numérotation_20_des_20_exercices_20_livrets">
      <style:paragraph-properties fo:margin-left="0cm" fo:margin-right="-0.526cm" fo:margin-top="0cm" fo:margin-bottom="0cm" style:contextual-spacing="false" fo:line-height="100%" fo:text-indent="0cm" style:auto-text-indent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6.033cm" style:leader-style="dotted" style:leader-text="."/>
          <style:tab-stop style:position="6.35cm" style:leader-style="dotted" style:leader-text="."/>
          <style:tab-stop style:position="6.376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012e6"/>
    </style:style>
    <style:style style:name="P68" style:family="paragraph" style:parent-style-name="_5f_Paragraphe_20_livret_20_réponse_20_élève" style:list-style-name="_5f_Numérotation_20_des_20_exercices_20_livrets">
      <style:paragraph-properties fo:margin-left="0cm" fo:margin-right="0cm" fo:margin-top="0.199cm" fo:margin-bottom="0.199cm" style:contextual-spacing="false" fo:line-height="100%" fo:text-indent="0cm" style:auto-text-indent="false">
        <style:tab-stops>
          <style:tab-stop style:position="9.601cm" style:type="right" style:leader-style="dotted" style:leader-text="."/>
        </style:tab-stops>
      </style:paragraph-properties>
      <style:text-properties officeooo:paragraph-rsid="008012e6"/>
    </style:style>
    <style:style style:name="P69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1.235cm">
        <style:tab-stops>
          <style:tab-stop style:position="1cm" style:leader-style="dotted" style:leader-text="."/>
          <style:tab-stop style:position="1.686cm" style:leader-style="dotted" style:leader-text="."/>
          <style:tab-stop style:position="3.36cm" style:leader-style="dotted" style:leader-text="."/>
          <style:tab-stop style:position="3.995cm" style:leader-style="dotted" style:leader-text="."/>
          <style:tab-stop style:position="4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f1c8a"/>
    </style:style>
    <style:style style:name="P70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1.235cm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5.953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f1c8a"/>
    </style:style>
    <style:style style:name="P7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1.235cm"/>
      <style:text-properties officeooo:paragraph-rsid="007f1c8a"/>
    </style:style>
    <style:style style:name="P72" style:family="paragraph" style:parent-style-name="_5f_Paragraphe_20_livret_20_réponse_20_élève" style:list-style-name="liste_5f_abc">
      <style:paragraph-properties fo:margin-top="0cm" fo:margin-bottom="0cm" style:contextual-spacing="false" style:line-height-at-least="1.235cm"/>
      <style:text-properties officeooo:paragraph-rsid="007f1c8a"/>
    </style:style>
    <style:style style:name="P73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fo:line-height="0.7cm" fo:text-align="start" style:justify-single-word="false">
        <style:tab-stops>
          <style:tab-stop style:position="8.864cm" style:leader-style="dotted" style:leader-text="."/>
          <style:tab-stop style:position="8.916cm" style:leader-style="dotted" style:leader-text="."/>
          <style:tab-stop style:position="8.943cm" style:leader-style="dotted" style:leader-text="."/>
          <style:tab-stop style:position="8.969cm" style:leader-style="dotted" style:leader-text="."/>
          <style:tab-stop style:position="8.999cm" style:leader-style="dotted" style:leader-text="."/>
          <style:tab-stop style:position="19.001cm" style:leader-style="dotted" style:leader-text="."/>
        </style:tab-stops>
      </style:paragraph-properties>
      <style:text-properties style:font-name="Bitstream Vera Sans4" fo:font-size="10pt" fo:font-style="normal" officeooo:paragraph-rsid="007f1c8a" style:font-size-asian="10pt" style:font-style-asian="normal" style:font-size-complex="10pt" style:font-style-complex="normal"/>
    </style:style>
    <style:style style:name="P74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fo:line-height="0.7cm" fo:text-align="start" style:justify-single-word="false">
        <style:tab-stops>
          <style:tab-stop style:position="8.864cm" style:leader-style="dotted" style:leader-text="."/>
          <style:tab-stop style:position="8.916cm" style:leader-style="dotted" style:leader-text="."/>
          <style:tab-stop style:position="8.943cm" style:leader-style="dotted" style:leader-text="."/>
          <style:tab-stop style:position="8.969cm" style:leader-style="dotted" style:leader-text="."/>
          <style:tab-stop style:position="8.999cm" style:leader-style="dotted" style:leader-text="."/>
          <style:tab-stop style:position="19.001cm" style:leader-style="dotted" style:leader-text="."/>
        </style:tab-stops>
      </style:paragraph-properties>
      <style:text-properties officeooo:paragraph-rsid="007f1c8a"/>
    </style:style>
    <style:style style:name="P75" style:family="paragraph" style:parent-style-name="_5f_Paragraphe_20_livret_20_réponse_20_élève" style:list-style-name="_5f_Numérotation_20_des_20_exercices_20_livrets">
      <style:paragraph-properties fo:margin-left="0cm" fo:margin-right="-0.526cm" fo:margin-top="0.199cm" fo:margin-bottom="0.199cm" style:contextual-spacing="false" style:line-height-at-least="0.801cm" fo:text-indent="0cm" style:auto-text-indent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6.033cm" style:leader-style="dotted" style:leader-text="."/>
          <style:tab-stop style:position="6.35cm" style:leader-style="dotted" style:leader-text="."/>
          <style:tab-stop style:position="6.376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012e6"/>
    </style:style>
    <style:style style:name="P76" style:family="paragraph" style:parent-style-name="_5f_Paragraphe_20_livret_20_réponse_20_élève" style:list-style-name="_5f_Numérotation_20_des_20_exercices_20_livrets">
      <style:paragraph-properties fo:margin-left="0.004cm" fo:margin-right="-0.526cm" fo:margin-top="0.199cm" fo:margin-bottom="0.199cm" style:contextual-spacing="false" style:line-height-at-least="0.801cm" fo:text-indent="0cm" style:auto-text-indent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6.165cm" style:leader-style="dotted" style:leader-text="."/>
          <style:tab-stop style:position="6.35cm" style:leader-style="dotted" style:leader-text="."/>
          <style:tab-stop style:position="6.376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012e6"/>
    </style:style>
    <style:style style:name="P77" style:family="paragraph" style:parent-style-name="_5f_Paragraphe_20_livret_20_réponse_20_élève" style:list-style-name="_5f_Numérotation_20_des_20_exercices_20_livrets">
      <style:paragraph-properties fo:margin-left="0.004cm" fo:margin-right="-0.526cm" fo:margin-top="0cm" fo:margin-bottom="0cm" style:contextual-spacing="false" style:line-height-at-least="0.801cm" fo:text-indent="0cm" style:auto-text-indent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6.165cm" style:leader-style="dotted" style:leader-text="."/>
          <style:tab-stop style:position="6.35cm" style:leader-style="dotted" style:leader-text="."/>
          <style:tab-stop style:position="6.376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012e6"/>
    </style:style>
    <style:style style:name="P78" style:family="paragraph" style:parent-style-name="_5f_Paragraphe_20_énoncé_20_après_20_numéro" style:list-style-name="" style:master-page-name="_5f_Fiche_20_éditeur_20_série_20_2_20_une_20_colonne_20_impaire_20__28_G_29_">
      <style:paragraph-properties fo:margin-top="0cm" fo:margin-bottom="0.199cm" style:contextual-spacing="false" style:page-number="16" fo:break-before="auto" fo:break-after="auto"/>
      <style:text-properties style:font-name="Bitstream Vera Sans4" fo:font-size="10pt" fo:font-weight="bold" officeooo:paragraph-rsid="0023d6be" style:font-size-asian="10pt" style:font-weight-asian="bold" style:font-size-complex="10pt" style:font-weight-complex="bold"/>
    </style:style>
    <style:style style:name="P79" style:family="paragraph" style:parent-style-name="_5f_Pied_20_de_20_page" style:list-style-name="">
      <style:paragraph-properties fo:text-align="end" style:justify-single-word="false"/>
    </style:style>
    <style:style style:name="P80" style:family="paragraph" style:parent-style-name="_5f_Pied_20_de_20_page">
      <style:paragraph-properties fo:text-align="end" style:justify-single-word="false"/>
    </style:style>
    <style:style style:name="P81" style:family="paragraph" style:parent-style-name="_5f_Pied_20_de_20_page" style:list-style-name=""/>
    <style:style style:name="P8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3" style:family="paragraph" style:parent-style-name="_5f_Pied_20_de_20_page" style:list-style-name="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Pied_20_de_20_page" style:list-style-name="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paragraphre_20_fiche_20__20_livret" style:list-style-name="Num_5f_Exo">
      <style:paragraph-properties fo:margin-top="1cm" fo:margin-bottom="0.199cm" style:contextual-spacing="false" style:line-height-at-least="0cm">
        <style:tab-stops>
          <style:tab-stop style:position="3.307cm" style:type="right"/>
          <style:tab-stop style:position="8.999cm" style:type="right" style:leader-style="dotted" style:leader-text="."/>
        </style:tab-stops>
      </style:paragraph-properties>
      <style:text-properties style:font-name="Bitstream Vera Sans4" officeooo:paragraph-rsid="007863cb"/>
    </style:style>
    <style:style style:name="P86" style:family="paragraph" style:parent-style-name="_5f_paragraphre_20_fiche_20__20_livret" style:list-style-name="liste_5f_abc">
      <style:paragraph-properties fo:margin-top="0cm" fo:margin-bottom="0.199cm" style:contextual-spacing="false" style:line-height-at-least="0cm">
        <style:tab-stops>
          <style:tab-stop style:position="3.307cm" style:type="right"/>
          <style:tab-stop style:position="8.999cm" style:type="right" style:leader-style="dotted" style:leader-text="."/>
        </style:tab-stops>
      </style:paragraph-properties>
      <style:text-properties style:font-name="Bitstream Vera Sans4" fo:font-size="10pt" fo:font-weight="bold" officeooo:paragraph-rsid="007863cb" style:font-size-asian="10pt" style:font-weight-asian="bold" style:font-size-complex="10pt" style:font-weight-complex="bold"/>
    </style:style>
    <style:style style:name="P87" style:family="paragraph" style:parent-style-name="_5f_paragraphre_20_fiche_20__20_livret" style:list-style-name="liste_5f_abc">
      <style:paragraph-properties fo:margin-top="0cm" fo:margin-bottom="0.199cm" style:contextual-spacing="false" style:line-height-at-least="0cm">
        <style:tab-stops>
          <style:tab-stop style:position="3.307cm" style:type="right"/>
          <style:tab-stop style:position="8.999cm" style:type="right" style:leader-style="dotted" style:leader-text="."/>
        </style:tab-stops>
      </style:paragraph-properties>
      <style:text-properties style:font-name="Bitstream Vera Sans4" fo:font-size="10pt" fo:font-weight="bold" officeooo:paragraph-rsid="007e14b2" style:font-size-asian="10pt" style:font-weight-asian="bold" style:font-size-complex="10pt" style:font-weight-complex="bold"/>
    </style:style>
    <style:style style:name="P88" style:family="paragraph" style:parent-style-name="_5f_paragraphre_20_fiche_20__20_livret" style:list-style-name="liste_5f_abc">
      <style:paragraph-properties style:line-height-at-least="0cm">
        <style:tab-stops>
          <style:tab-stop style:position="3.307cm" style:type="right"/>
          <style:tab-stop style:position="8.999cm" style:type="right" style:leader-style="dotted" style:leader-text="."/>
        </style:tab-stops>
      </style:paragraph-properties>
      <style:text-properties officeooo:paragraph-rsid="007863cb"/>
    </style:style>
    <style:style style:name="P89" style:family="paragraph">
      <loext:graphic-properties draw:fill="none" draw:fill-color="#ffffff"/>
      <style:paragraph-properties style:writing-mode="lr-tb"/>
    </style:style>
    <style:style style:name="P90" style:family="paragraph">
      <loext:graphic-properties draw:fill="none" draw:fill-color="#ffffff"/>
      <style:paragraph-properties style:writing-mode="lr-tb"/>
      <style:text-properties style:font-name="Bitstream Vera Sans4" fo:font-size="12pt"/>
    </style:style>
    <style:style style:name="P91" style:family="paragraph">
      <style:paragraph-properties fo:margin-top="0cm" fo:margin-bottom="0.199cm"/>
    </style:style>
    <style:style style:name="P92" style:family="paragraph">
      <loext:graphic-properties draw:fill="none" draw:fill-color="#ffffff"/>
      <style:paragraph-properties fo:margin-top="0cm" fo:margin-bottom="0.199cm" style:writing-mode="lr-tb"/>
      <style:text-properties fo:font-size="10pt" style:font-size-asian="10pt"/>
    </style:style>
    <style:style style:name="P93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94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95" style:family="paragraph">
      <style:paragraph-properties fo:text-align="center"/>
    </style:style>
    <style:style style:name="P9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97" style:family="paragraph">
      <loext:graphic-properties draw:fill="solid" draw:fill-color="#d7e12c"/>
    </style:style>
    <style:style style:name="P9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08c81"/>
    </style:style>
    <style:style style:name="T6" style:family="text">
      <style:text-properties style:font-name="Bitstream Vera Sans4"/>
    </style:style>
    <style:style style:name="T7" style:family="text">
      <style:text-properties style:font-name="Bitstream Vera Sans4" fo:font-weight="normal" style:font-weight-asian="normal" style:font-weight-complex="normal"/>
    </style:style>
    <style:style style:name="T8" style:family="text">
      <style:text-properties style:font-name="Bitstream Vera Sans4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Bitstream Vera Sans4" fo:font-style="normal" style:font-name-asian="OpenSymbol2" style:font-style-asian="normal" style:font-name-complex="OpenSymbol2" style:font-style-complex="normal"/>
    </style:style>
    <style:style style:name="T10" style:family="text">
      <style:text-properties style:font-name="Bitstream Vera Sans4" fo:font-style="normal" officeooo:rsid="0037ab65" style:font-name-asian="OpenSymbol2" style:font-style-asian="normal" style:font-name-complex="OpenSymbol2" style:font-style-complex="normal"/>
    </style:style>
    <style:style style:name="T11" style:family="text">
      <style:text-properties style:font-name="Bitstream Vera Sans4" fo:font-style="normal" officeooo:rsid="00393a62" style:font-name-asian="OpenSymbol2" style:font-style-asian="normal" style:font-name-complex="OpenSymbol2" style:font-style-complex="normal"/>
    </style:style>
    <style:style style:name="T12" style:family="text">
      <style:text-properties style:font-name="OpenSymbol2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OpenSymbol2"/>
    </style:style>
    <style:style style:name="T15" style:family="text">
      <style:text-properties fo:color="#000000" loext:opacity="100%" style:font-name="Bitstream Vera Sans4"/>
    </style:style>
    <style:style style:name="T16" style:family="text">
      <style:text-properties fo:color="#000000" loext:opacity="100%" style:font-name="Bitstream Vera Sans4" fo:font-weight="normal" style:font-weight-asian="normal" style:font-weight-complex="normal"/>
    </style:style>
    <style:style style:name="T17" style:family="text">
      <style:text-properties fo:color="#000000" loext:opacity="100%" style:font-name="OpenSymbol" fo:font-size="10pt" style:font-name-asian="OpenSymbol" style:font-size-asian="10pt" style:font-name-complex="OpenSymbol" style:font-size-complex="10pt"/>
    </style:style>
    <style:style style:name="T18" style:family="text">
      <style:text-properties fo:color="#000000" loext:opacity="100%" style:font-name="Bitstream Vera Sans" fo:font-size="10pt" fo:font-style="normal" fo:font-weight="normal" officeooo:rsid="007f1c8a" fo:background-color="#ffff00" loext:char-shading-value="0" style:font-name-asian="OpenSymbol2" style:font-style-asian="normal" style:font-name-complex="OpenSymbol2" style:font-style-complex="normal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style:font-name="Bitstream Vera Sans4" fo:font-weight="normal" style:font-style-asian="normal" style:font-weight-asian="normal" style:font-style-complex="normal" style:font-weight-complex="normal"/>
    </style:style>
    <style:style style:name="T21" style:family="text">
      <style:text-properties style:use-window-font-color="true" loext:opacity="0%" style:font-size-asian="10pt" style:font-size-complex="10pt"/>
    </style:style>
    <style:style style:name="T22" style:family="text">
      <style:text-properties style:use-window-font-color="true" loext:opacity="0%" fo:font-size="10pt" fo:font-style="normal" style:font-style-asian="normal" style:font-style-complex="normal"/>
    </style:style>
    <style:style style:name="T23" style:family="text">
      <style:text-properties style:use-window-font-color="true" loext:opacity="0%" style:font-name="OpenSymbol" fo:font-size="10pt" fo:font-style="normal" style:font-name-asian="OpenSymbol" style:font-style-asian="normal" style:font-name-complex="OpenSymbol" style:font-style-complex="normal"/>
    </style:style>
    <style:style style:name="T24" style:family="text">
      <style:text-properties style:use-window-font-color="true" loext:opacity="0%" style:font-name="OpenSymbol2" fo:font-size="10pt" fo:font-style="normal" style:font-style-asian="normal" style:font-style-complex="normal"/>
    </style:style>
    <style:style style:name="T25" style:family="text">
      <style:text-properties style:use-window-font-color="true" loext:opacity="0%" officeooo:rsid="003ab523" fo:background-color="transparent" loext:char-shading-value="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37ab65" style:font-style-asian="normal" style:font-style-complex="normal"/>
    </style:style>
    <style:style style:name="T28" style:family="text">
      <style:text-properties fo:font-style="normal" officeooo:rsid="00393a62" style:font-style-asian="normal" style:font-style-complex="normal"/>
    </style:style>
    <style:style style:name="T29" style:family="text">
      <style:text-properties fo:font-style="normal" style:font-name-asian="OpenSymbol2" style:font-style-asian="normal" style:font-name-complex="OpenSymbol2" style:font-style-complex="normal"/>
    </style:style>
    <style:style style:name="T30" style:family="text">
      <style:text-properties fo:font-style="normal" officeooo:rsid="00393a62" style:font-name-asian="OpenSymbol2" style:font-style-asian="normal" style:font-name-complex="OpenSymbol2" style:font-style-complex="normal"/>
    </style:style>
    <style:style style:name="T31" style:family="text">
      <style:text-properties fo:font-style="normal" style:font-size-asian="10pt" style:font-style-asian="normal" style:font-size-complex="10pt" style:font-style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OpenSymbol3" style:font-name-asian="OpenSymbol3" style:font-name-complex="OpenSymbol3"/>
    </style:style>
    <style:style style:name="T35" style:family="text">
      <style:text-properties fo:text-transform="uppercase" style:use-window-font-color="true" loext:opacity="0%" fo:letter-spacing="-0.004cm" fo:font-weight="normal" officeooo:rsid="00177b7d" style:font-weight-asian="normal" style:font-weight-complex="normal"/>
    </style:style>
    <style:style style:name="T36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37" style:family="text">
      <style:text-properties style:text-position="0% 100%" officeooo:rsid="0037ab65" style:font-name-asian="OpenSymbol2" style:font-size-asian="10pt" style:font-style-asian="normal" style:font-name-complex="OpenSymbol2" style:font-size-complex="10pt" style:font-style-complex="normal"/>
    </style:style>
    <style:style style:name="T38" style:family="text">
      <style:text-properties style:text-position="0% 100%" officeooo:rsid="00393a62" style:font-name-asian="OpenSymbol2" style:font-size-asian="10pt" style:font-style-asian="normal" style:font-name-complex="OpenSymbol2" style:font-size-complex="10pt" style:font-style-complex="normal"/>
    </style:style>
    <style:style style:name="T39" style:family="text">
      <style:text-properties style:text-position="0% 100%" officeooo:rsid="007f1c8a" style:font-name-asian="OpenSymbol2" style:font-size-asian="10pt" style:font-style-asian="normal" style:font-name-complex="OpenSymbol2" style:font-size-complex="10pt" style:font-style-complex="normal"/>
    </style:style>
    <style:style style:name="T40" style:family="text">
      <style:text-properties style:text-position="0% 100%" officeooo:rsid="00665cff" style:font-name-asian="OpenSymbol2" style:font-size-asian="10pt" style:font-style-asian="normal" style:font-name-complex="OpenSymbol2" style:font-size-complex="10pt" style:font-style-complex="normal"/>
    </style:style>
    <style:style style:name="T41" style:family="text">
      <style:text-properties style:text-position="0% 100%" style:font-name-asian="OpenSymbol2" style:font-size-asian="10pt" style:font-name-complex="OpenSymbol2" style:font-size-complex="10pt"/>
    </style:style>
    <style:style style:name="T42" style:family="text">
      <style:text-properties style:text-position="0% 100%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43" style:family="text">
      <style:text-properties style:text-position="0% 100%" fo:font-style="normal" style:font-name-asian="OpenSymbol2" style:font-size-asian="10pt" style:font-style-asian="normal" style:font-name-complex="OpenSymbol2" style:font-size-complex="10pt" style:font-style-complex="normal"/>
    </style:style>
    <style:style style:name="T44" style:family="text">
      <style:text-properties style:text-position="0% 100%" fo:font-style="normal" officeooo:rsid="0037ab65" style:font-name-asian="OpenSymbol2" style:font-size-asian="10pt" style:font-style-asian="normal" style:font-name-complex="OpenSymbol2" style:font-size-complex="10pt" style:font-style-complex="normal"/>
    </style:style>
    <style:style style:name="T45" style:family="text">
      <style:text-properties style:text-position="0% 100%" fo:font-style="normal" officeooo:rsid="007f1c8a" style:font-name-asian="OpenSymbol2" style:font-size-asian="10pt" style:font-style-asian="normal" style:font-name-complex="OpenSymbol2" style:font-size-complex="10pt" style:font-style-complex="normal"/>
    </style:style>
    <style:style style:name="T46" style:family="text">
      <style:text-properties style:text-position="0% 100%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47" style:family="text">
      <style:text-properties style:text-position="0% 100%" style:font-name="Bitstream Vera Sans4" fo:font-style="normal" officeooo:rsid="0037ab65" style:font-name-asian="OpenSymbol2" style:font-size-asian="10pt" style:font-style-asian="normal" style:font-name-complex="OpenSymbol2" style:font-size-complex="10pt" style:font-style-complex="normal"/>
    </style:style>
    <style:style style:name="T48" style:family="text">
      <style:text-properties style:text-position="0% 100%" style:font-name="OpenSymbol1" fo:font-style="normal" officeooo:rsid="0037ab65" style:font-name-asian="OpenSymbol2" style:font-size-asian="10pt" style:font-style-asian="normal" style:font-name-complex="OpenSymbol2" style:font-size-complex="10pt" style:font-style-complex="normal"/>
    </style:style>
    <style:style style:name="T49" style:family="text">
      <style:text-properties officeooo:rsid="0037f215"/>
    </style:style>
    <style:style style:name="T50" style:family="text">
      <style:text-properties officeooo:rsid="0068597f"/>
    </style:style>
    <style:style style:name="T51" style:family="text">
      <style:text-properties officeooo:rsid="006b5cc4"/>
    </style:style>
    <style:style style:name="T52" style:family="text">
      <style:text-properties style:font-name="OpenSymbol1" fo:font-style="normal" style:font-name-asian="OpenSymbol2" style:font-style-asian="normal" style:font-name-complex="OpenSymbol2" style:font-style-complex="normal"/>
    </style:style>
    <style:style style:name="T53" style:family="text">
      <style:text-properties style:font-name="OpenSymbol1" fo:font-style="normal" officeooo:rsid="0037ab65" style:font-name-asian="OpenSymbol2" style:font-style-asian="normal" style:font-name-complex="OpenSymbol2" style:font-style-complex="normal"/>
    </style:style>
    <style:style style:name="T54" style:family="text">
      <style:text-properties style:font-name="OpenSymbol1" fo:font-style="normal" officeooo:rsid="00393a62" style:font-name-asian="OpenSymbol2" style:font-style-asian="normal" style:font-name-complex="OpenSymbol2" style:font-style-complex="normal"/>
    </style:style>
    <style:style style:name="T55" style:family="text">
      <style:text-properties style:font-name="OpenSymbol1" fo:font-style="normal" fo:background-color="#ffff00" loext:char-shading-value="0" style:font-name-asian="OpenSymbol2" style:font-style-asian="normal" style:font-name-complex="OpenSymbol2" style:font-style-complex="normal"/>
    </style:style>
    <style:style style:name="T56" style:family="text">
      <style:text-properties style:font-size-asian="10pt" style:font-size-complex="10pt"/>
    </style:style>
    <style:style style:name="T57" style:family="text">
      <style:text-properties officeooo:rsid="007f1c8a"/>
    </style:style>
    <style:style style:name="T58" style:family="text">
      <style:text-properties officeooo:rsid="0037ab65"/>
    </style:style>
    <style:style style:name="T59" style:family="text">
      <style:text-properties officeooo:rsid="00393a62"/>
    </style:style>
    <style:style style:name="T60" style:family="text">
      <style:text-properties officeooo:rsid="00393a62" fo:background-color="#ffff00" loext:char-shading-value="0"/>
    </style:style>
    <style:style style:name="T61" style:family="text">
      <style:text-properties fo:color="#b3b3b3" loext:opacity="100%" style:text-position="0% 100%" style:font-name-asian="OpenSymbol2" style:font-size-asian="10pt" style:font-name-complex="OpenSymbol2" style:font-size-complex="10pt"/>
    </style:style>
    <style:style style:name="T62" style:family="text">
      <style:text-properties fo:color="#b3b3b3" loext:opacity="100%" style:text-position="0% 100%" fo:font-weight="normal" style:font-name-asian="OpenSymbol2" style:font-size-asian="10pt" style:font-weight-asian="normal" style:font-name-complex="OpenSymbol2" style:font-size-complex="10pt" style:font-weight-complex="normal"/>
    </style:style>
    <style:style style:name="T63" style:family="text">
      <style:text-properties fo:color="#b3b3b3" loext:opacity="100%" style:text-position="0% 100%" style:font-name="OpenSymbol2" fo:font-weight="normal" style:font-name-asian="OpenSymbol2" style:font-size-asian="10pt" style:font-weight-asian="normal" style:font-name-complex="OpenSymbol2" style:font-size-complex="10pt" style:font-weight-complex="normal"/>
    </style:style>
    <style:style style:name="T64" style:family="text">
      <style:text-properties officeooo:rsid="00665cff"/>
    </style:style>
    <style:style style:name="T65" style:family="text">
      <style:text-properties style:font-name="Bitstream Vera Sans4" fo:font-size="10pt" style:font-size-asian="10pt"/>
    </style:style>
    <style:style style:name="T66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6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_5f_Formule_20_corrigée">
      <style:graphic-properties style:vertical-pos="from-top" style:horizontal-pos="from-left" style:horizontal-rel="paragraph-content" draw:ole-draw-aspect="1"/>
    </style:style>
    <style:style style:name="fr9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fr1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0%" style:style="none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b2b2b2" style:height="0%" style:style="none"/>
          <style:column style:rel-width="4620*" fo:start-indent="0cm" fo:end-indent="0.15cm"/>
          <style:column style:rel-width="5724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3cm">
          <style:column-sep style:width="0.021cm" style:color="#b2b2b2" style:height="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 fo:column-gap="0.3cm">
          <style:column-sep style:width="0.021cm" style:color="#b2b2b2" style:height="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3cm">
          <style:column-sep style:width="0.021cm" style:color="#b2b2b2" style:height="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1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d3802b" draw:textarea-horizontal-align="justify" draw:textarea-vertical-align="middle" draw:auto-grow-height="false" fo:min-height="0.573cm" fo:min-width="3.895cm" style:run-through="foreground"/>
      <style:paragraph-properties style:writing-mode="lr-tb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draw:frame draw:style-name="fr1" draw:name="Cadre4" text:anchor-type="as-char" svg:width="18.888cm" draw:z-index="12"><draw:text-box fo:min-height="7.124cm"><text:section text:style-name="Sect1" text:name="Section7"><text:p text:style-name="P23"><draw:g text:anchor-type="paragraph" draw:z-index="46" draw:name="Forme5" draw:style-name="gr4"><draw:custom-shape draw:style-name="gr5" draw:text-style-name="P94" svg:width="3.966cm" svg:height="0.645cm" draw:transform="skewX (0.00541052068118239) rotate (0.0872664625997165) translate (-0.532694444444444cm -0.305152777777778cm)"><text:p text:style-name="P93"><text:span text:style-name="T6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<text:p text:style-name="P21">Calcule <text:span text:style-name="T50">les </text:span>expression<text:span text:style-name="T50">s suivantes.</text:span></text:p><text:section text:style-name="Sect1" text:name="Section10"><text:section text:style-name="Sect2" text:name="Section17"><text:p text:style-name="P24">A <text:span text:style-name="_5f_signe"><text:span text:style-name="T33"></text:span></text:span> <draw:frame draw:style-name="fr12" draw:name="Objet11" text:anchor-type="as-char" svg:width="0.263cm" svg:height="0.781cm" draw:z-index="13"><draw:object xlink:href="./Object 25" xlink:type="simple" xlink:show="embed" xlink:actuate="onLoad"/><draw:image xlink:href="./ObjectReplacements/Object 25" xlink:type="simple" xlink:show="embed" xlink:actuate="onLoad"/><svg:desc>formule</svg:desc></draw:frame><text:s/><text:span text:style-name="T34"></text:span> <draw:frame draw:style-name="fr12" draw:name="Objet12" text:anchor-type="as-char" svg:width="0.464cm" svg:height="0.781cm" draw:z-index="14"><draw:object xlink:href="./Object 33" xlink:type="simple" xlink:show="embed" xlink:actuate="onLoad"/><draw:image xlink:href="./ObjectReplacements/Object 33" xlink:type="simple" xlink:show="embed" xlink:actuate="onLoad"/><svg:desc>formule</svg:desc></draw:frame></text:p><text:p text:style-name="P25">B <text:span text:style-name="_5f_signe"><text:span text:style-name="T33"></text:span></text:span> <draw:frame draw:style-name="fr11" draw:name="Objet23" text:anchor-type="as-char" svg:y="-0.483cm" svg:width="2.718cm" svg:height="0.781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p></text:section><text:p text:style-name="P43">Correction</text:p><text:section text:style-name="Sect2" text:name="Section18"><text:p text:style-name="P24"><draw:frame text:anchor-type="paragraph" draw:z-index="47" draw:name="Forme1" draw:style-name="gr3" draw:text-style-name="P92" svg:width="3.65cm" svg:height="0.884cm" svg:x="2.972cm" svg:y="0.088cm"><draw:text-box><text:p text:style-name="P91"><text:span text:style-name="T65">On réduit au même dénominateur.</text:span></text:p></draw:text-box></draw:frame>A <text:span text:style-name="_5f_signe"><text:span text:style-name="T33"></text:span></text:span> <draw:frame draw:style-name="fr11" draw:name="Objet13" text:anchor-type="as-char" svg:y="-0.483cm" svg:width="0.871cm" svg:height="0.781cm" draw:z-index="16"><draw:object xlink:href="./Object 44" xlink:type="simple" xlink:show="embed" xlink:actuate="onLoad"/><draw:image xlink:href="./ObjectReplacements/Object 44" xlink:type="simple" xlink:show="embed" xlink:actuate="onLoad"/><svg:desc>formule</svg:desc></draw:frame><text:s/><text:span text:style-name="T34"></text:span> <draw:frame draw:style-name="fr11" draw:name="Objet14" text:anchor-type="as-char" svg:y="-0.483cm" svg:width="0.464cm" svg:height="0.781cm" draw:z-index="17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T49"><text:s/></text:span></text:p><text:p text:style-name="P24">A <text:span text:style-name="_5f_signe"><text:span text:style-name="T33"></text:span></text:span> <draw:frame draw:style-name="fr11" draw:name="Objet15" text:anchor-type="as-char" svg:y="-0.483cm" svg:width="0.464cm" svg:height="0.781cm" draw:z-index="18"><draw:object xlink:href="./Object 46" xlink:type="simple" xlink:show="embed" xlink:actuate="onLoad"/><draw:image xlink:href="./ObjectReplacements/Object 46" xlink:type="simple" xlink:show="embed" xlink:actuate="onLoad"/><svg:desc>formule</svg:desc></draw:frame><text:s/><text:span text:style-name="T34"></text:span> <draw:frame draw:style-name="fr11" draw:name="Objet20" text:anchor-type="as-char" svg:y="-0.483cm" svg:width="0.464cm" svg:height="0.781cm" draw:z-index="19"><draw:object xlink:href="./Object 47" xlink:type="simple" xlink:show="embed" xlink:actuate="onLoad"/><draw:image xlink:href="./ObjectReplacements/Object 47" xlink:type="simple" xlink:show="embed" xlink:actuate="onLoad"/><svg:desc>formule</svg:desc></draw:frame></text:p><text:p text:style-name="P20">A <text:span text:style-name="_5f_signe"><text:span text:style-name="T33"></text:span></text:span> <draw:frame draw:style-name="fr11" draw:name="Objet21" text:anchor-type="as-char" svg:y="-0.483cm" svg:width="0.464cm" svg:height="0.781cm" draw:z-index="20"><draw:object xlink:href="./Object 48" xlink:type="simple" xlink:show="embed" xlink:actuate="onLoad"/><draw:image xlink:href="./ObjectReplacements/Object 48" xlink:type="simple" xlink:show="embed" xlink:actuate="onLoad"/><svg:desc>formule</svg:desc></draw:frame></text:p><text:p text:style-name="P20">A <text:span text:style-name="_5f_signe"><text:span text:style-name="T33"></text:span></text:span> <draw:frame draw:style-name="fr11" draw:name="Objet22" text:anchor-type="as-char" svg:y="-0.483cm" svg:width="0.464cm" svg:height="0.781cm" draw:z-index="21"><draw:object xlink:href="./Object 67" xlink:type="simple" xlink:show="embed" xlink:actuate="onLoad"/><draw:image xlink:href="./ObjectReplacements/Object 67" xlink:type="simple" xlink:show="embed" xlink:actuate="onLoad"/><svg:desc>formule</svg:desc></draw:frame></text:p><text:p text:style-name="P20"><draw:frame text:anchor-type="paragraph" draw:z-index="48" draw:name="Forme2" draw:style-name="gr2" draw:text-style-name="P90" svg:width="4.359cm" svg:height="0.825cm" svg:x="14.086cm" svg:y="-3.789cm"><draw:text-box><text:p><text:span text:style-name="T65">On simplifie les signes.</text:span></text:p></draw:text-box></draw:frame><draw:frame text:anchor-type="paragraph" draw:z-index="49" draw:name="Forme3" draw:style-name="gr1" draw:text-style-name="P89" svg:width="4.416cm" svg:height="1.093cm" svg:x="14.086cm" svg:y="-3.032cm"><draw:text-box><text:p><text:span text:style-name="T65">On réduit au même dénominateur (60).</text:span></text:p></draw:text-box></draw:frame></text:p><text:p text:style-name="P19">B <text:span text:style-name="_5f_signe"><text:span text:style-name="T33"></text:span></text:span> <draw:frame draw:style-name="fr11" draw:name="Objet24" text:anchor-type="as-char" svg:y="-0.483cm" svg:width="3.018cm" svg:height="0.787cm" draw:z-index="22"><draw:object xlink:href="./Object 69" xlink:type="simple" xlink:show="embed" xlink:actuate="onLoad"/><draw:image xlink:href="./ObjectReplacements/Object 69" xlink:type="simple" xlink:show="embed" xlink:actuate="onLoad"/><svg:desc>formule</svg:desc></draw:frame></text:p><text:p text:style-name="P26">B <text:span text:style-name="_5f_signe"><text:span text:style-name="T33"></text:span></text:span> <draw:frame draw:style-name="fr11" draw:name="Objet25" text:anchor-type="as-char" svg:y="-0.483cm" svg:width="4.404cm" svg:height="0.787cm" draw:z-index="23"><draw:object xlink:href="./Object 70" xlink:type="simple" xlink:show="embed" xlink:actuate="onLoad"/><draw:image xlink:href="./ObjectReplacements/Object 70" xlink:type="simple" xlink:show="embed" xlink:actuate="onLoad"/><svg:desc>formule</svg:desc></draw:frame></text:p><text:p text:style-name="P26">B <text:span text:style-name="_5f_signe"><text:span text:style-name="T33"></text:span></text:span> <draw:frame draw:style-name="fr11" draw:name="Objet26" text:anchor-type="as-char" svg:y="-0.483cm" svg:width="2.54cm" svg:height="0.787cm" draw:z-index="24"><draw:object xlink:href="./Object 71" xlink:type="simple" xlink:show="embed" xlink:actuate="onLoad"/><draw:image xlink:href="./ObjectReplacements/Object 71" xlink:type="simple" xlink:show="embed" xlink:actuate="onLoad"/><svg:desc>formule</svg:desc></draw:frame></text:p><text:p text:style-name="P22">B <text:span text:style-name="_5f_signe"><text:span text:style-name="T33"></text:span></text:span> <draw:frame draw:style-name="fr11" draw:name="Objet27" text:anchor-type="as-char" svg:y="-0.483cm" svg:width="2.381cm" svg:height="0.781cm" draw:z-index="25"><draw:object xlink:href="./Object 72" xlink:type="simple" xlink:show="embed" xlink:actuate="onLoad"/><draw:image xlink:href="./ObjectReplacements/Object 72" xlink:type="simple" xlink:show="embed" xlink:actuate="onLoad"/><svg:desc>formule</svg:desc></draw:frame></text:p><text:p text:style-name="P44"><text:span text:style-name="Police_20_par_20_défaut"><text:span text:style-name="T35">B </text:span></text:span><text:span text:style-name="_5f_signe"><text:span text:style-name="T35"></text:span></text:span><text:span text:style-name="Police_20_par_20_défaut"><text:span text:style-name="T35"> </text:span></text:span><text:span text:style-name="Police_20_par_20_défaut"><text:span text:style-name="T35"><draw:frame draw:style-name="fr11" draw:name="Objet30" text:anchor-type="as-char" svg:y="-0.483cm" svg:width="0.691cm" svg:height="0.781cm" draw:z-index="26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/text:p></text:section></text:section></text:section></draw:text-box></draw:frame></text:p>
      <text:list xml:id="list1738483346" text:style-name="Num_5f_Exo">
        <text:list-item>
          <text:list>
            <text:list-item>
              <text:list>
                <text:list-item>
                  <text:list>
                    <text:list-item text:start-value="1">
                      <text:h text:style-name="P85" text:outline-level="1" text:restart-numbering="true" text:start-value="-1"><text:span text:style-name="T25"> </text:span><text:span text:style-name="T19">Calcule mentalement.</text:span></text:h>
                    </text:list-item>
                  </text:list>
                </text:list-item>
              </text:list>
            </text:list-item>
          </text:list>
        </text:list-item>
      </text:list>
      <text:section text:style-name="Sect3" text:name="Section4">
        <text:list xml:id="list2319549278" text:style-name="liste_5f_abc">
          <text:list-item>
            <text:list>
              <text:list-item>
                <text:h text:style-name="P88" text:outline-level="1"><text:span text:style-name="T6"><draw:frame draw:style-name="fr10" draw:name="Objet276" text:anchor-type="as-char" svg:width="0.393cm" svg:height="0.87cm" draw:z-index="5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corps"><text:span text:style-name="T17"></text:span></text:span><text:span text:style-name="T15"><draw:frame draw:style-name="fr6" draw:name="Objet277" text:anchor-type="as-char" svg:width="0.51cm" svg:height="0.884cm" draw:z-index="51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pointillés_20_gris"><text:span text:style-name="T14"></text:span></text:span><text:span text:style-name="_5f_pointillés_20_gris"><text:span text:style-name="T6"> </text:span></text:span><text:span text:style-name="_5f_pointillés_20_gris"><text:span text:style-name="T6"><draw:frame draw:style-name="fr9" draw:name="Objet19" text:anchor-type="as-char" svg:width="0.496cm" svg:height="0.873cm" draw:z-index="52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h>
              </text:list-item>
              <text:list-item>
                <text:h text:style-name="P88" text:outline-level="1"><draw:frame draw:style-name="fr10" draw:name="Objet280" text:anchor-type="as-char" svg:width="0.617cm" svg:height="0.87cm" draw:z-index="53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corps"><text:span text:style-name="T17">−</text:span></text:span><text:span text:style-name="T13"><draw:frame draw:style-name="fr6" draw:name="Objet281" text:anchor-type="as-char" svg:width="0.736cm" svg:height="0.884cm" draw:z-index="54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4"></text:span><text:span text:style-name="T6"> </text:span><text:span text:style-name="_5f_pointillés_20_gris"><text:span text:style-name="T6"><draw:frame draw:style-name="fr9" draw:name="Objet61" text:anchor-type="as-char" svg:width="0.72cm" svg:height="0.873cm" draw:z-index="55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/text:h>
              </text:list-item>
              <text:list-item>
                <text:h text:style-name="P88" text:outline-level="1"><draw:frame draw:style-name="fr10" draw:name="Objet282" text:anchor-type="as-char" svg:width="0.84cm" svg:height="0.87cm" draw:z-index="57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corps"><text:span text:style-name="T17">−</text:span></text:span><text:span text:style-name="T13"><draw:frame draw:style-name="fr6" draw:name="Objet283" text:anchor-type="as-char" svg:width="0.96cm" svg:height="0.884cm" draw:z-index="58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4"></text:span><text:span text:style-name="_5f_pointillés_20_gris"><text:span text:style-name="T15"> </text:span></text:span><text:span text:style-name="_5f_pointillés_20_gris"><text:span text:style-name="T6"><draw:frame draw:style-name="fr9" draw:name="Objet62" text:anchor-type="as-char" svg:width="0.944cm" svg:height="0.873cm" draw:z-index="5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h>
              </text:list-item>
              <text:list-item>
                <text:h text:style-name="P88" text:outline-level="1"><draw:frame draw:style-name="fr10" draw:name="Objet284" text:anchor-type="as-char" svg:width="0.84cm" svg:height="0.87cm" draw:z-index="61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corps"><text:span text:style-name="T17"></text:span></text:span><text:span text:style-name="T13"><draw:frame draw:style-name="fr6" draw:name="Objet285" text:anchor-type="as-char" svg:width="0.736cm" svg:height="0.884cm" draw:z-index="62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4"></text:span><text:span text:style-name="T6"> </text:span><text:span text:style-name="_5f_pointillés_20_gris"><text:span text:style-name="T6"><draw:frame draw:style-name="fr9" draw:name="Objet65" text:anchor-type="as-char" svg:width="0.94cm" svg:height="0.87cm" draw:z-index="6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h>
              </text:list-item>
              <text:list-item>
                <text:h text:style-name="P86" text:outline-level="1"><text:span text:style-name="_5f_Consigne"><text:span text:style-name="T22"><draw:frame draw:style-name="fr10" draw:name="Objet286" text:anchor-type="as-char" svg:width="0.617cm" svg:height="0.87cm" draw:z-index="65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corps"><text:span text:style-name="T23">−</text:span></text:span><text:span text:style-name="_5f_Consigne"><text:span text:style-name="T22"><draw:frame draw:style-name="fr6" draw:name="Objet287" text:anchor-type="as-char" svg:width="0.492cm" svg:height="0.87cm" draw:z-index="66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Consigne"><text:span text:style-name="T24"></text:span></text:span><text:span text:style-name="_5f_pointillés_20_gris"><text:span text:style-name="T20"> </text:span></text:span><text:span text:style-name="_5f_pointillés_20_gris"><text:span text:style-name="T8"><draw:frame draw:style-name="fr9" draw:name="Objet6" text:anchor-type="as-char" svg:width="0.423cm" svg:height="0.409cm" draw:z-index="67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/text:h>
              </text:list-item>
              <text:list-item>
                <text:h text:style-name="P87" text:outline-level="1"><text:span text:style-name="_5f_Consigne"><text:span text:style-name="T22"><draw:frame draw:style-name="fr10" draw:name="Objet4" text:anchor-type="as-char" svg:width="0.617cm" svg:height="0.87cm" draw:z-index="68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corps"><text:span text:style-name="T23">−</text:span></text:span><text:span text:style-name="_5f_Consigne"><text:span text:style-name="T22"><draw:frame draw:style-name="fr6" draw:name="Objet5" text:anchor-type="as-char" svg:width="0.736cm" svg:height="0.884cm" draw:z-index="69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Consigne"><text:span text:style-name="T24"></text:span></text:span><text:span text:style-name="_5f_pointillés_20_gris"><text:span text:style-name="T20"> </text:span></text:span><text:span text:style-name="_5f_pointillés_20_gris"><text:span text:style-name="T20"><draw:frame draw:style-name="fr9" draw:name="Objet68" text:anchor-type="as-char" svg:width="0.425cm" svg:height="0.413cm" draw:z-index="70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/text:h>
              </text:list-item>
            </text:list>
          </text:list-item>
        </text:list>
      </text:section>
      <text:list xml:id="list95807232166728" text:continue-list="list1738483346" text:style-name="Num_5f_Exo">
        <text:list-item>
          <text:list>
            <text:list-item>
              <text:h text:style-name="P46" text:outline-level="1"> <text:span text:style-name="_5f_pointillés_20_gris"><text:span text:style-name="T21">Dans chaque cas, réduis les nombres au même dénominateur.</text:span></text:span></text:h>
            </text:list-item>
          </text:list>
        </text:list-item>
      </text:list>
      <text:section text:style-name="Sect4" text:name="Section12">
        <text:list xml:id="list95806959678531" text:continue-list="list2319549278" text:style-name="liste_5f_abc">
          <text:list-item text:start-value="1">
            <text:p text:style-name="P62"><draw:frame draw:style-name="fr6" draw:name="Objet36" text:anchor-type="as-char" svg:width="0.293cm" svg:height="0.87cm" draw:z-index="27"><draw:object xlink:href="./Object 21" xlink:type="simple" xlink:show="embed" xlink:actuate="onLoad"/><draw:image xlink:href="./ObjectReplacements/Object 21" xlink:type="simple" xlink:show="embed" xlink:actuate="onLoad"/><svg:desc>formule</svg:desc></draw:frame><text:s/><text:span text:style-name="T51">e</text:span><text:span text:style-name="T13">t </text:span><text:span text:style-name="T13"><draw:frame draw:style-name="fr6" draw:name="Objet39" text:anchor-type="as-char" svg:width="0.517cm" svg:height="0.87cm" draw:z-index="28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13"><text:s text:c="14"/></text:span><text:span text:style-name="_5f_correction_20_surlignée">7</text:span><text:span text:style-name="_5f_correction_20_surlignée"><text:span text:style-name="T9"> </text:span></text:span><text:span text:style-name="_5f_correction_20_surlignée"><text:span text:style-name="T52">×</text:span></text:span><text:span text:style-name="_5f_correction_20_surlignée"><text:span text:style-name="T26"> </text:span></text:span><text:span text:style-name="_5f_correction_20_surlignée">10 = 70.</text:span></text:p>
          </text:list-item>
        </text:list>
        <text:list xml:id="list3100679586" text:style-name="_5f_Numérotation_20_des_20_exercices_20_livrets">
          <text:list-header>
            <text:p text:style-name="P53"><text:span text:style-name="_5f_pointillés_20_gris"><text:span text:style-name="T36"><draw:frame draw:style-name="fr4" draw:name="Objet312" text:anchor-type="as-char" svg:width="3.046cm" svg:height="0.87cm" draw:z-index="7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_5f_correction_20_surlignée"><text:span text:style-name="T36"><text:s text:c="7"/></text:span></text:span><text:span text:style-name="_5f_correction_20_surlignée"><text:span text:style-name="T36"><draw:frame draw:style-name="fr4" draw:name="Objet314" text:anchor-type="as-char" svg:width="3.274cm" svg:height="0.87cm" draw:z-index="7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/text:p>
          </text:list-header>
        </text:list>
        <text:list xml:id="list95807244105344" text:continue-list="list95806959678531" text:style-name="liste_5f_abc">
          <text:list-item>
            <text:p text:style-name="P54"><draw:frame draw:style-name="fr7" draw:name="Objet40" text:anchor-type="as-char" svg:width="0.965cm" svg:height="0.87cm" draw:z-index="29"><draw:object xlink:href="./Object 91" xlink:type="simple" xlink:show="embed" xlink:actuate="onLoad"/><draw:image xlink:href="./ObjectReplacements/Object 91" xlink:type="simple" xlink:show="embed" xlink:actuate="onLoad"/><svg:desc>formule</svg:desc></draw:frame><text:s/>et <draw:frame draw:style-name="fr6" draw:name="Objet41" text:anchor-type="as-char" svg:width="0.852cm" svg:height="0.87cm" draw:z-index="30"><draw:object xlink:href="./Object 92" xlink:type="simple" xlink:show="embed" xlink:actuate="onLoad"/><draw:image xlink:href="./ObjectReplacements/Object 92" xlink:type="simple" xlink:show="embed" xlink:actuate="onLoad"/><svg:desc>formule</svg:desc></draw:frame><text:s text:c="14"/><text:span text:style-name="_5f_correction_20_surlignée">2</text:span><text:span text:style-name="_5f_correction_20_surlignée"><text:span text:style-name="T9"> </text:span></text:span><text:span text:style-name="_5f_correction_20_surlignée"><text:span text:style-name="T52">×</text:span></text:span><text:span text:style-name="_5f_correction_20_surlignée"><text:span text:style-name="T26"> </text:span></text:span><text:span text:style-name="_5f_correction_20_surlignée">5 = 10</text:span>.</text:p>
          </text:list-item>
        </text:list>
        <text:list xml:id="list95807982681514" text:continue-list="list3100679586" text:style-name="_5f_Numérotation_20_des_20_exercices_20_livrets">
          <text:list-item>
            <text:list>
              <text:list-header>
                <text:p text:style-name="P53"><text:span text:style-name="_5f_pointillés_20_gris"><text:span text:style-name="T56"><draw:frame draw:style-name="fr4" draw:name="Objet315" text:anchor-type="as-char" svg:width="4.664cm" svg:height="0.87cm" draw:z-index="7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pointillés_20_gris"><text:span text:style-name="T56"><text:s text:c="3"/></text:span></text:span></text:p>
                <text:p text:style-name="P53"><text:span text:style-name="_5f_pointillés_20_gris"><text:span text:style-name="T36"><text:s/></text:span></text:span><text:span text:style-name="_5f_correction_20_surlignée"><text:span text:style-name="T36"><draw:frame draw:style-name="fr4" draw:name="Objet316" text:anchor-type="as-char" svg:width="4.276cm" svg:height="0.87cm" draw:z-index="7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    </text:list-header>
            </text:list>
          </text:list-item>
        </text:list>
        <text:list xml:id="list95806661464706" text:continue-list="list95807244105344" text:style-name="liste_5f_abc">
          <text:list-item>
            <text:p text:style-name="P63"><draw:frame draw:style-name="fr7" draw:name="Objet45" text:anchor-type="as-char" svg:width="0.293cm" svg:height="0.87cm" draw:z-index="31"><draw:object xlink:href="./Object 96" xlink:type="simple" xlink:show="embed" xlink:actuate="onLoad"/><draw:image xlink:href="./ObjectReplacements/Object 96" xlink:type="simple" xlink:show="embed" xlink:actuate="onLoad"/><svg:desc>formule</svg:desc></draw:frame><text:s/>; <draw:frame draw:style-name="fr7" draw:name="Objet54" text:anchor-type="as-char" svg:width="0.628cm" svg:height="0.87cm" draw:z-index="32"><draw:object xlink:href="./Object 100" xlink:type="simple" xlink:show="embed" xlink:actuate="onLoad"/><draw:image xlink:href="./ObjectReplacements/Object 100" xlink:type="simple" xlink:show="embed" xlink:actuate="onLoad"/><svg:desc>formule</svg:desc></draw:frame><text:s/>et <draw:frame draw:style-name="fr7" draw:name="Objet55" text:anchor-type="as-char" svg:width="0.517cm" svg:height="0.87cm" draw:z-index="33"><draw:object xlink:href="./Object 101" xlink:type="simple" xlink:show="embed" xlink:actuate="onLoad"/><draw:image xlink:href="./ObjectReplacements/Object 101" xlink:type="simple" xlink:show="embed" xlink:actuate="onLoad"/><svg:desc>formule</svg:desc></draw:frame><text:s text:c="5"/><text:span text:style-name="_5f_pointillés_20_gris"><text:span text:style-name="T36"><text:s/></text:span></text:span><text:span text:style-name="_5f_correction_20_surlignée"><text:span text:style-name="T36"><text:s/>30 </text:span></text:span><text:span text:style-name="_5f_correction_20_surlignée"><text:span text:style-name="T37">= 2</text:span></text:span><text:span text:style-name="_5f_correction_20_surlignée"><text:span text:style-name="T47"> </text:span></text:span><text:span text:style-name="_5f_correction_20_surlignée"><text:span text:style-name="T48">×</text:span></text:span><text:span text:style-name="_5f_correction_20_surlignée"><text:span text:style-name="T44"> 1</text:span></text:span><text:span text:style-name="_5f_correction_20_surlignée"><text:span text:style-name="T37">5 = 5</text:span></text:span><text:span text:style-name="_5f_correction_20_surlignée"><text:span text:style-name="T47"> </text:span></text:span><text:span text:style-name="_5f_correction_20_surlignée"><text:span text:style-name="T48">×</text:span></text:span><text:span text:style-name="_5f_correction_20_surlignée"><text:span text:style-name="T44"> 6</text:span></text:span></text:p>
          </text:list-item>
        </text:list>
        <text:list xml:id="list95808514695028" text:continue-list="list95807982681514" text:style-name="_5f_Numérotation_20_des_20_exercices_20_livrets">
          <text:list-header>
            <text:p text:style-name="P69"><text:span text:style-name="_5f_pointillés_20_gris"><text:span text:style-name="T36"><draw:frame draw:style-name="fr4" draw:name="Objet320" text:anchor-type="as-char" svg:width="0.497cm" svg:height="0.873cm" draw:z-index="75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text:span text:style-name="_5f_correction_20_surlignée"><text:span text:style-name="T36"> = </text:span></text:span><text:span text:style-name="_5f_correction_20_surlignée"><text:span text:style-name="T36"><draw:frame draw:style-name="fr4" draw:name="Objet322" text:anchor-type="as-char" svg:width="2.321cm" svg:height="0.87cm" draw:z-index="76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_5f_correction_20_surlignée"><text:span text:style-name="T43"> <text:s text:c="3"/></text:span></text:span><text:span text:style-name="_5f_correction_20_surlignée"><text:span text:style-name="T45"><text:s/></text:span></text:span><text:span text:style-name="_5f_correction_20_surlignée"><text:span text:style-name="T43"><text:s text:c="4"/></text:span></text:span><text:span text:style-name="_5f_correction_20_surlignée"><text:span text:style-name="T36"><draw:frame draw:style-name="fr4" draw:name="Objet323" text:anchor-type="as-char" svg:width="0.82cm" svg:height="0.873cm" draw:z-index="77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_5f_correction_20_surlignée"><text:span text:style-name="T36"> = </text:span></text:span><text:span text:style-name="_5f_correction_20_surlignée"><text:span text:style-name="T43"><draw:frame draw:style-name="fr4" draw:name="Objet325" text:anchor-type="as-char" svg:width="2.607cm" svg:height="0.87cm" draw:z-index="78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  <text:list text:continue-numbering="true">
              <text:list-header>
                <text:p text:style-name="P70"><text:span text:style-name="_5f_correction_20_surlignée"><text:span text:style-name="T43"> </text:span></text:span><text:span text:style-name="_5f_correction_20_surlignée"><text:span text:style-name="T43"><draw:frame draw:style-name="fr4" draw:name="Objet318" text:anchor-type="as-char" svg:width="0.721cm" svg:height="0.873cm" draw:z-index="79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_5f_correction_20_surlignée"><text:span text:style-name="T43">= </text:span></text:span><text:span text:style-name="_5f_correction_20_surlignée"><text:span text:style-name="T43"><draw:frame draw:style-name="fr4" draw:name="Objet319" text:anchor-type="as-char" svg:width="2.325cm" svg:height="0.873cm" draw:z-index="80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    </text:list-header>
            </text:list>
          </text:list-header>
        </text:list>
        <text:list xml:id="list95807250683446" text:continue-list="list95806661464706" text:style-name="liste_5f_abc">
          <text:list-item>
            <text:p text:style-name="P55"><draw:frame draw:style-name="fr6" draw:name="Objet56" text:anchor-type="as-char" svg:width="1.409cm" svg:height="0.87cm" draw:z-index="34"><draw:object xlink:href="./Object 112" xlink:type="simple" xlink:show="embed" xlink:actuate="onLoad"/><draw:image xlink:href="./ObjectReplacements/Object 112" xlink:type="simple" xlink:show="embed" xlink:actuate="onLoad"/><svg:desc>formule</svg:desc></draw:frame><text:s/>et <draw:frame draw:style-name="fr6" draw:name="Objet57" text:anchor-type="as-char" svg:width="0.852cm" svg:height="0.87cm" draw:z-index="35"><draw:object xlink:href="./Object 113" xlink:type="simple" xlink:show="embed" xlink:actuate="onLoad"/><draw:image xlink:href="./ObjectReplacements/Object 113" xlink:type="simple" xlink:show="embed" xlink:actuate="onLoad"/><svg:desc>formule</svg:desc></draw:frame><text:s text:c="3"/><text:span text:style-name="_5f_correction_20_surlignée">48 </text:span><text:span text:style-name="_5f_correction_20_surlignée"><text:span text:style-name="T58">= </text:span></text:span><text:span text:style-name="_5f_correction_20_surlignée"><text:span text:style-name="T10">24 </text:span></text:span><text:span text:style-name="_5f_correction_20_surlignée"><text:span text:style-name="T53">×</text:span></text:span><text:span text:style-name="_5f_correction_20_surlignée"><text:span text:style-name="T27"> 2= 16</text:span></text:span><text:span text:style-name="_5f_correction_20_surlignée"><text:span text:style-name="T10"> </text:span></text:span><text:span text:style-name="_5f_correction_20_surlignée"><text:span text:style-name="T53">×</text:span></text:span><text:span text:style-name="_5f_correction_20_surlignée"><text:span text:style-name="T27"> 3</text:span></text:span></text:p>
          </text:list-item>
        </text:list>
        <text:list xml:id="list95808378411492" text:continue-list="list95808514695028" text:style-name="_5f_Numérotation_20_des_20_exercices_20_livrets">
          <text:list-item>
            <text:list>
              <text:list-header>
                <text:p text:style-name="P71"><draw:frame draw:style-name="fr4" draw:name="Objet329" text:anchor-type="as-char" svg:width="1.6cm" svg:height="0.87cm" draw:z-index="88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_5f_correction_20_surlignée"> = </text:span><text:span text:style-name="_5f_correction_20_surlignée"><draw:frame draw:style-name="fr4" draw:name="Objet330" text:anchor-type="as-char" svg:width="3.942cm" svg:height="0.87cm" draw:z-index="89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_5f_correction_20_surlignée"> </text:span></text:p>
                <text:p text:style-name="P57"><text:span text:style-name="_5f_correction_20_surlignée"><text:span text:style-name="T36"><draw:frame draw:style-name="fr4" draw:name="Objet326" text:anchor-type="as-char" svg:width="1.057cm" svg:height="0.873cm" draw:z-index="90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_5f_correction_20_surlignée"><text:span text:style-name="T36"> = </text:span></text:span><text:span text:style-name="_5f_correction_20_surlignée"><text:span text:style-name="T36"><draw:frame draw:style-name="fr4" draw:name="Objet327" text:anchor-type="as-char" svg:width="2.992cm" svg:height="0.873cm" draw:z-index="91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/text:p>
              </text:list-header>
            </text:list>
          </text:list-item>
        </text:list>
        <text:list xml:id="list95808220618672" text:continue-list="list95807250683446" text:style-name="liste_5f_abc">
          <text:list-item>
            <text:p text:style-name="P56"><draw:frame draw:style-name="fr7" draw:name="Objet58" text:anchor-type="as-char" svg:width="0.293cm" svg:height="0.87cm" draw:z-index="64"><draw:object xlink:href="./Object 114" xlink:type="simple" xlink:show="embed" xlink:actuate="onLoad"/><draw:image xlink:href="./ObjectReplacements/Object 114" xlink:type="simple" xlink:show="embed" xlink:actuate="onLoad"/><svg:desc>formule</svg:desc></draw:frame><text:s/>; <draw:frame draw:style-name="fr7" draw:name="Objet59" text:anchor-type="as-char" svg:width="0.831cm" svg:height="0.87cm" draw:z-index="60"><draw:object xlink:href="./Object 118" xlink:type="simple" xlink:show="embed" xlink:actuate="onLoad"/><draw:image xlink:href="./ObjectReplacements/Object 118" xlink:type="simple" xlink:show="embed" xlink:actuate="onLoad"/><svg:desc>formule</svg:desc></draw:frame><text:s/>et <draw:frame draw:style-name="fr7" draw:name="Objet60" text:anchor-type="as-char" svg:width="0.517cm" svg:height="0.87cm" draw:z-index="36"><draw:object xlink:href="./Object 119" xlink:type="simple" xlink:show="embed" xlink:actuate="onLoad"/><draw:image xlink:href="./ObjectReplacements/Object 119" xlink:type="simple" xlink:show="embed" xlink:actuate="onLoad"/><svg:desc>formule</svg:desc></draw:frame><text:s text:c="2"/><text:span text:style-name="_5f_correction_20_surlignée">24 </text:span><text:span text:style-name="_5f_correction_20_surlignée"><text:span text:style-name="T57">=</text:span></text:span><text:span text:style-name="_5f_correction_20_surlignée"><text:span text:style-name="T59"> 6</text:span></text:span><text:span text:style-name="_5f_correction_20_surlignée"><text:span text:style-name="T11"> </text:span></text:span><text:span text:style-name="_5f_correction_20_surlignée"><text:span text:style-name="T54">×</text:span></text:span><text:span text:style-name="_5f_correction_20_surlignée"><text:span text:style-name="T18"> </text:span></text:span><text:span text:style-name="_5f_correction_20_surlignée"><text:span text:style-name="T28">4 = 12</text:span></text:span><text:span text:style-name="_5f_correction_20_surlignée"><text:span text:style-name="T11"> </text:span></text:span><text:span text:style-name="_5f_correction_20_surlignée"><text:span text:style-name="T54">×</text:span></text:span><text:span text:style-name="_5f_correction_20_surlignée"><text:span text:style-name="T28"> </text:span></text:span><text:span text:style-name="_5f_correction_20_surlignée"><text:span text:style-name="T59">2 </text:span></text:span></text:p>
            <text:p text:style-name="P72"><draw:frame draw:style-name="fr4" draw:name="Objet339" text:anchor-type="as-char" svg:width="0.497cm" svg:height="0.873cm" draw:z-index="92"><draw:object xlink:href="./Object 58" xlink:type="simple" xlink:show="embed" xlink:actuate="onLoad"/><draw:image xlink:href="./ObjectReplacements/Object 58" xlink:type="simple" xlink:show="embed" xlink:actuate="onLoad"/><svg:desc>formule</svg:desc></draw:frame><text:span text:style-name="_5f_correction_20_surlignée"><text:s/>= </text:span><text:span text:style-name="_5f_correction_20_surlignée"><draw:frame draw:style-name="fr4" draw:name="Objet340" text:anchor-type="as-char" svg:width="2.099cm" svg:height="0.873cm" draw:z-index="93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_5f_correction_20_surlignée"><text:s text:c="3"/></text:span><text:span text:style-name="_5f_correction_20_surlignée"><text:span text:style-name="T36"><draw:frame draw:style-name="fr4" draw:name="Objet337" text:anchor-type="as-char" svg:width="1.048cm" svg:height="0.873cm" draw:z-index="94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_5f_correction_20_surlignée"><text:span text:style-name="T36"><text:s/></text:span></text:span><text:span text:style-name="_5f_correction_20_surlignée"><text:span text:style-name="T39">=</text:span></text:span><text:span text:style-name="_5f_correction_20_surlignée"><text:span text:style-name="T36"> </text:span></text:span><text:span text:style-name="_5f_correction_20_surlignée"><text:span text:style-name="T36"><draw:frame draw:style-name="fr4" draw:name="Objet338" text:anchor-type="as-char" svg:width="2.847cm" svg:height="0.873cm" draw:z-index="95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text:span text:style-name="_5f_correction_20_surlignée"><text:span text:style-name="T36"><text:s text:c="2"/></text:span></text:span><text:span text:style-name="_5f_correction_20_surlignée"><text:span text:style-name="T39">et</text:span></text:span><text:span text:style-name="_5f_correction_20_surlignée"><text:span text:style-name="T38"> </text:span></text:span><text:span text:style-name="_5f_correction_20_surlignée"><text:span text:style-name="T38"><draw:frame draw:style-name="fr4" draw:name="Objet101" text:anchor-type="as-char" svg:width="0.721cm" svg:height="0.873cm" draw:z-index="9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/text:p>
          </text:list-item>
          <text:list-item>
            <text:p text:style-name="P64"><draw:frame draw:style-name="fr7" draw:name="Objet63" text:anchor-type="as-char" svg:width="0.517cm" svg:height="0.87cm" draw:z-index="40"><draw:object xlink:href="./Object 120" xlink:type="simple" xlink:show="embed" xlink:actuate="onLoad"/><draw:image xlink:href="./ObjectReplacements/Object 120" xlink:type="simple" xlink:show="embed" xlink:actuate="onLoad"/><svg:desc>formule</svg:desc></draw:frame><text:s/>; <draw:frame draw:style-name="fr7" draw:name="Objet64" text:anchor-type="as-char" svg:width="0.517cm" svg:height="0.87cm" draw:z-index="44"><draw:object xlink:href="./Object 121" xlink:type="simple" xlink:show="embed" xlink:actuate="onLoad"/><draw:image xlink:href="./ObjectReplacements/Object 121" xlink:type="simple" xlink:show="embed" xlink:actuate="onLoad"/><svg:desc>formule</svg:desc></draw:frame><text:s/>; <draw:frame draw:style-name="fr7" draw:name="Objet66" text:anchor-type="as-char" svg:width="0.852cm" svg:height="0.87cm" draw:z-index="45"><draw:object xlink:href="./Object 122" xlink:type="simple" xlink:show="embed" xlink:actuate="onLoad"/><draw:image xlink:href="./ObjectReplacements/Object 122" xlink:type="simple" xlink:show="embed" xlink:actuate="onLoad"/><svg:desc>formule</svg:desc></draw:frame><text:s/>et <draw:frame draw:style-name="fr7" draw:name="Objet67" text:anchor-type="as-char" svg:width="0.628cm" svg:height="0.87cm" draw:z-index="56"><draw:object xlink:href="./Object 123" xlink:type="simple" xlink:show="embed" xlink:actuate="onLoad"/><draw:image xlink:href="./ObjectReplacements/Object 123" xlink:type="simple" xlink:show="embed" xlink:actuate="onLoad"/><svg:desc>formule</svg:desc></draw:frame><text:s/></text:p>
            <text:p text:style-name="P65"><text:span text:style-name="T60">60 = </text:span><text:span text:style-name="_5f_correction_20_surlignée"><text:span text:style-name="T60">15 </text:span></text:span><text:span text:style-name="_5f_correction_20_surlignée"><text:span text:style-name="T55">× </text:span></text:span><text:span text:style-name="_5f_correction_20_surlignée">2 </text:span><text:span text:style-name="_5f_correction_20_surlignée"><text:span text:style-name="T59">= 20 </text:span></text:span><text:span text:style-name="_5f_correction_20_surlignée"><text:span text:style-name="T52">× </text:span></text:span><text:span text:style-name="_5f_correction_20_surlignée"><text:span text:style-name="T28">3 = 12 </text:span></text:span><text:span text:style-name="_5f_correction_20_surlignée"><text:span text:style-name="T52">× </text:span></text:span><text:span text:style-name="_5f_correction_20_surlignée"><text:span text:style-name="T29">5 </text:span></text:span><text:span text:style-name="_5f_correction_20_surlignée"><text:span text:style-name="T59">= 6 </text:span></text:span><text:span text:style-name="_5f_correction_20_surlignée"><text:span text:style-name="T54">× </text:span></text:span><text:span text:style-name="_5f_correction_20_surlignée"><text:span text:style-name="T30">10</text:span></text:span><text:span text:style-name="_5f_correction_20_surlignée"><text:span text:style-name="T28"> </text:span></text:span><text:span text:style-name="_5f_correction_20_surlignée"><text:span text:style-name="T59"> </text:span></text:span></text:p>
          </text:list-item>
        </text:list>
        <text:list xml:id="list95806924776711" text:continue-list="list95808378411492" text:style-name="_5f_Numérotation_20_des_20_exercices_20_livrets">
          <text:list-item>
            <text:list>
              <text:list-header>
                <text:p text:style-name="P58"><draw:frame draw:style-name="fr4" draw:name="Objet343" text:anchor-type="as-char" svg:width="0.723cm" svg:height="0.873cm" draw:z-index="97"><draw:object xlink:href="./Object 62" xlink:type="simple" xlink:show="embed" xlink:actuate="onLoad"/><draw:image xlink:href="./ObjectReplacements/Object 62" xlink:type="simple" xlink:show="embed" xlink:actuate="onLoad"/><svg:desc>formule</svg:desc></draw:frame><text:span text:style-name="_5f_correction_20_surlignée"><text:s/>= </text:span><text:span text:style-name="_5f_correction_20_surlignée"><draw:frame draw:style-name="fr4" draw:name="Objet348" text:anchor-type="as-char" svg:width="2.549cm" svg:height="0.873cm" draw:z-index="98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_5f_correction_20_surlignée"><text:s text:c="8"/></text:span><text:span text:style-name="_5f_correction_20_surlignée"><text:span text:style-name="T31"><draw:frame draw:style-name="fr4" draw:name="Objet349" text:anchor-type="as-char" svg:width="0.721cm" svg:height="0.873cm" draw:z-index="99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_5f_correction_20_surlignée"><text:span text:style-name="T31"><text:s/>= </text:span></text:span><text:span text:style-name="_5f_correction_20_surlignée"><text:span text:style-name="T31"><draw:frame draw:style-name="fr4" draw:name="Objet350" text:anchor-type="as-char" svg:width="2.325cm" svg:height="0.873cm" draw:z-index="100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/text:p>
              </text:list-header>
            </text:list>
            <text:p text:style-name="P73"><text:span text:style-name="_5f_correction_20_surlignée"><draw:frame draw:style-name="fr4" draw:name="Objet351" text:anchor-type="as-char" svg:width="1.044cm" svg:height="0.873cm" draw:z-index="101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_5f_correction_20_surlignée"><text:s/>= </text:span><text:span text:style-name="_5f_correction_20_surlignée"><draw:frame draw:style-name="fr4" draw:name="Objet355" text:anchor-type="as-char" svg:width="2.847cm" svg:height="0.873cm" draw:z-index="102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      <text:p text:style-name="P74"><text:span text:style-name="_5f_correction_20_surlignée"><text:span text:style-name="T43"><draw:frame draw:style-name="fr4" draw:name="Objet341" text:anchor-type="as-char" svg:width="0.818cm" svg:height="0.873cm" draw:z-index="103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_5f_correction_20_surlignée"><text:span text:style-name="T43"><text:s/>= </text:span></text:span><text:span text:style-name="_5f_correction_20_surlignée"><text:span text:style-name="T43"><draw:frame draw:style-name="fr4" draw:name="Objet342" text:anchor-type="as-char" svg:width="3.297cm" svg:height="0.873cm" draw:z-index="104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/text:p>
          </text:list-item>
        </text:list>
      </text:section>
      <text:list xml:id="list95807904151268" text:continue-list="list95807232166728" text:style-name="Num_5f_Exo">
        <text:list-item>
          <text:h text:style-name="P47" text:outline-level="1"><text:soft-page-break/> Calcule puis<text:span text:style-name="T26"> donne le résultat sous la forme d’une fraction simplifiée.</text:span></text:h>
        </text:list-item>
      </text:list>
      <text:section text:style-name="Sect5" text:name="Section1">
        <text:p text:style-name="P42"><text:span text:style-name="T6">A</text:span> <text:span text:style-name="T12"></text:span><draw:frame draw:style-name="fr6" draw:name="Objet1" text:anchor-type="as-char" svg:width="1.565cm" svg:height="0.87cm" draw:z-index="81"><draw:object xlink:href="./Object 1" xlink:type="simple" xlink:show="embed" xlink:actuate="onLoad"/><draw:image xlink:href="./ObjectReplacements/Object 1" xlink:type="simple" xlink:show="embed" xlink:actuate="onLoad"/><svg:desc>formule</svg:desc></draw:frame></text:p>
        <text:list xml:id="list95807927440573" text:continue-list="list95806924776711" text:style-name="_5f_Numérotation_20_des_20_exercices_20_livrets">
          <text:list-item>
            <text:list>
              <text:list-header>
                <text:p text:style-name="P49"><text:span text:style-name="_5f_pointillés_20_gris"><text:span text:style-name="T36"><draw:frame draw:style-name="fr4" draw:name="Objet356" text:anchor-type="as-char" svg:width="1.455cm" svg:height="0.87cm" draw:z-index="105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/text:p>
              </text:list-header>
            </text:list>
          </text:list-item>
        </text:list>
        <text:p text:style-name="P39">B <text:span text:style-name="T12"></text:span><draw:frame draw:style-name="fr7" draw:name="Objet2" text:anchor-type="as-char" svg:width="2.99cm" svg:height="0.87cm" draw:z-index="82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text:list xml:id="list95806872375981" text:continue-numbering="true" text:style-name="_5f_Numérotation_20_des_20_exercices_20_livrets">
          <text:list-item>
            <text:list>
              <text:list-header>
                <text:p text:style-name="P50"><text:span text:style-name="_5f_pointillés_20_gris"><text:span text:style-name="T36"><draw:frame draw:style-name="fr8" draw:name="Objet364" text:anchor-type="as-char" svg:y="0cm" svg:width="7.131cm" svg:height="0.87cm" draw:z-index="106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/text:p>
              </text:list-header>
            </text:list>
          </text:list-item>
        </text:list>
        <text:p text:style-name="P40">C <text:span text:style-name="T12"></text:span><draw:frame draw:style-name="fr7" draw:name="Objet3" text:anchor-type="as-char" svg:width="3.491cm" svg:height="0.87cm" draw:z-index="83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text:list xml:id="list95807408539477" text:continue-numbering="true" text:style-name="_5f_Numérotation_20_des_20_exercices_20_livrets">
          <text:list-item>
            <text:list>
              <text:list-header>
                <text:p text:style-name="P50"><text:span text:style-name="_5f_pointillés_20_gris"><text:span text:style-name="T36"><draw:frame draw:style-name="fr4" draw:name="Objet366" text:anchor-type="as-char" svg:width="4.932cm" svg:height="0.87cm" draw:z-index="107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/text:p>
              </text:list-header>
            </text:list>
          </text:list-item>
        </text:list>
        <text:p text:style-name="P41">D <text:span text:style-name="T12"></text:span><draw:frame draw:style-name="fr6" draw:name="Objet31" text:anchor-type="as-char" svg:width="1.487cm" svg:height="0.87cm" draw:z-index="8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text:list xml:id="list95806936026061" text:continue-numbering="true" text:style-name="_5f_Numérotation_20_des_20_exercices_20_livrets">
          <text:list-item>
            <text:list>
              <text:list-header>
                <text:p text:style-name="P51"><text:span text:style-name="_5f_pointillés_20_gris"><text:span text:style-name="T41"><draw:frame draw:style-name="fr4" draw:name="Objet370" text:anchor-type="as-char" svg:width="2.842cm" svg:height="0.87cm" draw:z-index="108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_5f_pointillés_20_gris"><text:span text:style-name="T41"><text:s text:c="2"/></text:span></text:span></text:p>
                <text:p text:style-name="P51"><text:span text:style-name="_5f_pointillés_20_gris"><text:span text:style-name="T41"><draw:frame draw:style-name="fr4" draw:name="Objet371" text:anchor-type="as-char" svg:width="3.163cm" svg:height="0.87cm" draw:z-index="109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/text:p>
              </text:list-header>
            </text:list>
          </text:list-item>
        </text:list>
        <text:p text:style-name="P45">E <text:span text:style-name="T12"></text:span><draw:frame draw:style-name="fr6" draw:name="Objet32" text:anchor-type="as-char" svg:width="1.819cm" svg:height="0.87cm" draw:z-index="85"><draw:object xlink:href="./Object 5" xlink:type="simple" xlink:show="embed" xlink:actuate="onLoad"/><draw:image xlink:href="./ObjectReplacements/Object 5" xlink:type="simple" xlink:show="embed" xlink:actuate="onLoad"/><svg:desc>formule</svg:desc></draw:frame></text:p>
        <text:list xml:id="list95808018675313" text:continue-numbering="true" text:style-name="_5f_Numérotation_20_des_20_exercices_20_livrets">
          <text:list-header>
            <text:p text:style-name="P59"><draw:frame draw:style-name="fr4" draw:name="Objet372" text:anchor-type="as-char" svg:width="2.782cm" svg:height="0.87cm" draw:z-index="110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  <text:list text:continue-numbering="true">
              <text:list-header>
                <text:p text:style-name="P60"><text:span text:style-name="_5f_pointillés_20_gris"><text:span text:style-name="T61"><draw:frame draw:style-name="fr4" draw:name="Objet373" text:anchor-type="as-char" svg:width="3.554cm" svg:height="0.87cm" draw:z-index="111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/text:p>
                <text:p text:style-name="P61"><text:span text:style-name="T15">F</text:span><text:span text:style-name="T16"> </text:span><text:span text:style-name="T14"></text:span><draw:frame draw:style-name="fr6" draw:name="Objet33" text:anchor-type="as-char" svg:width="1.787cm" svg:height="0.87cm" draw:z-index="8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header>
            </text:list>
            <text:p text:style-name="P59"><draw:frame draw:style-name="fr4" draw:name="Objet377" text:anchor-type="as-char" svg:width="2.988cm" svg:height="0.87cm" draw:z-index="112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  <text:list text:continue-numbering="true">
              <text:list-header>
                <text:p text:style-name="P60"><text:span text:style-name="_5f_pointillés_20_gris"><text:span text:style-name="T62"><draw:frame draw:style-name="fr4" draw:name="Objet376" text:anchor-type="as-char" svg:width="4.489cm" svg:height="0.781cm" draw:z-index="113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/text:p>
                <text:p text:style-name="P61"><text:span text:style-name="T16">G </text:span><draw:frame draw:style-name="fr6" draw:name="Objet34" text:anchor-type="as-char" svg:width="1.789cm" svg:height="0.87cm" draw:z-index="87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</text:list-header>
            </text:list>
            <text:p text:style-name="P59"><draw:frame draw:style-name="fr4" draw:name="Objet375" text:anchor-type="as-char" svg:width="3.004cm" svg:height="0.87cm" draw:z-index="114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  <text:list text:continue-numbering="true">
              <text:list-header>
                <text:p text:style-name="P60"><text:span text:style-name="_5f_pointillés_20_gris"><text:span text:style-name="T63"><draw:frame draw:style-name="fr4" draw:name="Objet374" text:anchor-type="as-char" svg:width="3.745cm" svg:height="0.87cm" draw:z-index="115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/text:p>
              </text:list-header>
            </text:list>
          </text:list-header>
        </text:list>
      </text:section>
      <text:list xml:id="list95807810181390" text:continue-list="list95807904151268" text:style-name="Num_5f_Exo">
        <text:list-item>
          <text:h text:style-name="P48" text:outline-level="1"> Effectue les calculs puis simplifie lorsque cela est possible.</text:h>
        </text:list-item>
      </text:list>
      <text:section text:style-name="Sect5" text:name="Section2">
        <text:p text:style-name="P34"><text:span text:style-name="T32">K </text:span><text:span text:style-name="_5f_signe"><text:span text:style-name="T32"></text:span></text:span><text:span text:style-name="T32"><draw:frame draw:style-name="fr6" draw:name="Objet173" text:anchor-type="as-char" svg:width="2.565cm" svg:height="0.87cm" draw:z-index="37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list xml:id="list95806727916064" text:continue-list="list95808018675313" text:style-name="_5f_Numérotation_20_des_20_exercices_20_livrets">
          <text:list-header>
            <text:p text:style-name="P66"><text:span text:style-name="_5f_correction_20_surlignée">K = </text:span><text:span text:style-name="_5f_correction_20_surlignée"><draw:frame draw:style-name="fr4" draw:name="Objet405" text:anchor-type="as-char" svg:width="4.103cm" svg:height="0.873cm" draw:z-index="116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p>
            <text:p text:style-name="P66"><text:span text:style-name="_5f_correction_20_surlignée">K = </text:span><text:span text:style-name="_5f_correction_20_surlignée"><draw:frame draw:style-name="fr4" draw:name="Objet406" text:anchor-type="as-char" svg:width="2.752cm" svg:height="0.873cm" draw:z-index="117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_5f_correction_20_surlignée"> <text:s text:c="4"/></text:span><text:span text:style-name="_5f_correction_20_surlignée"><text:span text:style-name="T42">K = </text:span></text:span><text:span text:style-name="_5f_correction_20_surlignée"><text:span text:style-name="T42"><draw:frame draw:style-name="fr4" draw:name="Objet404" text:anchor-type="as-char" svg:width="0.748cm" svg:height="0.873cm" draw:z-index="118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_5f_correction_20_surlignée"><text:span text:style-name="T42"> </text:span></text:span></text:p>
            <text:list text:continue-numbering="true">
              <text:list-header>
                <text:p text:style-name="P67"><text:span text:style-name="_5f_signe"><text:span text:style-name="T8">L </text:span></text:span><text:span text:style-name="_5f_signe"><text:span text:style-name="T33"></text:span></text:span><text:span text:style-name="_5f_signe"><text:span text:style-name="T33"><draw:frame draw:style-name="fr6" draw:name="Objet174" text:anchor-type="as-char" svg:width="2.718cm" svg:height="0.87cm" draw:z-index="38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    </text:list-header>
            </text:list>
            <text:p text:style-name="P75"><text:span text:style-name="_5f_correction_20_surlignée">L = </text:span><text:span text:style-name="_5f_correction_20_surlignée"><draw:frame draw:style-name="fr5" draw:name="Objet419" text:anchor-type="as-char" svg:width="4.283cm" svg:height="0.873cm" draw:z-index="119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      <text:p text:style-name="P75"><text:span text:style-name="_5f_correction_20_surlignée">L = </text:span><text:span text:style-name="_5f_correction_20_surlignée"><draw:frame draw:style-name="fr5" draw:name="Objet420" text:anchor-type="as-char" svg:width="2.482cm" svg:height="0.873cm" draw:z-index="120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p>
            <text:list text:continue-numbering="true">
              <text:list-header>
                <text:p text:style-name="P68"><text:span text:style-name="_5f_correction_20_surlignée"><text:span text:style-name="T42">L = </text:span></text:span><text:span text:style-name="_5f_correction_20_surlignée"><text:span text:style-name="T42"><draw:frame draw:style-name="fr5" draw:name="Objet418" text:anchor-type="as-char" svg:width="0.974cm" svg:height="0.873cm" draw:z-index="129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text:span text:style-name="_5f_correction_20_surlignée"><text:span text:style-name="T42"> </text:span></text:span></text:p>
              </text:list-header>
            </text:list>
          </text:list-header>
        </text:list>
        <text:p text:style-name="P37"><text:span text:style-name="_5f_signe"><text:span text:style-name="T8">M </text:span></text:span><text:span text:style-name="_5f_signe"><text:span text:style-name="T33"></text:span></text:span><text:span text:style-name="_5f_signe"><text:span text:style-name="T33"><draw:frame draw:style-name="fr6" draw:name="Objet16" text:anchor-type="as-char" svg:width="3.406cm" svg:height="0.87cm" draw:z-index="39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/text:p>
        <text:list xml:id="list95807246459411" text:continue-numbering="true" text:style-name="_5f_Numérotation_20_des_20_exercices_20_livrets">
          <text:list-header>
            <text:p text:style-name="P66"><text:span text:style-name="_5f_correction_20_surlignée">M=</text:span><text:span text:style-name="_5f_correction_20_surlignée"><draw:frame draw:style-name="fr4" draw:name="Objet415" text:anchor-type="as-char" svg:width="5.697cm" svg:height="0.873cm" draw:z-index="12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_5f_correction_20_surlignée"> </text:span></text:p>
            <text:p text:style-name="P66"><text:span text:style-name="_5f_correction_20_surlignée">M = </text:span><text:span text:style-name="_5f_correction_20_surlignée"><draw:frame draw:style-name="fr4" draw:name="Objet416" text:anchor-type="as-char" svg:width="3.558cm" svg:height="0.873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p>
            <text:p text:style-name="P67"><text:span text:style-name="_5f_correction_20_surlignée"><text:span text:style-name="T42">M = </text:span></text:span><text:span text:style-name="_5f_correction_20_surlignée"><text:span text:style-name="T42"><draw:frame draw:style-name="fr4" draw:name="Objet417" text:anchor-type="as-char" svg:width="0.974cm" svg:height="0.873cm" draw:z-index="128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_5f_correction_20_surlignée"><text:span text:style-name="T42"> = </text:span></text:span><text:span text:style-name="_5f_correction_20_surlignée"><text:span text:style-name="T42"><draw:frame draw:style-name="fr4" draw:name="Objet414" text:anchor-type="as-char" svg:width="0.974cm" svg:height="0.873cm" draw:z-index="130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span></text:p>
          </text:list-header>
        </text:list>
        <text:p text:style-name="P35"><text:span text:style-name="_5f_signe"><text:span text:style-name="T7">N </text:span></text:span><text:span text:style-name="_5f_signe"><text:span text:style-name="T32"></text:span></text:span><text:span text:style-name="_5f_signe"><text:span text:style-name="T32"><draw:frame draw:style-name="fr6" draw:name="Objet29" text:anchor-type="as-char" svg:width="3.207cm" svg:height="0.87cm" draw:z-index="4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  <text:list xml:id="list95808194184598" text:continue-numbering="true" text:style-name="_5f_Numérotation_20_des_20_exercices_20_livrets">
          <text:list-header>
            <text:p text:style-name="P76"><text:span text:style-name="_5f_correction_20_surlignée"><text:span text:style-name="T64">N</text:span></text:span><text:span text:style-name="_5f_correction_20_surlignée">= </text:span><text:span text:style-name="_5f_correction_20_surlignée"><draw:frame draw:style-name="fr4" draw:name="Objet412" text:anchor-type="as-char" svg:width="5.472cm" svg:height="0.873cm" draw:z-index="123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p>
            <text:p text:style-name="P76"><text:span text:style-name="_5f_correction_20_surlignée"><text:span text:style-name="T64">N</text:span></text:span><text:span text:style-name="_5f_correction_20_surlignée"> = </text:span><text:span text:style-name="_5f_correction_20_surlignée"><draw:frame draw:style-name="fr4" draw:name="Objet413" text:anchor-type="as-char" svg:width="3.538cm" svg:height="0.873cm" draw:z-index="133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p>
            <text:list text:continue-numbering="true">
              <text:list-header>
                <text:p text:style-name="P77"><text:span text:style-name="_5f_correction_20_surlignée"><text:span text:style-name="T40">N </text:span></text:span><text:span text:style-name="_5f_correction_20_surlignée"><text:span text:style-name="T36">= </text:span></text:span><text:span text:style-name="_5f_correction_20_surlignée"><text:span text:style-name="T36"><draw:frame draw:style-name="fr4" draw:name="Objet411" text:anchor-type="as-char" svg:width="0.721cm" svg:height="0.873cm" draw:z-index="127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_5f_correction_20_surlignée"><text:span text:style-name="T36"> </text:span></text:span></text:p>
              </text:list-header>
            </text:list>
          </text:list-header>
        </text:list>
        <text:p text:style-name="P37"><text:span text:style-name="_5f_signe"><text:span text:style-name="T8">P </text:span></text:span><text:span text:style-name="_5f_signe"><text:span text:style-name="T33"></text:span></text:span><text:span text:style-name="_5f_signe"><text:span text:style-name="T33"><draw:frame draw:style-name="fr6" draw:name="Objet18" text:anchor-type="as-char" svg:width="3.364cm" svg:height="0.87cm" draw:z-index="4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/text:p>
        <text:list xml:id="list95808072640590" text:continue-numbering="true" text:style-name="_5f_Numérotation_20_des_20_exercices_20_livrets">
          <text:list-header>
            <text:p text:style-name="P66"><text:span text:style-name="_5f_correction_20_surlignée"><draw:frame draw:style-name="fr4" draw:name="Objet425" text:anchor-type="as-char" svg:width="6.419cm" svg:height="0.873cm" draw:z-index="132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_5f_correction_20_surlignée"><text:s/></text:span></text:p>
            <text:p text:style-name="P66"><text:span text:style-name="_5f_correction_20_surlignée">P = </text:span><text:span text:style-name="_5f_correction_20_surlignée"><draw:frame draw:style-name="fr4" draw:name="Objet426" text:anchor-type="as-char" svg:width="4.009cm" svg:height="0.87cm" draw:z-index="134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p>
            <text:list text:continue-numbering="true">
              <text:list-header>
                <text:p text:style-name="P66"><text:span text:style-name="_5f_correction_20_surlignée"><text:span text:style-name="T42">P = </text:span></text:span><text:span text:style-name="_5f_correction_20_surlignée"><text:span text:style-name="T42"><draw:frame draw:style-name="fr4" draw:name="Objet421" text:anchor-type="as-char" svg:width="1.422cm" svg:height="0.87cm" draw:z-index="126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/text:p>
              </text:list-header>
            </text:list>
          </text:list-header>
        </text:list>
        <text:p text:style-name="P38"><text:span text:style-name="_5f_signe"><text:span text:style-name="T8">R </text:span></text:span><text:span text:style-name="_5f_signe"><text:span text:style-name="T33"></text:span></text:span><text:span text:style-name="_5f_signe"><text:span text:style-name="T33"><draw:frame draw:style-name="fr6" draw:name="Objet17" text:anchor-type="as-char" svg:width="2.194cm" svg:height="0.87cm" draw:z-index="4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  <text:list xml:id="list95808670090518" text:continue-numbering="true" text:style-name="_5f_Numérotation_20_des_20_exercices_20_livrets">
          <text:list-header>
            <text:p text:style-name="P75"><text:span text:style-name="_5f_correction_20_surlignée">R = </text:span><text:span text:style-name="_5f_correction_20_surlignée"><draw:frame draw:style-name="fr5" draw:name="Objet424" text:anchor-type="as-char" svg:width="4.584cm" svg:height="0.87cm" draw:z-index="131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p>
          </text:list-header>
        </text:list>
        <text:p text:style-name="P36"><text:span text:style-name="_5f_correction_20_surlignée"><text:span text:style-name="T42">R = </text:span></text:span><text:span text:style-name="_5f_correction_20_surlignée"><text:span text:style-name="T42"><draw:frame draw:style-name="fr5" draw:name="Objet427" text:anchor-type="as-char" svg:width="2.702cm" svg:height="0.87cm" draw:z-index="124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_5f_correction_20_surlignée"><text:span text:style-name="T42"> </text:span></text:span><text:span text:style-name="_5f_correction_20_surlignée"><text:span text:style-name="T46"> = </text:span></text:span><text:span text:style-name="T46"><draw:frame draw:style-name="fr4" draw:name="Objet428" text:anchor-type="as-char" svg:width="0.94cm" svg:height="0.87cm" draw:z-index="125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p>
        <text:p text:style-name="P36"><text:span text:style-name="_5f_correction_20_surlignée"><text:span text:style-name="T46"/></text:span></text:p>
        <text:p text:style-name="P36"><text:span text:style-name="_5f_correction_20_surlignée"><text:span text:style-name="T46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Roman" style:font-pitch="variable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style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e" style:display-name="_correction surlignée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margin-left="0cm" fo:margin-right="0cm" style:wrap="parallel" style:number-wrapped-paragraphs="no-limit" style:wrap-contour="false" fo:background-color="#ffff00" style:background-transparency="0%" draw:fill="solid" draw:fill-color="#ffff00" draw:opacity="100%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 style:list-style-name="_5f_Numérotation_20_des_20_exercices_20_livrets"/>
    <style:style style:name="MP23" style:family="paragraph" style:parent-style-name="_5f_Pied_20_de_20_page" style:list-style-name="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Pied_20_de_20_page" style:list-style-name="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officeooo:rsid="0013441a" officeooo:paragraph-rsid="00170f48" style:text-scale="96%"/>
    </style:style>
    <style:style style:name="MP28" style:family="paragraph">
      <loext:graphic-properties draw:fill="solid" draw:fill-color="#d7e12c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308c81"/>
    </style:style>
    <style:style style:name="MP35" style:family="paragraph" style:parent-style-name="Header">
      <style:text-properties fo:font-size="14pt" style:font-size-asian="14pt" style:font-size-complex="14pt"/>
    </style:style>
    <style:style style:name="MP3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d7e12c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5">N4 : Fractions</text:p>
              </table:table-cell>
              <table:table-cell table:style-name="Tableau18.A1" office:value-type="string">
                <text:p text:style-name="MP35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6">Série 1 : Fractions et parts</text:p>
            </table:table-cell>
            <table:table-cell table:style-name="Tableau18.A1" office:value-type="string">
              <text:p text:style-name="MP36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2_20__28_une_20_colonne_29__20__20_impaire_20__28_D_29_" style:display-name="_Fiche éditeur série 2 (une colonne)  impaire (D)" style:page-layout-name="Mpm18" draw:style-name="Mdp3" style:next-style-name="_5f_Fiche_20_éditeur_20_série_20_2_20__28_une_20_colonne_29__20_paire_20__28_G_29_">
      <style:header>
        <text:list xml:id="list3100679586" text:style-name="_5f_Numérotation_20_des_20_exercices_20_livrets">
          <text:list-header>
            <text:p text:style-name="MP22">Série <text:s/>3 : Additionner deux nombres en écriture fractionnaire</text:p>
          </text:list-header>
        </text:list>
      </style:header>
      <style:footer>
        <text:h text:style-name="MP23" text:outline-level="1">Chapitre A3: Nombres rationnel</text:h>
      </style:footer>
      <style:footer-left>
        <text:p text:style-name="MP24">Chapitre A3 : Écritures fractionnaires</text:p>
      </style:footer-left>
    </style:master-page>
    <style:master-page style:name="_5f_Fiche_20_éditeur_20_série_20_2_20__28_une_20_colonne_29__20_paire_20__28_G_29_" style:display-name="_Fiche éditeur série 2 (une colonne) paire (G)" style:page-layout-name="Mpm19" draw:style-name="Mdp3" style:next-style-name="_5f_Fiche_20_éditeur_20_série_20_2_20__28_une_20_colonne_29__20__20_impaire_20__28_D_29_">
      <style:header>
        <text:list xml:id="list95806943288929" text:continue-numbering="true" text:style-name="_5f_Numérotation_20_des_20_exercices_20_livrets">
          <text:list-header>
            <text:p text:style-name="MP22">Série <text:s/>3 : Additionner deux nombres en écriture fractionnaire</text:p>
          </text:list-header>
        </text:list>
      </style:header>
      <style:footer>
        <text:p text:style-name="MP25">Écritures fractionnaires : Chapitre A3</text:p>
      </style:footer>
      <style:footer-left>
        <text:h text:style-name="MP26" text:outline-level="1">Chapitre A3: Nombres rationnel</text:h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7"><draw:path text:anchor-type="paragraph" draw:z-index="3" draw:name="Forme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5">Série 3</text:span></text:p></draw:text-box></draw:frame><draw:line text:anchor-type="paragraph" draw:z-index="7" draw:name="Forme3" draw:style-name="Mgr3" draw:text-style-name="MP29" svg:x1="19.159cm" svg:y1="0.353cm" svg:x2="20.496cm" svg:y2="0.36cm"><text:p/></draw:line>Additionner deux nombres en écriture fractionnaire</text:p>
      </style:header>
      <style:footer>
        <text:p text:style-name="MP31"><draw:frame draw:style-name="Mfr1" draw:name="Cadre1" text:anchor-type="paragraph" svg:y="-0.06cm" draw:z-index="9"><draw:text-box fo:min-height="0.499cm" fo:min-width="3cm"><draw:frame draw:style-name="Mfr2" draw:name="Cadre2" text:anchor-type="frame" svg:x="0.45cm" svg:y="0.079cm" svg:width="0.817cm" draw:z-index="11"><draw:text-box fo:min-height="0.355cm"><text:p text:style-name="MP32"><draw:g text:anchor-type="paragraph" draw:z-index="1" draw:name="Forme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7</text:page-number></text:p></draw:text-box></draw:frame><text:p text:style-name="MP34"><text:span text:style-name="MT6">Nombres rationnels</text:span> • <text:span text:style-name="MT6">A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5-07T09:58:06.307000000</dc:date>
    <meta:editing-duration>PT13H6M59S</meta:editing-duration>
    <meta:editing-cycles>117</meta:editing-cycles>
    <meta:generator>LibreOffice/7.2.5.2$Windows_X86_64 LibreOffice_project/499f9727c189e6ef3471021d6132d4c694f357e5</meta:generator>
    <dc:subject>fraction-nombre </dc:subject>
    <dc:title>A3_5 série 1 </dc:title>
    <meta:document-statistic meta:table-count="1" meta:image-count="0" meta:object-count="118" meta:page-count="2" meta:paragraph-count="128" meta:word-count="430" meta:character-count="2212" meta:non-whitespace-character-count="1345"/>
  </office:meta>
</office:document-meta>
</file>

<file path=Object 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9</mn>
          <mn>5</mn>
        </mfrac>
        <mrow>
          <mspace width="0.5em"/>
          <mo stretchy="false">+</mo>
          <mspace width="0.5em"/>
        </mrow>
        <mfrac>
          <mn>7</mn>
          <mn>5</mn>
        </mfrac>
      </mrow>
    </mstyle>
    <annotation encoding="StarMath 5.0">size 10{- `{9} over 5`+`7 over 5}</annotation>
  </semantics>
</math>
</file>

<file path=Object 1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2</mn>
          <mn>7</mn>
        </mfrac>
        <mrow>
          <mspace width="0.5em"/>
          <mo stretchy="false">+</mo>
          <mspace width="0.5em"/>
        </mrow>
        <mfrac>
          <mn>3</mn>
          <mn>14</mn>
        </mfrac>
      </mrow>
    </mstyle>
    <annotation encoding="StarMath 5.0">size 10{- `{2} over 7`+`3 over 14}</annotation>
  </semantics>
</math>
</file>

<file path=Object 100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4</mn>
        </mrow>
        <mn>5</mn>
      </mfrac>
    </mstyle>
    <annotation encoding="StarMath 5.0">size 10{{-`{4}} over 5}</annotation>
  </semantics>
</math>
</file>

<file path=Object 101/content.xml><?xml version="1.0" encoding="utf-8"?>
<math xmlns="http://www.w3.org/1998/Math/MathML" display="block">
  <semantics>
    <mstyle mathsize="10pt">
      <mfrac>
        <mn>7</mn>
        <mn>15</mn>
      </mfrac>
    </mstyle>
    <annotation encoding="StarMath 5.0">size 10{{7} over 15}</annotation>
  </semantics>
</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style math:fontsize="10pt">
        <math:mrow>
          <math:mfrac>
            <math:mrow>
              <math:mrow>
                <math:mo math:stretchy="false">−</math:mo>
                <math:mn>3</math:mn>
              </math:mrow>
              <math:mrow>
                <math:mi/>
                <math:mo math:stretchy="false">×</math:mo>
                <math:mi/>
              </math:mrow>
              <math:mn>4</math:mn>
            </math:mrow>
            <math:mrow>
              <math:mn>10</math:mn>
              <math:mrow>
                <math:mi/>
                <math:mo math:stretchy="false">×</math:mo>
                <math:mi/>
              </math:mrow>
              <math:mn>4</math:mn>
            </math:mrow>
          </math:mfrac>
        </math:mrow>
      </math:mstyle>
      <math:mrow>
        <math:mi/>
        <math:mo math:stretchy="false">−</math:mo>
        <math:mi/>
      </math:mrow>
      <math:mrow>
        <math:mrow>
          <math:mfrac>
            <math:mrow>
              <math:mn>9</math:mn>
              <math:mrow>
                <math:mi/>
                <math:mo math:stretchy="false">×</math:mo>
                <math:mi/>
              </math:mrow>
              <math:mn>5</math:mn>
            </math:mrow>
            <math:mrow>
              <math:mn>8</math:mn>
              <math:mrow>
                <math:mi/>
                <math:mo math:stretchy="false">×</math:mo>
                <math:mi/>
              </math:mrow>
              <math:mn>5</math:mn>
            </math:mrow>
          </math:mfrac>
          <math:mo math:stretchy="false">+</math:mo>
          <math:mfrac>
            <math:mrow>
              <math:mn>7</math:mn>
              <math:mrow>
                <math:mi/>
                <math:mo math:stretchy="false">×</math:mo>
                <math:mi/>
              </math:mrow>
              <math:mn>8</math:mn>
            </math:mrow>
            <math:mrow>
              <math:mn>5</math:mn>
              <math:mrow>
                <math:mi/>
                <math:mo math:stretchy="false">×</math:mo>
                <math:mi/>
              </math:mrow>
              <math:mn>8</math:mn>
            </math:mrow>
          </math:mfrac>
        </math:mrow>
        <math:mo math:stretchy="false">+</math:mo>
        <math:mfrac>
          <math:mrow>
            <math:mn>3</math:mn>
            <math:mrow>
              <math:mi/>
              <math:mo math:stretchy="false">×</math:mo>
              <math:mi/>
            </math:mrow>
            <math:mn>20</math:mn>
          </math:mrow>
          <math:mrow>
            <math:mn>2</math:mn>
            <math:mrow>
              <math:mi/>
              <math:mo math:stretchy="false">×</math:mo>
              <math:mi/>
            </math:mrow>
            <math:mn>20</math:mn>
          </math:mrow>
        </math:mfrac>
      </math:mrow>
    </math:mrow>
    <math:annotation math:encoding="StarMath 5.0">size 10{{-3`times`4} over {10`times`4}}`-`{9`times`5} over {{8}` times` 5} +{7 `times`8} over {5 `times`8} + {3 `times`20}over{2`times`20}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row>
              <math:mfrac>
                <math:mrow>
                  <math:mo math:stretchy="false">−</math:mo>
                  <math:mn>12</math:mn>
                </math:mrow>
                <math:mn>40</math:mn>
              </math:mfrac>
              <math:mrow>
                <math:mi/>
                <math:mo math:stretchy="false">−</math:mo>
                <math:mi/>
              </math:mrow>
              <math:mfrac>
                <math:mn>45</math:mn>
                <math:mn>40</math:mn>
              </math:mfrac>
            </math:mrow>
            <math:mo math:stretchy="false">+</math:mo>
            <math:mfrac>
              <math:mn>56</math:mn>
              <math:mn>40</math:mn>
            </math:mfrac>
          </math:mrow>
          <math:mo math:stretchy="false">+</math:mo>
          <math:mfrac>
            <math:mn>60</math:mn>
            <math:mn>40</math:mn>
          </math:mfrac>
        </math:mrow>
      </math:mrow>
    </math:mstyle>
    <math:annotation math:encoding="StarMath 5.0">size 10{{{-12 over 40}`-`{45 over 40}}+ {56 over 40}+ {60 over 40} 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n>1105</math:mn>
          </math:mrow>
          <math:mn>66</math:mn>
        </math:mfrac>
      </math:mrow>
    </math:mstyle>
    <math:annotation math:encoding="StarMath 5.0">size 10{-1105 over 66}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style math:fontsize="10pt">
        <math:mrow>
          <math:mfrac>
            <math:mrow>
              <math:mo math:stretchy="false">−</math:mo>
              <math:mrow>
                <math:mn>11</math:mn>
                <math:mrow>
                  <math:mi/>
                  <math:mo math:stretchy="false">×</math:mo>
                  <math:mi/>
                </math:mrow>
                <math:mn>66</math:mn>
              </math:mrow>
            </math:mrow>
            <math:mrow>
              <math:mn>1</math:mn>
              <math:mrow>
                <math:mi/>
                <math:mo math:stretchy="false">×</math:mo>
                <math:mi/>
              </math:mrow>
              <math:mn>66</math:mn>
            </math:mrow>
          </math:mfrac>
        </math:mrow>
      </math:mstyle>
      <math:mrow>
        <math:mi/>
        <math:mo math:stretchy="false">+</math:mo>
        <math:mi/>
      </math:mrow>
      <math:mrow>
        <math:mrow>
          <math:mfrac>
            <math:mrow>
              <math:mn>1</math:mn>
              <math:mrow>
                <math:mi/>
                <math:mo math:stretchy="false">×</math:mo>
                <math:mi/>
              </math:mrow>
              <math:mn>6</math:mn>
            </math:mrow>
            <math:mrow>
              <math:mn>11</math:mn>
              <math:mrow>
                <math:mi/>
                <math:mo math:stretchy="false">×</math:mo>
                <math:mi/>
              </math:mrow>
              <math:mn>6</math:mn>
            </math:mrow>
          </math:mfrac>
          <math:mo math:stretchy="false">+</math:mo>
          <math:mfrac>
            <math:mrow>
              <math:mn>1</math:mn>
              <math:mrow>
                <math:mi/>
                <math:mo math:stretchy="false">×</math:mo>
                <math:mi/>
              </math:mrow>
              <math:mn>11</math:mn>
            </math:mrow>
            <math:mrow>
              <math:mn>6</math:mn>
              <math:mrow>
                <math:mi/>
                <math:mo math:stretchy="false">×</math:mo>
                <math:mi/>
              </math:mrow>
              <math:mn>11</math:mn>
            </math:mrow>
          </math:mfrac>
        </math:mrow>
        <math:mo math:stretchy="false">−</math:mo>
        <math:mfrac>
          <math:mrow>
            <math:mn>6</math:mn>
            <math:mrow>
              <math:mi/>
              <math:mo math:stretchy="false">×</math:mo>
              <math:mi/>
            </math:mrow>
            <math:mn>66</math:mn>
          </math:mrow>
          <math:mrow>
            <math:mn>1</math:mn>
            <math:mrow>
              <math:mi/>
              <math:mo math:stretchy="false">×</math:mo>
              <math:mi/>
            </math:mrow>
            <math:mn>66</math:mn>
          </math:mrow>
        </math:mfrac>
      </math:mrow>
    </math:mrow>
    <math:annotation math:encoding="StarMath 5.0">size 10{-{11`times`66} over {1`times`66}}`+`{1`times`6} over {{11}` times` 6} +{1 `times`11} over {6 `times`11} - {6 `times`66}over{1`times`66}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row>
              <math:mo math:stretchy="false">−</math:mo>
              <math:mrow>
                <math:mfrac>
                  <math:mn>726</math:mn>
                  <math:mn>66</math:mn>
                </math:mfrac>
                <math:mrow>
                  <math:mi/>
                  <math:mo math:stretchy="false">+</math:mo>
                  <math:mi/>
                </math:mrow>
                <math:mfrac>
                  <math:mn>6</math:mn>
                  <math:mn>66</math:mn>
                </math:mfrac>
              </math:mrow>
            </math:mrow>
            <math:mo math:stretchy="false">+</math:mo>
            <math:mfrac>
              <math:mn>11</math:mn>
              <math:mn>66</math:mn>
            </math:mfrac>
          </math:mrow>
          <math:mo math:stretchy="false">−</math:mo>
          <math:mfrac>
            <math:mn>396</math:mn>
            <math:mn>66</math:mn>
          </math:mfrac>
        </math:mrow>
      </math:mrow>
    </math:mstyle>
    <math:annotation math:encoding="StarMath 5.0">size 10{-{{726 over 66}`+`{6 over 66}}+ {11 over 66}- {396 over 66} }</math:annotation>
  </math:semantics>
</math:math>
</file>

<file path=Object 107/content.xml><?xml version="1.0" encoding="utf-8"?>
<math xmlns="http://www.w3.org/1998/Math/MathML">
  <semantics>
    <mrow>
      <mstyle mathsize="10pt">
        <mrow>
          <mrow>
            <mrow>
              <mfrac>
                <mrow>
                  <mn>40</mn>
                </mrow>
                <mrow>
                  <mn>60</mn>
                </mrow>
              </mfrac>
            </mrow>
            <mrow>
              <mi/>
              <mo stretchy="false">+</mo>
              <mi/>
            </mrow>
            <mrow>
              <mfrac>
                <mrow>
                  <mrow>
                    <mn>105</mn>
                  </mrow>
                </mrow>
                <mrow>
                  <mrow>
                    <mn>60</mn>
                  </mrow>
                </mrow>
              </mfrac>
              <mo stretchy="false">−</mo>
              <mrow>
                <mfrac>
                  <mrow>
                    <mn>12</mn>
                  </mrow>
                  <mrow>
                    <mn>60</mn>
                  </mrow>
                </mfrac>
              </mrow>
            </mrow>
          </mrow>
        </mrow>
      </mstyle>
    </mrow>
    <annotation encoding="StarMath 5.0">size 10{{{40} over {60}}`+`{{105}} over {{60}}-{{12} over {60}}}</annotation>
  </semantics>
</math>
</file>

<file path=Object 108/content.xml><?xml version="1.0" encoding="utf-8"?>
<math xmlns="http://www.w3.org/1998/Math/MathML">
  <semantics>
    <mrow>
      <mstyle mathsize="10pt">
        <mrow>
          <mrow>
            <mfrac>
              <mn>133</mn>
              <mn>60</mn>
            </mfrac>
          </mrow>
        </mrow>
      </mstyle>
    </mrow>
    <annotation encoding="StarMath 5.0">size 10{133 over 60}</annotation>
  </semantics>
</math>
</file>

<file path=Object 10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n>2</math:mn>
              <math:mrow>
                <math:mi/>
                <math:mo math:stretchy="false">×</math:mo>
                <math:mi/>
              </math:mrow>
              <math:mn>20</math:mn>
            </math:mrow>
            <math:mrow>
              <math:mn>3</math:mn>
              <math:mrow>
                <math:mi/>
                <math:mo math:stretchy="false">×</math:mo>
                <math:mi/>
              </math:mrow>
              <math:mn>20</math:mn>
            </math:mrow>
          </math:mfrac>
          <math:mrow>
            <math:mi/>
            <math:mo math:stretchy="false">+</math:mo>
            <math:mi/>
          </math:mrow>
          <math:mrow>
            <math:mfrac>
              <math:mrow>
                <math:mn>7</math:mn>
                <math:mrow>
                  <math:mi/>
                  <math:mo math:stretchy="false">×</math:mo>
                  <math:mi/>
                </math:mrow>
                <math:mn>15</math:mn>
              </math:mrow>
              <math:mrow>
                <math:mn>4</math:mn>
                <math:mrow>
                  <math:mi/>
                  <math:mo math:stretchy="false">×</math:mo>
                  <math:mi/>
                </math:mrow>
                <math:mn>15</math:mn>
              </math:mrow>
            </math:mfrac>
            <math:mo math:stretchy="false">−</math:mo>
            <math:mfrac>
              <math:mrow>
                <math:mn>1</math:mn>
                <math:mrow>
                  <math:mi/>
                  <math:mo math:stretchy="false">×</math:mo>
                  <math:mi/>
                </math:mrow>
                <math:mn>12</math:mn>
              </math:mrow>
              <math:mrow>
                <math:mn>5</math:mn>
                <math:mrow>
                  <math:mi/>
                  <math:mo math:stretchy="false">×</math:mo>
                  <math:mi/>
                </math:mrow>
                <math:mn>12</math:mn>
              </math:mrow>
            </math:mfrac>
          </math:mrow>
        </math:mrow>
      </math:mrow>
    </math:mstyle>
    <math:annotation math:encoding="StarMath 5.0">size 10{{{2`times`20} over {3`times`20}}`+`{{7}`` times``15} over {{4}` times` 15}-{{1}`` times``12} over {{5}` times` 12}}</math:annotation>
  </math:semantics>
</math:math>
</file>

<file path=Object 11/content.xml><?xml version="1.0" encoding="utf-8"?>
<math xmlns="http://www.w3.org/1998/Math/MathML" display="block">
  <semantics>
    <mrow>
      <mrow>
        <mo stretchy="false">−</mo>
        <mspace width="0.5em"/>
      </mrow>
      <mn>1</mn>
      <mspace width="0.5em"/>
      <mstyle mathvariant="normal">
        <mi mathvariant="normal"></mi>
      </mstyle>
      <mspace width="0.5em"/>
      <mfrac>
        <mn>13</mn>
        <mrow>
          <mo stretchy="false">−</mo>
          <mn>30</mn>
        </mrow>
      </mfrac>
      <mrow>
        <mspace width="0.5em"/>
        <mo stretchy="false">−</mo>
        <mspace width="0.5em"/>
      </mrow>
      <mfrac>
        <mrow>
          <mo stretchy="false">−</mo>
          <mn>11</mn>
        </mrow>
        <mn>12</mn>
      </mfrac>
    </mrow>
    <annotation encoding="StarMath 5.0">-`1` nitalic` {13} over {-30} `  - `{-11} over {12}  </annotation>
  </semantics>
</math>
</file>

<file path=Object 112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0,34</mn>
        </mrow>
        <mn>24</mn>
      </mfrac>
    </mstyle>
    <annotation encoding="StarMath 5.0">size 10{{-`10,34} over 24}</annotation>
  </semantics>
</math>
</file>

<file path=Object 113/content.xml><?xml version="1.0" encoding="utf-8"?>
<math xmlns="http://www.w3.org/1998/Math/MathML" display="block">
  <semantics>
    <mstyle mathsize="10pt">
      <mfrac>
        <mn>15,2</mn>
        <mn>16</mn>
      </mfrac>
    </mstyle>
    <annotation encoding="StarMath 5.0">size 10{{15,2} over 16}</annotation>
  </semantics>
</math>
</file>

<file path=Object 114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 over 6}</annotation>
  </semantics>
</math>
</file>

<file path=Object 118/content.xml><?xml version="1.0" encoding="utf-8"?>
<math xmlns="http://www.w3.org/1998/Math/MathML" display="block">
  <semantics>
    <mstyle mathsize="10pt">
      <mfrac>
        <mn>1</mn>
        <mrow>
          <mrow>
            <mo stretchy="false">−</mo>
            <mspace width="1em"/>
          </mrow>
          <mn>12</mn>
        </mrow>
      </mfrac>
    </mstyle>
    <annotation encoding="StarMath 5.0">size 10{{1} over {-``12}}</annotation>
  </semantics>
</math>
</file>

<file path=Object 119/content.xml><?xml version="1.0" encoding="utf-8"?>
<math xmlns="http://www.w3.org/1998/Math/MathML" display="block">
  <semantics>
    <mstyle mathsize="10pt">
      <mfrac>
        <mn>5</mn>
        <mn>24</mn>
      </mfrac>
    </mstyle>
    <annotation encoding="StarMath 5.0">size 10{{5} over 24}</annotation>
  </semantics>
</math>
</file>

<file path=Object 12/content.xml><?xml version="1.0" encoding="utf-8"?>
<math xmlns="http://www.w3.org/1998/Math/MathML" display="block">
  <semantics>
    <mstyle mathsize="10pt">
      <mrow>
        <mfrac>
          <mrow>
            <mo stretchy="false">−</mo>
            <mn>3</mn>
          </mrow>
          <mn>10</mn>
        </mfrac>
        <mspace width="0.5em"/>
        <mstyle mathvariant="normal">
          <mi mathvariant="normal"></mi>
        </mstyle>
        <mspace width="0.5em"/>
        <mfrac>
          <mrow>
            <mo stretchy="false">−</mo>
            <mn>9</mn>
          </mrow>
          <mrow>
            <mspace width="1em"/>
            <mn>8</mn>
          </mrow>
        </mfrac>
        <mspace width="0.5em"/>
        <mstyle mathvariant="normal">
          <mi mathvariant="normal"></mi>
        </mstyle>
        <mfrac>
          <mn>7</mn>
          <mn>5</mn>
        </mfrac>
        <mspace width="0.5em"/>
        <mstyle mathvariant="normal">
          <mi mathvariant="normal"></mi>
        </mstyle>
        <mfrac>
          <mn>3</mn>
          <mn>2</mn>
        </mfrac>
      </mrow>
    </mstyle>
    <annotation encoding="StarMath 5.0">size 10{{-{3}} over 10`nitalic`{-9} over {{``8}}`nitalic{7} over 5`nitalic3 over 2}</annotation>
  </semantics>
</math>
</file>

<file path=Object 120/content.xml><?xml version="1.0" encoding="utf-8"?>
<math xmlns="http://www.w3.org/1998/Math/MathML" display="block">
  <semantics>
    <mstyle mathsize="10pt">
      <mfrac>
        <mn>32</mn>
        <mn>15</mn>
      </mfrac>
    </mstyle>
    <annotation encoding="StarMath 5.0">size 10{{32} over 15}</annotation>
  </semantics>
</math>
</file>

<file path=Object 121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{{1} over 20}</annotation>
  </semantics>
</math>
</file>

<file path=Object 122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7</mn>
        </mrow>
        <mn>12</mn>
      </mfrac>
    </mstyle>
    <annotation encoding="StarMath 5.0">size 10{{{-`17}} over 12}</annotation>
  </semantics>
</math>
</file>

<file path=Object 123/content.xml><?xml version="1.0" encoding="utf-8"?>
<math xmlns="http://www.w3.org/1998/Math/MathML" display="block">
  <semantics>
    <mstyle mathsize="10pt">
      <mfrac>
        <mn>19</mn>
        <mrow>
          <mrow>
            <mo stretchy="false">−</mo>
            <mspace width="0.5em"/>
          </mrow>
          <mn>6</mn>
        </mrow>
      </mfrac>
    </mstyle>
    <annotation encoding="StarMath 5.0">size 10{{19} over {-`6}}</annotation>
  </semantics>
</math>
</file>

<file path=Object 13/content.xml><?xml version="1.0" encoding="utf-8"?>
<math xmlns="http://www.w3.org/1998/Math/MathML" display="block">
  <semantics>
    <mstyle mathsize="10pt">
      <mrow>
        <mrow>
          <mo stretchy="false">−</mo>
          <mn>11</mn>
        </mrow>
        <mspace width="0.5em"/>
        <mstyle mathvariant="normal">
          <mi mathvariant="normal"></mi>
        </mstyle>
        <mspace width="0.5em"/>
        <mfrac>
          <mn>1</mn>
          <mn>11</mn>
        </mfrac>
        <mspace width="0.5em"/>
        <mstyle mathvariant="normal">
          <mi mathvariant="normal"></mi>
        </mstyle>
        <mspace width="0.5em"/>
        <mfrac>
          <mn>1</mn>
          <mn>6</mn>
        </mfrac>
        <mrow>
          <mspace width="0.5em"/>
          <mo stretchy="false">−</mo>
          <mspace width="0.5em"/>
        </mrow>
        <mn>6</mn>
      </mrow>
    </mstyle>
    <annotation encoding="StarMath 5.0">size 10{ {-{11}}`nitalic`{1} over {11}`nitalic `{1} over {6}`-`{6}}</annotation>
  </semantics>
</math>
</file>

<file path=Object 14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−</mo>
          <mspace width="0.5em"/>
        </mrow>
        <mfrac>
          <mrow>
            <mo stretchy="false">−</mo>
            <mn>7</mn>
          </mrow>
          <mn>4</mn>
        </mfrac>
        <mrow>
          <mspace width="0.5em"/>
          <mo stretchy="false">−</mo>
          <mspace width="0.5em"/>
        </mrow>
        <mfrac>
          <mn>1</mn>
          <mn>5</mn>
        </mfrac>
      </mrow>
    </mstyle>
    <annotation encoding="StarMath 5.0">size 10{{2} over {{3}}`-`{-7} over {4}`-`{1} over 5}</annotation>
  </semantics>
</math>
</file>

<file path=Object 15/content.xml><?xml version="1.0" encoding="utf-8"?>
<math xmlns="http://www.w3.org/1998/Math/MathML" display="block">
  <semantics>
    <mfrac>
      <mn>15</mn>
      <mn>8</mn>
    </mfrac>
    <annotation encoding="StarMath 5.0">{15} over {8}</annotation>
  </semantics>
</math>
</file>

<file path=Object 16/content.xml><?xml version="1.0" encoding="utf-8"?>
<math xmlns="http://www.w3.org/1998/Math/MathML" display="block">
  <semantics>
    <mfrac>
      <mn>7</mn>
      <mn>8</mn>
    </mfrac>
    <annotation encoding="StarMath 5.0">{7}over {8}</annotation>
  </semantics>
</math>
</file>

<file path=Object 17/content.xml><?xml version="1.0" encoding="utf-8"?>
<math xmlns="http://www.w3.org/1998/Math/MathML" display="block">
  <semantics>
    <mfrac>
      <mn>4</mn>
      <mn>9</mn>
    </mfrac>
    <annotation encoding="StarMath 5.0">{4} over {9}</annotation>
  </semantics>
</math>
</file>

<file path=Object 18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19/content.xml><?xml version="1.0" encoding="utf-8"?>
<math xmlns="http://www.w3.org/1998/Math/MathML" display="block">
  <semantics>
    <mfrac>
      <mn>13</mn>
      <mn>17</mn>
    </mfrac>
    <annotation encoding="StarMath 5.0">{13} over {17}</annotation>
  </semantics>
</math>
</file>

<file path=Object 2/content.xml><?xml version="1.0" encoding="utf-8"?>
<math xmlns="http://www.w3.org/1998/Math/MathML" display="block">
  <semantics>
    <mstyle mathsize="10pt">
      <mstyle mathvariant="normal">
        <mrow>
          <mfrac>
            <mrow>
              <mrow>
                <mo stretchy="false">−</mo>
                <mspace width="0.5em"/>
              </mrow>
              <mn>2,62</mn>
            </mrow>
            <mn>27</mn>
          </mfrac>
          <mrow>
            <mspace width="0.5em"/>
            <mo stretchy="false">+</mo>
            <mspace width="0.5em"/>
          </mrow>
          <mfrac>
            <mrow>
              <mrow>
                <mo stretchy="false">−</mo>
                <mspace width="0.5em"/>
              </mrow>
              <mn>14,5</mn>
            </mrow>
            <mn>27</mn>
          </mfrac>
        </mrow>
      </mstyle>
    </mstyle>
    <annotation encoding="StarMath 5.0">size 10 nitalic {{-`2,62} over {27}`+`   {-`14,5} over 27}</annotation>
  </semantics>
</math>
</file>

<file path=Object 20/content.xml><?xml version="1.0" encoding="utf-8"?>
<math xmlns="http://www.w3.org/1998/Math/MathML" display="block">
  <semantics>
    <mfrac>
      <mn>2</mn>
      <mn>17</mn>
    </mfrac>
    <annotation encoding="StarMath 5.0">{2}over {17}</annotation>
  </semantics>
</math>
</file>

<file path=Object 21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 over 7 }</annotation>
  </semantics>
</math>
</file>

<file path=Object 22/content.xml><?xml version="1.0" encoding="utf-8"?>
<math xmlns="http://www.w3.org/1998/Math/MathML" display="block">
  <semantics>
    <mfrac>
      <mn>91</mn>
      <mn>121</mn>
    </mfrac>
    <annotation encoding="StarMath 5.0">{91} over {121}</annotation>
  </semantics>
</math>
</file>

<file path=Object 23/content.xml><?xml version="1.0" encoding="utf-8"?>
<math xmlns="http://www.w3.org/1998/Math/MathML" display="block">
  <semantics>
    <mfrac>
      <mn>90</mn>
      <mn>121</mn>
    </mfrac>
    <annotation encoding="StarMath 5.0">{90}over {121}</annotation>
  </semantics>
</math>
</file>

<file path=Object 24/content.xml><?xml version="1.0" encoding="utf-8"?>
<math xmlns="http://www.w3.org/1998/Math/MathML" display="block">
  <semantics>
    <mfrac>
      <mn>101</mn>
      <mn>4</mn>
    </mfrac>
    <annotation encoding="StarMath 5.0">{101} over {4}</annotation>
  </semantics>
</math>
</file>

<file path=Object 25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26/content.xml><?xml version="1.0" encoding="utf-8"?>
<math xmlns="http://www.w3.org/1998/Math/MathML" display="block">
  <semantics>
    <mfrac>
      <mn>26</mn>
      <mn>4</mn>
    </mfrac>
    <annotation encoding="StarMath 5.0">{26}over {4}</annotation>
  </semantics>
</math>
</file>

<file path=Object 27/content.xml><?xml version="1.0" encoding="utf-8"?>
<math xmlns="http://www.w3.org/1998/Math/MathML" display="block">
  <semantics>
    <mfrac>
      <mn>12</mn>
      <mn>12</mn>
    </mfrac>
    <annotation encoding="StarMath 5.0">{12} over {12}</annotation>
  </semantics>
</math>
</file>

<file path=Object 28/content.xml><?xml version="1.0" encoding="utf-8"?>
<math xmlns="http://www.w3.org/1998/Math/MathML" display="block">
  <semantics>
    <mfrac>
      <mn>12</mn>
      <mn>12</mn>
    </mfrac>
    <annotation encoding="StarMath 5.0">{12}over {12}</annotation>
  </semantics>
</math>
</file>

<file path=Object 29/content.xml><?xml version="1.0" encoding="utf-8"?>
<math xmlns="http://www.w3.org/1998/Math/MathML" display="block">
  <semantics>
    <mfrac>
      <mn>7</mn>
      <mn>9</mn>
    </mfrac>
    <annotation encoding="StarMath 5.0">{7}over {9}</annotation>
  </semantics>
</math>
</file>

<file path=Object 3/content.xml><?xml version="1.0" encoding="utf-8"?>
<math xmlns="http://www.w3.org/1998/Math/MathML" display="block">
  <semantics>
    <mstyle mathsize="10pt">
      <mstyle mathvariant="normal">
        <mrow>
          <mfrac>
            <mn>12</mn>
            <mn>25</mn>
          </mfrac>
          <mrow>
            <mspace width="0.5em"/>
            <mo stretchy="false">−</mo>
            <mspace width="0.5em"/>
          </mrow>
          <mfrac>
            <mrow>
              <mrow>
                <mo stretchy="false">−</mo>
                <mspace width="0.5em"/>
              </mrow>
              <mn>17</mn>
            </mrow>
            <mn>25</mn>
          </mfrac>
          <mrow>
            <mspace width="0.5em"/>
            <mo stretchy="false">+</mo>
            <mspace width="0.5em"/>
          </mrow>
          <mfrac>
            <mrow>
              <mrow>
                <mo stretchy="false">−</mo>
                <mspace width="0.5em"/>
              </mrow>
              <mn>133</mn>
            </mrow>
            <mn>25</mn>
          </mfrac>
        </mrow>
      </mstyle>
    </mstyle>
    <annotation encoding="StarMath 5.0">size 10 nitalic {{12} over {25}`-`{-`17} over {25}`+`{-`133} over 25}</annotation>
  </semantics>
</math>
</file>

<file path=Object 30/content.xml><?xml version="1.0" encoding="utf-8"?>
<math xmlns="http://www.w3.org/1998/Math/MathML" display="block">
  <semantics>
    <mfrac>
      <mn>11</mn>
      <mn>17</mn>
    </mfrac>
    <annotation encoding="StarMath 5.0">{11}over {17}</annotation>
  </semantics>
</math>
</file>

<file path=Object 31/content.xml><?xml version="1.0" encoding="utf-8"?>
<math xmlns="http://www.w3.org/1998/Math/MathML" display="block">
  <semantics>
    <mfrac>
      <mn>1</mn>
      <mn>121</mn>
    </mfrac>
    <annotation encoding="StarMath 5.0">{1}over {121}</annotation>
  </semantics>
</math>
</file>

<file path=Object 32/content.xml><?xml version="1.0" encoding="utf-8"?>
<math xmlns="http://www.w3.org/1998/Math/MathML" display="block">
  <semantics>
    <mfrac>
      <mn>127</mn>
      <mn>4</mn>
    </mfrac>
    <annotation encoding="StarMath 5.0">{127}over {4}</annotation>
  </semantics>
</math>
</file>

<file path=Object 33/content.xml><?xml version="1.0" encoding="utf-8"?>
<math xmlns="http://www.w3.org/1998/Math/MathML" display="block">
  <semantics>
    <mfrac>
      <mn>6</mn>
      <mn>12</mn>
    </mfrac>
    <annotation encoding="StarMath 5.0">{6} over {12}</annotation>
  </semantics>
</math>
</file>

<file path=Object 34/content.xml><?xml version="1.0" encoding="utf-8"?>
<math xmlns="http://www.w3.org/1998/Math/MathML" display="block">
  <semantics>
    <mn>0</mn>
    <annotation encoding="StarMath 5.0">{0}</annotation>
  </semantics>
</math>
</file>

<file path=Object 35/content.xml><?xml version="1.0" encoding="utf-8"?>
<math xmlns="http://www.w3.org/1998/Math/MathML" display="block">
  <semantics>
    <mn>1</mn>
    <annotation encoding="StarMath 5.0">{1}</annotation>
  </semantics>
</math>
</file>

<file path=Object 36/content.xml><?xml version="1.0" encoding="utf-8"?>
<math xmlns="http://www.w3.org/1998/Math/MathML" display="block">
  <semantics>
    <mstyle mathsize="10pt">
      <mrow>
        <mfrac>
          <mn>2</mn>
          <mn>7</mn>
        </mfrac>
        <mrow>
          <mspace width="0.5em"/>
          <mo stretchy="false">=</mo>
          <mspace width="0.5em"/>
        </mrow>
        <mfrac>
          <mrow>
            <mn>2</mn>
            <mrow>
              <mspace width="0.5em"/>
              <mo stretchy="false">×</mo>
              <mspace width="0.5em"/>
            </mrow>
            <mn>10</mn>
          </mrow>
          <mrow>
            <mn>7</mn>
            <mrow>
              <mspace width="0.5em"/>
              <mo stretchy="false">×</mo>
              <mspace width="0.5em"/>
            </mrow>
            <mn>10</mn>
          </mrow>
        </mfrac>
        <mrow>
          <mspace width="0.5em"/>
          <mo stretchy="false">=</mo>
          <mspace width="0.5em"/>
        </mrow>
        <mfrac>
          <mn>20</mn>
          <mn>70</mn>
        </mfrac>
      </mrow>
    </mstyle>
    <annotation encoding="StarMath 5.0">size 10{{2 over 7}`=`{{2`times`10 }over {7`times`10 }}`=`{20 over 70 }}</annotation>
  </semantics>
</math>
</file>

<file path=Object 37/content.xml><?xml version="1.0" encoding="utf-8"?>
<math xmlns="http://www.w3.org/1998/Math/MathML">
  <semantics>
    <mstyle mathsize="10pt">
      <mrow>
        <mrow>
          <mfrac>
            <mn>3</mn>
            <mn>10</mn>
          </mfrac>
          <mrow>
            <mi/>
            <mi mathvariant="normal">=</mi>
            <mi/>
          </mrow>
          <mfrac>
            <mrow>
              <mn>3</mn>
              <mrow>
                <mi/>
                <mi mathvariant="normal">×</mi>
                <mi/>
              </mrow>
              <mn>7</mn>
            </mrow>
            <mrow>
              <mn>10</mn>
              <mrow>
                <mi/>
                <mi mathvariant="normal">×</mi>
                <mi/>
              </mrow>
              <mn>7</mn>
            </mrow>
          </mfrac>
          <mrow>
            <mi/>
            <mi mathvariant="normal">=</mi>
            <mi/>
          </mrow>
          <mfrac>
            <mn>21</mn>
            <mn>70</mn>
          </mfrac>
        </mrow>
      </mrow>
    </mstyle>
    <annotation encoding="StarMath 5.0">size 10{{3 over 10}`=`{{3`times`7 }over {10`times`7 }}`=`{21 over 70 }}</annotation>
  </semantics>
</math>
</file>

<file path=Object 38/content.xml><?xml version="1.0" encoding="utf-8"?>
<math xmlns="http://www.w3.org/1998/Math/MathML" display="block">
  <semantics>
    <mstyle mathsize="10pt">
      <mrow>
        <mfrac>
          <mn>3,61</mn>
          <mn>5</mn>
        </mfrac>
        <mrow>
          <mspace width="0.5em"/>
          <mo stretchy="false">=</mo>
          <mspace width="0.5em"/>
        </mrow>
        <mfrac>
          <mrow>
            <mn>3,61</mn>
            <mrow>
              <mspace width="0.5em"/>
              <mo stretchy="false">×</mo>
              <mspace width="0.5em"/>
            </mrow>
            <mn>2</mn>
          </mrow>
          <mrow>
            <mn>5</mn>
            <mrow>
              <mspace width="0.5em"/>
              <mo stretchy="false">×</mo>
              <mspace width="0.5em"/>
            </mrow>
            <mn>2</mn>
          </mrow>
        </mfrac>
        <mrow>
          <mspace width="0.5em"/>
          <mo stretchy="false">=</mo>
          <mspace width="0.5em"/>
        </mrow>
        <mfrac>
          <mn>7,22</mn>
          <mn>10</mn>
        </mfrac>
      </mrow>
    </mstyle>
    <annotation encoding="StarMath 5.0">size 10
{{3,61 over 5}`=`{{3,61`times`2 }over {5`times`2 }}`=`{7,22 over 10 }}</annotation>
  </semantics>
</math>
</file>

<file path=Object 39/content.xml><?xml version="1.0" encoding="utf-8"?>
<math xmlns="http://www.w3.org/1998/Math/MathML" display="block">
  <semantics>
    <mstyle mathsize="10pt">
      <mrow>
        <mfrac>
          <mrow>
            <mrow>
              <mo stretchy="false">−</mo>
              <mspace width="0.5em"/>
            </mrow>
            <mn>2,3</mn>
          </mrow>
          <mn>2</mn>
        </mfrac>
        <mrow>
          <mspace width="0.5em"/>
          <mo stretchy="false">=</mo>
          <mspace width="0.5em"/>
        </mrow>
        <mfrac>
          <mrow>
            <mrow>
              <mo stretchy="false">−</mo>
              <mn>2,3</mn>
            </mrow>
            <mrow>
              <mspace width="0.5em"/>
              <mo stretchy="false">×</mo>
              <mspace width="0.5em"/>
            </mrow>
            <mn>5</mn>
          </mrow>
          <mrow>
            <mn>2</mn>
            <mrow>
              <mspace width="0.5em"/>
              <mo stretchy="false">×</mo>
              <mspace width="0.5em"/>
            </mrow>
            <mn>5</mn>
          </mrow>
        </mfrac>
        <mrow>
          <mspace width="0.5em"/>
          <mo stretchy="false">=</mo>
          <mspace width="0.5em"/>
        </mrow>
        <mfrac>
          <mrow>
            <mo stretchy="false">−</mo>
            <mn>11,5</mn>
          </mrow>
          <mn>10</mn>
        </mfrac>
      </mrow>
    </mstyle>
    <annotation encoding="StarMath 5.0">size 10{{{-`2,3} over 2}`=`{{- 2,3`times`5 }over {2`times`5 }}`=`{- 11,5 over 10 }}</annotation>
  </semantics>
</math>
</file>

<file path=Object 4/content.xml><?xml version="1.0" encoding="utf-8"?>
<math xmlns="http://www.w3.org/1998/Math/MathML" display="block">
  <semantics>
    <mstyle mathsize="10pt">
      <mrow>
        <mn>4,5</mn>
        <mrow>
          <mspace width="0.5em"/>
          <mo stretchy="false">−</mo>
          <mspace width="0.5em"/>
        </mrow>
        <mfrac>
          <mn>7</mn>
          <mn>8</mn>
        </mfrac>
      </mrow>
    </mstyle>
    <annotation encoding="StarMath 5.0">size 10 {4,5` - `{7 over 8}}</annotation>
  </semantics>
</math>
</file>

<file path=Object 4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</math:mn>
          <math:mn>15</math:mn>
        </math:mfrac>
      </math:mrow>
    </math:mstyle>
    <math:annotation math:encoding="StarMath 5.0">size 10{{7} over 15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n>7</math:mn>
              <math:mrow>
                <math:mi/>
                <math:mo math:stretchy="false">×</math:mo>
                <math:mi/>
              </math:mrow>
              <math:mn>2</math:mn>
            </math:mrow>
            <math:mrow>
              <math:mn>15</math:mn>
              <math:mrow>
                <math:mi/>
                <math:mo math:stretchy="false">×</math:mo>
                <math:mi/>
              </math:mrow>
              <math:mn>2</math:mn>
            </math:mrow>
          </math:mfrac>
          <math:mrow>
            <math:mi/>
            <math:mo math:stretchy="false">=</math:mo>
            <math:mi/>
          </math:mrow>
          <math:mfrac>
            <math:mn>14</math:mn>
            <math:mn>30</math:mn>
          </math:mfrac>
        </math:mrow>
      </math:mrow>
    </math:mstyle>
    <math:annotation math:encoding="StarMath 5.0">size 10{{{7`times`2 }over {15`times`2 }}`=`{14 over 30 }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2</math:mn>
        </math:mfrac>
      </math:mrow>
    </math:mstyle>
    <math:annotation math:encoding="StarMath 5.0">size 10{{1} over 2}</math:annotation>
  </math:semantics>
</math:math>
</file>

<file path=Object 43/content.xml><?xml version="1.0" encoding="utf-8"?>
<math xmlns="http://www.w3.org/1998/Math/MathML" display="block">
  <semantics>
    <mstyle mathsize="10pt">
      <mrow>
        <mfrac>
          <mrow>
            <mn>1</mn>
            <mrow>
              <mspace width="0.5em"/>
              <mo stretchy="false">×</mo>
              <mspace width="0.5em"/>
            </mrow>
            <mn>15</mn>
          </mrow>
          <mrow>
            <mn>2</mn>
            <mrow>
              <mspace width="0.5em"/>
              <mo stretchy="false">×</mo>
              <mspace width="0.5em"/>
            </mrow>
            <mn>15</mn>
          </mrow>
        </mfrac>
        <mrow>
          <mspace width="0.5em"/>
          <mo stretchy="false">=</mo>
          <mspace width="0.5em"/>
        </mrow>
        <mfrac>
          <mn>15</mn>
          <mn>30</mn>
        </mfrac>
      </mrow>
    </mstyle>
    <annotation encoding="StarMath 5.0">size 10{{{1`times`15}over {2`times`15 }}`=`{15 over 30 }}</annotation>
  </semantics>
</math>
</file>

<file path=Object 44/content.xml><?xml version="1.0" encoding="utf-8"?>
<math xmlns="http://www.w3.org/1998/Math/MathML" display="block">
  <semantics>
    <mfrac>
      <mrow>
        <mn>7</mn>
        <mrow>
          <mspace width="0.5em"/>
          <mo stretchy="false">×</mo>
          <mspace width="0.5em"/>
        </mrow>
        <mstyle color="green">
          <mstyle mathvariant="bold">
            <mn>4</mn>
          </mstyle>
        </mstyle>
      </mrow>
      <mrow>
        <mn>3</mn>
        <mrow>
          <mspace width="0.5em"/>
          <mo stretchy="false">×</mo>
          <mspace width="0.5em"/>
        </mrow>
        <mstyle color="green">
          <mstyle mathvariant="bold">
            <mn>4</mn>
          </mstyle>
        </mstyle>
      </mrow>
    </mfrac>
    <annotation encoding="StarMath 5.0">{7`times `color green bold{4} } over {3`times` color green bold{4}}</annotation>
  </semantics>
</math>
</file>

<file path=Object 45/content.xml><?xml version="1.0" encoding="utf-8"?>
<math xmlns="http://www.w3.org/1998/Math/MathML" display="block">
  <semantics>
    <mfrac>
      <mn>6</mn>
      <mn>12</mn>
    </mfrac>
    <annotation encoding="StarMath 5.0">{6} over {12}</annotation>
  </semantics>
</math>
</file>

<file path=Object 46/content.xml><?xml version="1.0" encoding="utf-8"?>
<math xmlns="http://www.w3.org/1998/Math/MathML" display="block">
  <semantics>
    <mfrac>
      <mn>28</mn>
      <mn>12</mn>
    </mfrac>
    <annotation encoding="StarMath 5.0">{28} over {12}</annotation>
  </semantics>
</math>
</file>

<file path=Object 47/content.xml><?xml version="1.0" encoding="utf-8"?>
<math xmlns="http://www.w3.org/1998/Math/MathML" display="block">
  <semantics>
    <mfrac>
      <mn>6</mn>
      <mn>12</mn>
    </mfrac>
    <annotation encoding="StarMath 5.0">{6} over {12}</annotation>
  </semantics>
</math>
</file>

<file path=Object 48/content.xml><?xml version="1.0" encoding="utf-8"?>
<math xmlns="http://www.w3.org/1998/Math/MathML" display="block">
  <semantics>
    <mfrac>
      <mn>34</mn>
      <mn>12</mn>
    </mfrac>
    <annotation encoding="StarMath 5.0">{34} over {12}</annotation>
  </semantics>
</math>
</file>

<file path=Object 4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row>
              <math:mo math:stretchy="false">−</math:mo>
              <math:mi/>
            </math:mrow>
            <math:mn>4</math:mn>
          </math:mrow>
          <math:mn>5</math:mn>
        </math:mfrac>
      </math:mrow>
    </math:mstyle>
    <math:annotation math:encoding="StarMath 5.0">size 10{{-`{4}} over 5}</math:annotation>
  </math:semantics>
</math:math>
</file>

<file path=Object 5/content.xml><?xml version="1.0" encoding="utf-8"?>
<math xmlns="http://www.w3.org/1998/Math/MathML" display="block">
  <semantics>
    <mstyle mathsize="10pt">
      <mrow>
        <mrow>
          <mrow>
            <mo stretchy="false">−</mo>
            <mspace width="0.5em"/>
          </mrow>
          <mn>5</mn>
        </mrow>
        <mrow>
          <mspace width="0.5em"/>
          <mo stretchy="false">+</mo>
          <mspace width="0.5em"/>
        </mrow>
        <mfrac>
          <mn>6</mn>
          <mrow>
            <mrow>
              <mo stretchy="false">−</mo>
              <mspace width="0.5em"/>
            </mrow>
            <mn>5</mn>
          </mrow>
        </mfrac>
      </mrow>
    </mstyle>
    <annotation encoding="StarMath 5.0">size 10 {{-`5}` + `{6 over {-`5}}}</annotation>
  </semantics>
</math>
</file>

<file path=Object 50/content.xml><?xml version="1.0" encoding="utf-8"?>
<math xmlns="http://www.w3.org/1998/Math/MathML" display="block">
  <semantics>
    <mstyle mathsize="10pt">
      <mrow>
        <mfrac>
          <mrow>
            <mrow>
              <mo stretchy="false">−</mo>
              <mn>4</mn>
            </mrow>
            <mrow>
              <mspace width="0.5em"/>
              <mo stretchy="false">×</mo>
              <mspace width="0.5em"/>
            </mrow>
            <mn>6</mn>
          </mrow>
          <mrow>
            <mn>5</mn>
            <mrow>
              <mspace width="0.5em"/>
              <mo stretchy="false">×</mo>
              <mspace width="0.5em"/>
            </mrow>
            <mn>6</mn>
          </mrow>
        </mfrac>
        <mrow>
          <mspace width="0.5em"/>
          <mo stretchy="false">=</mo>
          <mspace width="0.5em"/>
        </mrow>
        <mfrac>
          <mrow>
            <mo stretchy="false">−</mo>
            <mn>24</mn>
          </mrow>
          <mn>30</mn>
        </mfrac>
      </mrow>
    </mstyle>
    <annotation encoding="StarMath 5.0">size 10{{{-4`times`6 }over {5`times`6 }}`=`{-24 over 30 }}</annotation>
  </semantics>
</math>
</file>

<file path=Object 5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5,2</math:mn>
          <math:mn>16</math:mn>
        </math:mfrac>
      </math:mrow>
    </math:mstyle>
    <math:annotation math:encoding="StarMath 5.0">size 10{{15,2} over 16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n>15,2</math:mn>
              <math:mrow>
                <math:mi/>
                <math:mo math:stretchy="false">×</math:mo>
                <math:mi/>
              </math:mrow>
              <math:mn>3</math:mn>
            </math:mrow>
            <math:mrow>
              <math:mn>16</math:mn>
              <math:mrow>
                <math:mi/>
                <math:mo math:stretchy="false">×</math:mo>
                <math:mi/>
              </math:mrow>
              <math:mn>3</math:mn>
            </math:mrow>
          </math:mfrac>
          <math:mrow>
            <math:mi/>
            <math:mo math:stretchy="false">=</math:mo>
            <math:mi/>
          </math:mrow>
          <math:mfrac>
            <math:mn>45,6</math:mn>
            <math:mn>48</math:mn>
          </math:mfrac>
        </math:mrow>
      </math:mrow>
    </math:mstyle>
    <math:annotation math:encoding="StarMath 5.0">size 10{{{15,2`times`3 }over {16`times`3 }}`=`{45,6 over 48 }}</math:annotation>
  </math:semantics>
</math:math>
</file>

<file path=Object 53/content.xml><?xml version="1.0" encoding="utf-8"?>
<math xmlns="http://www.w3.org/1998/Math/MathML">
  <semantics>
    <mrow>
      <mstyle mathsize="10pt">
        <mrow>
          <mrow>
            <mfrac>
              <mrow>
                <mrow>
                  <mo stretchy="false">−</mo>
                  <mi/>
                </mrow>
                <mn>10,34</mn>
              </mrow>
              <mn>24</mn>
            </mfrac>
          </mrow>
        </mrow>
      </mstyle>
    </mrow>
    <annotation encoding="StarMath 5.0">size 10{{-`10,34} over 24}</annotation>
  </semantics>
</math>
</file>

<file path=Object 54/content.xml><?xml version="1.0" encoding="utf-8"?>
<math xmlns="http://www.w3.org/1998/Math/MathML">
  <semantics>
    <mrow>
      <mstyle mathsize="10pt">
        <mrow>
          <mrow>
            <mrow>
              <mfrac>
                <mrow>
                  <mrow>
                    <mo stretchy="false">−</mo>
                    <mn>10,34</mn>
                  </mrow>
                  <mrow>
                    <mi/>
                    <mo stretchy="false">×</mo>
                    <mi/>
                  </mrow>
                  <mn>2</mn>
                </mrow>
                <mrow>
                  <mn>24</mn>
                  <mrow>
                    <mi/>
                    <mo stretchy="false">×</mo>
                    <mi/>
                  </mrow>
                  <mn>2</mn>
                </mrow>
              </mfrac>
            </mrow>
            <mrow>
              <mi/>
              <mo stretchy="false">=</mo>
              <mi/>
            </mrow>
            <mrow>
              <mfrac>
                <mrow>
                  <mo stretchy="false">−</mo>
                  <mn>20,68</mn>
                </mrow>
                <mn>48</mn>
              </mfrac>
            </mrow>
          </mrow>
        </mrow>
      </mstyle>
    </mrow>
    <annotation encoding="StarMath 5.0">size 10{{{-10,34`times`2 }over {24`times`2 }}`=`{-20,68 over 48 }}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row>
            <math:mrow>
              <math:mo math:stretchy="false">−</math:mo>
              <math:mi/>
            </math:mrow>
            <math:mn>12</math:mn>
          </math:mrow>
        </math:mfrac>
      </math:mrow>
    </math:mstyle>
    <math:annotation math:encoding="StarMath 5.0">size 10{{1} over {-``12}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o math:stretchy="false">−</math:mo>
          <math:mrow>
            <math:mfrac>
              <math:mrow>
                <math:mn>1</math:mn>
                <math:mrow>
                  <math:mi/>
                  <math:mo math:stretchy="false">×</math:mo>
                  <math:mi/>
                </math:mrow>
                <math:mn>2</math:mn>
              </math:mrow>
              <math:mrow>
                <math:mn>12</math:mn>
                <math:mrow>
                  <math:mi/>
                  <math:mo math:stretchy="false">×</math:mo>
                  <math:mi/>
                </math:mrow>
                <math:mn>2</math:mn>
              </math:mrow>
            </math:mfrac>
            <math:mrow>
              <math:mi/>
              <math:mo math:stretchy="false">=</math:mo>
              <math:mrow>
                <math:mi/>
                <math:mo math:stretchy="false">−</math:mo>
                <math:mfrac>
                  <math:mn>2</math:mn>
                  <math:mn>24</math:mn>
                </math:mfrac>
              </math:mrow>
            </math:mrow>
          </math:mrow>
        </math:mrow>
      </math:mrow>
    </math:mstyle>
    <math:annotation math:encoding="StarMath 5.0">size 10-{{{1`times`2 }over {12`times`2 }}`=`-{2 over 24 }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</math:mn>
          <math:mn>24</math:mn>
        </math:mfrac>
      </math:mrow>
    </math:mstyle>
    <math:annotation math:encoding="StarMath 5.0">size 10{{5} over 24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</math:mn>
          <math:mn>6</math:mn>
        </math:mfrac>
      </math:mrow>
    </math:mstyle>
    <math:annotation math:encoding="StarMath 5.0">size 10{{5} over 6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n>5</math:mn>
              <math:mrow>
                <math:mi/>
                <math:mo math:stretchy="false">×</math:mo>
                <math:mi/>
              </math:mrow>
              <math:mn>4</math:mn>
            </math:mrow>
            <math:mrow>
              <math:mn>6</math:mn>
              <math:mrow>
                <math:mi/>
                <math:mo math:stretchy="false">×</math:mo>
                <math:mi/>
              </math:mrow>
              <math:mn>4</math:mn>
            </math:mrow>
          </math:mfrac>
          <math:mrow>
            <math:mi/>
            <math:mo math:stretchy="false">=</math:mo>
            <math:mi/>
          </math:mrow>
          <math:mfrac>
            <math:mn>20</math:mn>
            <math:mn>24</math:mn>
          </math:mfrac>
        </math:mrow>
      </math:mrow>
    </math:mstyle>
    <math:annotation math:encoding="StarMath 5.0">size 10{{{5`times`4 }over {6`times`4 }}`=`{20 over 24 }}</math:annotation>
  </math:semantics>
</math:math>
</file>

<file path=Object 6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21</mn>
        </mfrac>
        <mrow>
          <mspace width="0.5em"/>
          <mo stretchy="false">−</mo>
          <mspace width="0.5em"/>
        </mrow>
        <mfrac>
          <mn>7</mn>
          <mn>3</mn>
        </mfrac>
      </mrow>
    </mstyle>
    <annotation encoding="StarMath 5.0">size 10{- `{5} over 21`-`7 over 3}</annotation>
  </semantics>
</math>
</file>

<file path=Object 6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9</math:mn>
          <math:mrow>
            <math:mrow>
              <math:mo math:stretchy="false">−</math:mo>
              <math:mi/>
            </math:mrow>
            <math:mn>6</math:mn>
          </math:mrow>
        </math:mfrac>
      </math:mrow>
    </math:mstyle>
    <math:annotation math:encoding="StarMath 5.0">size 10{{19} over {-`6}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o math:stretchy="false">−</math:mo>
          <math:mrow>
            <math:mfrac>
              <math:mrow>
                <math:mn>19</math:mn>
                <math:mrow>
                  <math:mi/>
                  <math:mo math:stretchy="false">×</math:mo>
                  <math:mi/>
                </math:mrow>
                <math:mn>10</math:mn>
              </math:mrow>
              <math:mrow>
                <math:mn>6</math:mn>
                <math:mrow>
                  <math:mi/>
                  <math:mo math:stretchy="false">×</math:mo>
                  <math:mi/>
                </math:mrow>
                <math:mn>10</math:mn>
              </math:mrow>
            </math:mfrac>
            <math:mrow>
              <math:mi/>
              <math:mo math:stretchy="false">=</math:mo>
              <math:mrow>
                <math:mi/>
                <math:mo math:stretchy="false">−</math:mo>
                <math:mfrac>
                  <math:mn>190</math:mn>
                  <math:mn>60</math:mn>
                </math:mfrac>
              </math:mrow>
            </math:mrow>
          </math:mrow>
        </math:mrow>
      </math:mrow>
    </math:mstyle>
    <math:annotation math:encoding="StarMath 5.0">size 10-{{{19`times`10 }over {6`times`10}}`=`-{190 over 60 }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2</math:mn>
          <math:mn>15</math:mn>
        </math:mfrac>
      </math:mrow>
    </math:mstyle>
    <math:annotation math:encoding="StarMath 5.0">size 10{{32} over 15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n>32</math:mn>
              <math:mrow>
                <math:mi/>
                <math:mo math:stretchy="false">×</math:mo>
                <math:mi/>
              </math:mrow>
              <math:mn>4</math:mn>
            </math:mrow>
            <math:mrow>
              <math:mn>15</math:mn>
              <math:mrow>
                <math:mi/>
                <math:mo math:stretchy="false">×</math:mo>
                <math:mi/>
              </math:mrow>
              <math:mn>4</math:mn>
            </math:mrow>
          </math:mfrac>
          <math:mrow>
            <math:mi/>
            <math:mo math:stretchy="false">=</math:mo>
            <math:mi/>
          </math:mrow>
          <math:mfrac>
            <math:mn>128</math:mn>
            <math:mn>60</math:mn>
          </math:mfrac>
        </math:mrow>
      </math:mrow>
    </math:mstyle>
    <math:annotation math:encoding="StarMath 5.0">size 10{{{32`times`4 }over {15`times`4 }}`=`{128 over 60 }}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20</math:mn>
        </math:mfrac>
      </math:mrow>
    </math:mstyle>
    <math:annotation math:encoding="StarMath 5.0">size 10{{1} over 20}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n>1</math:mn>
              <math:mrow>
                <math:mi/>
                <math:mo math:stretchy="false">×</math:mo>
                <math:mi/>
              </math:mrow>
              <math:mn>3</math:mn>
            </math:mrow>
            <math:mrow>
              <math:mn>20</math:mn>
              <math:mrow>
                <math:mi/>
                <math:mo math:stretchy="false">×</math:mo>
                <math:mi/>
              </math:mrow>
              <math:mn>3</math:mn>
            </math:mrow>
          </math:mfrac>
          <math:mrow>
            <math:mi/>
            <math:mo math:stretchy="false">=</math:mo>
            <math:mi/>
          </math:mrow>
          <math:mfrac>
            <math:mn>3</math:mn>
            <math:mn>60</math:mn>
          </math:mfrac>
        </math:mrow>
      </math:mrow>
    </math:mstyle>
    <math:annotation math:encoding="StarMath 5.0">size 10{{{1`times`3 }over {20`times`3 }}`=`{3 over 60 }}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row>
              <math:mo math:stretchy="false">−</math:mo>
              <math:mi/>
            </math:mrow>
            <math:mn>17</math:mn>
          </math:mrow>
          <math:mn>12</math:mn>
        </math:mfrac>
      </math:mrow>
    </math:mstyle>
    <math:annotation math:encoding="StarMath 5.0">size 10{{{-`17}} over 12}</math:annotation>
  </math:semantics>
</math:math>
</file>

<file path=Object 67/content.xml><?xml version="1.0" encoding="utf-8"?>
<math xmlns="http://www.w3.org/1998/Math/MathML" display="block">
  <semantics>
    <mfrac>
      <mn>17</mn>
      <mn>6</mn>
    </mfrac>
    <annotation encoding="StarMath 5.0">{17} over {6}</annotation>
  </semantics>
</math>
</file>

<file path=Object 6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o math:stretchy="false">−</math:mo>
          <math:mrow>
            <math:mfrac>
              <math:mrow>
                <math:mn>17</math:mn>
                <math:mrow>
                  <math:mi/>
                  <math:mo math:stretchy="false">×</math:mo>
                  <math:mi/>
                </math:mrow>
                <math:mn>5</math:mn>
              </math:mrow>
              <math:mrow>
                <math:mn>12</math:mn>
                <math:mrow>
                  <math:mi/>
                  <math:mo math:stretchy="false">×</math:mo>
                  <math:mi/>
                </math:mrow>
                <math:mn>5</math:mn>
              </math:mrow>
            </math:mfrac>
            <math:mrow>
              <math:mi/>
              <math:mo math:stretchy="false">=</math:mo>
              <math:mrow>
                <math:mi/>
                <math:mo math:stretchy="false">−</math:mo>
                <math:mfrac>
                  <math:mn>85</math:mn>
                  <math:mn>60</math:mn>
                </math:mfrac>
              </math:mrow>
            </math:mrow>
          </math:mrow>
        </math:mrow>
      </math:mrow>
    </math:mstyle>
    <math:annotation math:encoding="StarMath 5.0">size 10- {{{17`times`5 }over {12`times`5 }}`=`-{85 over 60 }}</math:annotation>
  </math:semantics>
</math:math>
</file>

<file path=Object 69/content.xml><?xml version="1.0" encoding="utf-8"?>
<math xmlns="http://www.w3.org/1998/Math/MathML" display="block">
  <semantics>
    <mrow>
      <mrow>
        <mstyle color="aqua">
          <mstyle mathvariant="bold">
            <mrow>
              <mo stretchy="false">−</mo>
              <mrow/>
            </mrow>
          </mstyle>
        </mstyle>
        <mspace width="0.5em"/>
        <mn>1</mn>
        <mspace width="0.5em"/>
        <mstyle color="aqua">
          <mrow>
            <mstyle mathvariant="bold">
              <mi mathvariant="normal"></mi>
            </mstyle>
            <mrow/>
          </mrow>
        </mstyle>
        <mspace width="0.5em"/>
        <mfrac>
          <mn>13</mn>
          <mrow>
            <mstyle color="aqua">
              <mstyle mathvariant="bold">
                <mrow>
                  <mo stretchy="false">−</mo>
                  <mrow/>
                </mrow>
              </mstyle>
            </mstyle>
            <mspace width="0.5em"/>
            <mn>30</mn>
          </mrow>
        </mfrac>
      </mrow>
      <mspace width="0.5em"/>
      <mstyle color="aqua">
        <mstyle mathvariant="bold">
          <mrow>
            <mo stretchy="false">−</mo>
            <mrow/>
          </mrow>
        </mstyle>
      </mstyle>
      <mspace width="0.5em"/>
      <mfrac>
        <mrow>
          <mstyle color="aqua">
            <mstyle mathvariant="bold">
              <mrow>
                <mo stretchy="false">−</mo>
                <mrow/>
              </mrow>
            </mstyle>
          </mstyle>
          <mspace width="0.5em"/>
          <mn>11</mn>
        </mrow>
        <mn>12</mn>
      </mfrac>
    </mrow>
    <annotation encoding="StarMath 5.0">{{{color cyan{bold -{}}`1`color cyan{bold nitalic{}}`{13} over {color cyan{bold -{}}`30}}`color cyan{bold -{}}`{{color cyan{bold -{}}`11} over 12}}}</annotation>
  </semantics>
</math>
</file>

<file path=Object 7/content.xml><?xml version="1.0" encoding="utf-8"?>
<math xmlns="http://www.w3.org/1998/Math/MathML" display="block">
  <semantics>
    <mstyle mathsize="10pt">
      <mrow>
        <mfrac>
          <mn>1</mn>
          <mrow>
            <mo stretchy="false">−</mo>
            <mn>8</mn>
          </mrow>
        </mfrac>
        <mspace width="0.5em"/>
        <mstyle mathvariant="normal">
          <mi mathvariant="normal"></mi>
        </mstyle>
        <mspace width="0.5em"/>
        <mfrac>
          <mn>5</mn>
          <mn>4</mn>
        </mfrac>
        <mspace width="0.5em"/>
        <mstyle mathvariant="normal">
          <mi mathvariant="normal"></mi>
        </mstyle>
        <mspace width="0.5em"/>
        <mfrac>
          <mrow>
            <mo stretchy="false">−</mo>
            <mn>7</mn>
          </mrow>
          <mn>6</mn>
        </mfrac>
      </mrow>
    </mstyle>
    <annotation encoding="StarMath 5.0">size 10{{1} over {-{8}}`nitalic`{5} over {4}`nitalic`{-7} over 6}</annotation>
  </semantics>
</math>
</file>

<file path=Object 70/content.xml><?xml version="1.0" encoding="utf-8"?>
<math xmlns="http://www.w3.org/1998/Math/MathML" display="block">
  <semantics>
    <mrow>
      <mstyle color="fuchsia">
        <mstyle mathvariant="bold">
          <mrow>
            <mo stretchy="false">−</mo>
            <mrow/>
          </mrow>
        </mstyle>
      </mstyle>
      <mspace width="0.5em"/>
      <mfrac>
        <mrow>
          <mn>1</mn>
          <mrow>
            <mspace width="0.5em"/>
            <mo stretchy="false">×</mo>
            <mspace width="0.5em"/>
          </mrow>
          <mn>60</mn>
        </mrow>
        <mrow>
          <mn>1</mn>
          <mrow>
            <mspace width="0.5em"/>
            <mo stretchy="false">×</mo>
            <mspace width="0.5em"/>
          </mrow>
          <mn>60</mn>
        </mrow>
      </mfrac>
      <mspace width="0.5em"/>
      <mstyle color="fuchsia">
        <mstyle mathvariant="bold">
          <mrow>
            <mo stretchy="false">−</mo>
            <mrow/>
          </mrow>
        </mstyle>
      </mstyle>
      <mspace width="0.5em"/>
      <mfrac>
        <mrow>
          <mn>13</mn>
          <mrow>
            <mspace width="0.5em"/>
            <mo stretchy="false">×</mo>
            <mspace width="0.5em"/>
          </mrow>
          <mn>2</mn>
        </mrow>
        <mrow>
          <mn>30</mn>
          <mrow>
            <mspace width="0.5em"/>
            <mo stretchy="false">×</mo>
            <mspace width="0.5em"/>
          </mrow>
          <mn>2</mn>
        </mrow>
      </mfrac>
      <mspace width="0.5em"/>
      <mstyle color="fuchsia">
        <mrow>
          <mstyle mathvariant="bold">
            <mi mathvariant="normal"></mi>
          </mstyle>
          <mrow/>
        </mrow>
      </mstyle>
      <mspace width="0.5em"/>
      <mfrac>
        <mrow>
          <mn>11</mn>
          <mrow>
            <mspace width="0.5em"/>
            <mo stretchy="false">×</mo>
            <mspace width="0.5em"/>
          </mrow>
          <mn>5</mn>
        </mrow>
        <mrow>
          <mn>12</mn>
          <mrow>
            <mspace width="0.5em"/>
            <mo stretchy="false">×</mo>
            <mspace width="0.5em"/>
          </mrow>
          <mn>5</mn>
        </mrow>
      </mfrac>
    </mrow>
    <annotation encoding="StarMath 5.0">{color magenta {bold-{}}`{1 `times`60} over {1 `times` 60}`color magenta{bold-{}}`{13`times`2} over {30`times`2}`color magenta{bold nitalic{}}`{{11`times`5} over {12`times`5}}}</annotation>
  </semantics>
</math>
</file>

<file path=Object 71/content.xml><?xml version="1.0" encoding="utf-8"?>
<math xmlns="http://www.w3.org/1998/Math/MathML" display="block">
  <semantics>
    <mrow>
      <mo stretchy="false">−</mo>
      <mrow>
        <mfrac>
          <mrow>
            <mspace width="0.5em"/>
            <mn>60</mn>
          </mrow>
          <mn>60</mn>
        </mfrac>
        <mrow>
          <mspace width="0.5em"/>
          <mo stretchy="false">−</mo>
          <mspace width="0.5em"/>
        </mrow>
        <mfrac>
          <mn>26</mn>
          <mn>60</mn>
        </mfrac>
        <mspace width="0.5em"/>
        <mstyle mathvariant="normal">
          <mi mathvariant="normal"></mi>
        </mstyle>
        <mspace width="0.5em"/>
        <mfrac>
          <mn>55</mn>
          <mn>60</mn>
        </mfrac>
      </mrow>
    </mrow>
    <annotation encoding="StarMath 5.0">{-{{`60} over 60`-`{26 over 60}`nitalic`{55 over 60}}}</annotation>
  </semantics>
</math>
</file>

<file path=Object 72/content.xml><?xml version="1.0" encoding="utf-8"?>
<math xmlns="http://www.w3.org/1998/Math/MathML" display="block">
  <semantics>
    <mfrac>
      <mrow>
        <mrow>
          <mo stretchy="false">−</mo>
          <mspace width="0.5em"/>
        </mrow>
        <mn>60</mn>
        <mrow>
          <mspace width="0.5em"/>
          <mo stretchy="false">−</mo>
          <mspace width="0.5em"/>
        </mrow>
        <mn>26</mn>
        <mspace width="0.5em"/>
        <mstyle mathvariant="normal">
          <mi mathvariant="normal"></mi>
        </mstyle>
        <mspace width="0.5em"/>
        <mn>55</mn>
      </mrow>
      <mn>60</mn>
    </mfrac>
    <annotation encoding="StarMath 5.0">{{-`60`-`26`nitalic`55} over {60}}</annotation>
  </semantics>
</math>
</file>

<file path=Object 73/content.xml><?xml version="1.0" encoding="utf-8"?>
<math xmlns="http://www.w3.org/1998/Math/MathML" display="block">
  <semantics>
    <mfrac>
      <mrow>
        <mo stretchy="false">−</mo>
        <mn>31</mn>
      </mrow>
      <mn>60</mn>
    </mfrac>
    <annotation encoding="StarMath 5.0">{{-31} over {60}}</annotation>
  </semantics>
</math>
</file>

<file path=Object 74/content.xml><?xml version="1.0" encoding="utf-8"?>
<math xmlns="http://www.w3.org/1998/Math/MathML" display="block">
  <semantics>
    <mstyle mathsize="10pt">
      <mrow>
        <mi>A</mi>
        <mrow>
          <mspace width="0.5em"/>
          <mo stretchy="false">=</mo>
          <mspace width="0.5em"/>
        </mrow>
        <mstyle mathsize="10pt">
          <mfrac>
            <mrow>
              <mo stretchy="false">−</mo>
              <mn>2</mn>
            </mrow>
            <mn>5</mn>
          </mfrac>
        </mstyle>
      </mrow>
    </mstyle>
    <annotation encoding="StarMath 5.0">size 10{A`=`size 10{{-2} over 5}}</annotation>
  </semantics>
</math>
</file>

<file path=Object 75/content.xml><?xml version="1.0" encoding="utf-8"?>
<math xmlns="http://www.w3.org/1998/Math/MathML" display="block">
  <semantics>
    <mstyle mathsize="10pt">
      <mstyle mathvariant="normal">
        <mrow>
          <mi mathvariant="normal">B</mi>
          <mrow>
            <mspace width="0.5em"/>
            <mo stretchy="false">=</mo>
            <mspace width="0.5em"/>
          </mrow>
          <mfrac>
            <mrow>
              <mrow>
                <mo stretchy="false">−</mo>
                <mspace width="0.5em"/>
              </mrow>
              <mn>17,12</mn>
            </mrow>
            <mn>27</mn>
          </mfrac>
          <mrow>
            <mspace width="0.5em"/>
            <mo stretchy="false">=</mo>
            <mspace width="0.5em"/>
          </mrow>
          <mfrac>
            <mrow>
              <mrow>
                <mo stretchy="false">−</mo>
                <mspace width="0.5em"/>
              </mrow>
              <mn>1</mn>
              <mspace width="0.5em"/>
              <mn>712</mn>
            </mrow>
            <mrow>
              <mspace width="0.5em"/>
              <mn>2</mn>
              <mspace width="0.5em"/>
              <mn>700</mn>
            </mrow>
          </mfrac>
          <mrow>
            <mspace width="0.5em"/>
            <mo stretchy="false">=</mo>
            <mspace width="0.5em"/>
          </mrow>
          <mfrac>
            <mrow>
              <mrow>
                <mo stretchy="false">−</mo>
                <mspace width="0.5em"/>
              </mrow>
              <mn>856</mn>
            </mrow>
            <mrow>
              <mn>1</mn>
              <mspace width="0.5em"/>
              <mn>350</mn>
            </mrow>
          </mfrac>
          <mrow>
            <mspace width="0.5em"/>
            <mo stretchy="false">=</mo>
            <mspace width="0.5em"/>
          </mrow>
          <mfrac>
            <mrow>
              <mrow>
                <mo stretchy="false">−</mo>
                <mspace width="0.5em"/>
              </mrow>
              <mn>428</mn>
            </mrow>
            <mn>675</mn>
          </mfrac>
        </mrow>
      </mstyle>
    </mstyle>
    <annotation encoding="StarMath 5.0">size 10 nitalic {B `=` {-`17,12} over 27 `=` {-`1 ` 712} over {`2`700}`=` {-`856} over {1`350}`=` {-`428} over 675}
</annotation>
  </semantics>
</math>
</file>

<file path=Object 76/content.xml><?xml version="1.0" encoding="utf-8"?>
<math xmlns="http://www.w3.org/1998/Math/MathML" display="block">
  <semantics>
    <mrow>
      <mstyle mathsize="10pt">
        <mstyle mathvariant="normal">
          <mrow>
            <mrow>
              <mi mathvariant="normal">C</mi>
              <mrow>
                <mspace width="0.5em"/>
                <mo stretchy="false">=</mo>
                <mspace width="0.5em"/>
              </mrow>
              <mfrac>
                <mrow>
                  <mn>12</mn>
                  <mrow>
                    <mspace width="0.5em"/>
                    <mo stretchy="false">+</mo>
                    <mspace width="0.5em"/>
                  </mrow>
                  <mrow>
                    <mspace width="0.5em"/>
                    <mn>17</mn>
                  </mrow>
                  <mrow>
                    <mspace width="0.5em"/>
                    <mo stretchy="false">−</mo>
                    <mspace width="0.5em"/>
                  </mrow>
                  <mrow>
                    <mspace width="0.5em"/>
                    <mn>133</mn>
                  </mrow>
                </mrow>
                <mn>25</mn>
              </mfrac>
            </mrow>
            <mrow>
              <mspace width="0.5em"/>
              <mo stretchy="false">=</mo>
              <mspace width="0.5em"/>
            </mrow>
            <mfrac>
              <mrow>
                <mo stretchy="false">−</mo>
                <mn>104</mn>
              </mrow>
              <mn>25</mn>
            </mfrac>
          </mrow>
        </mstyle>
      </mstyle>
      <mspace/>
    </mrow>
    <annotation encoding="StarMath 5.0">size10
 nitalic {{C `=`{{12} `+`{`17} `-`{`133}} over 25}`=`{-104} over {25}}`</annotation>
  </semantics>
</math>
</file>

<file path=Object 77/content.xml><?xml version="1.0" encoding="utf-8"?>
<math xmlns="http://www.w3.org/1998/Math/MathML" display="block">
  <semantics>
    <mstyle mathsize="10pt">
      <mrow>
        <mi mathvariant="normal">D</mi>
        <mrow>
          <mspace width="0.5em"/>
          <mo stretchy="false">=</mo>
          <mrow>
            <mfrac>
              <mrow>
                <mn>4,5</mn>
                <mrow>
                  <mspace width="0.5em"/>
                  <mo stretchy="false">×</mo>
                  <mspace width="0.5em"/>
                </mrow>
                <mn>8</mn>
              </mrow>
              <mrow>
                <mn>1</mn>
                <mrow>
                  <mspace width="0.5em"/>
                  <mo stretchy="false">×</mo>
                  <mspace width="0.5em"/>
                </mrow>
                <mn>8</mn>
              </mrow>
            </mfrac>
            <mrow>
              <mspace width="0.5em"/>
              <mo stretchy="false">−</mo>
              <mspace width="0.5em"/>
            </mrow>
            <mfrac>
              <mn>7</mn>
              <mn>8</mn>
            </mfrac>
          </mrow>
        </mrow>
      </mrow>
    </mstyle>
    <annotation encoding="StarMath 5.0">size 10 {D`={{4,5`times` 8} over {1`times`8 }`-` 7 over 8}}</annotation>
  </semantics>
</math>
</file>

<file path=Object 78/content.xml><?xml version="1.0" encoding="utf-8"?>
<math xmlns="http://www.w3.org/1998/Math/MathML" display="block">
  <semantics>
    <mstyle mathsize="10pt">
      <mrow>
        <mi mathvariant="normal">D</mi>
        <mrow>
          <mspace width="0.5em"/>
          <mo stretchy="false">=</mo>
          <mspace width="0.5em"/>
        </mrow>
        <mfrac>
          <mn>36</mn>
          <mn>8</mn>
        </mfrac>
        <mrow>
          <mspace width="0.5em"/>
          <mo stretchy="false">−</mo>
          <mspace width="0.5em"/>
        </mrow>
        <mfrac>
          <mn>7</mn>
          <mn>8</mn>
        </mfrac>
        <mrow>
          <mspace width="0.5em"/>
          <mo stretchy="false">=</mo>
          <mspace width="0.5em"/>
        </mrow>
        <mfrac>
          <mn>29</mn>
          <mn>8</mn>
        </mfrac>
        <mspace width="0.5em"/>
      </mrow>
    </mstyle>
    <annotation encoding="StarMath 5.0">size 10 {D`=`36 over 8`-`7 over 8`=`29 over 8`}</annotation>
  </semantics>
</math>
</file>

<file path=Object 79/content.xml><?xml version="1.0" encoding="utf-8"?>
<math xmlns="http://www.w3.org/1998/Math/MathML" display="block">
  <semantics>
    <mstyle mathsize="10pt">
      <mrow>
        <mi mathvariant="normal">E</mi>
        <mrow>
          <mspace width="0.5em"/>
          <mo stretchy="false">=</mo>
          <mspace width="0.5em"/>
        </mrow>
        <mstyle mathsize="10pt">
          <mfrac>
            <mrow>
              <mo stretchy="false">−</mo>
              <mn>25</mn>
            </mrow>
            <mn>5</mn>
          </mfrac>
        </mstyle>
        <mrow>
          <mspace width="0.5em"/>
          <mo stretchy="false">−</mo>
          <mspace width="0.5em"/>
        </mrow>
        <mfrac>
          <mn>6</mn>
          <mn>5</mn>
        </mfrac>
        <mrow>
          <mspace width="0.5em"/>
          <mo stretchy="false">=</mo>
          <mspace width="0.5em"/>
        </mrow>
        <mstyle mathsize="10pt">
          <mfrac>
            <mrow>
              <mo stretchy="false">−</mo>
              <mn>31</mn>
            </mrow>
            <mn>5</mn>
          </mfrac>
        </mstyle>
      </mrow>
    </mstyle>
    <annotation encoding="StarMath 5.0">size 10 {E`= `size 10{{-25 } over { 5}}`-`6 over 5`= `size 10{{-31 } over { 5}}}</annotation>
  </semantics>
</math>
</file>

<file path=Object 8/content.xml><?xml version="1.0" encoding="utf-8"?>
<math xmlns="http://www.w3.org/1998/Math/MathML" display="block">
  <semantics>
    <mstyle mathsize="10pt">
      <mrow>
        <mn>1</mn>
        <mspace width="0.5em"/>
        <mstyle mathvariant="normal">
          <mi mathvariant="normal"></mi>
        </mstyle>
        <mspace width="0.5em"/>
        <mfrac>
          <mrow>
            <mo stretchy="false">−</mo>
            <mn>15</mn>
          </mrow>
          <mn>7</mn>
        </mfrac>
        <mspace width="0.5em"/>
        <mstyle mathvariant="normal">
          <mi mathvariant="normal"></mi>
        </mstyle>
        <mrow>
          <mspace width="0.5em"/>
          <mfrac>
            <mrow>
              <mo stretchy="false">−</mo>
              <mn>3</mn>
            </mrow>
            <mrow>
              <mo stretchy="false">−</mo>
              <mn>5</mn>
            </mrow>
          </mfrac>
        </mrow>
      </mrow>
    </mstyle>
    <annotation encoding="StarMath 5.0">size 10{{1}`nitalic`{-15} over {7}`nitalic{` {- 3} over {-5}}}</annotation>
  </semantics>
</math>
</file>

<file path=Object 80/content.xml><?xml version="1.0" encoding="utf-8"?>
<math xmlns="http://www.w3.org/1998/Math/MathML" display="block">
  <semantics>
    <mstyle mathsize="10pt">
      <mrow>
        <mi mathvariant="normal">E</mi>
        <mrow>
          <mspace width="0.5em"/>
          <mo stretchy="false">=</mo>
          <mspace width="0.5em"/>
        </mrow>
        <mstyle mathsize="10pt">
          <mfrac>
            <mrow>
              <mrow>
                <mo stretchy="false">−</mo>
                <mn>5</mn>
              </mrow>
              <mrow>
                <mspace width="0.5em"/>
                <mo stretchy="false">×</mo>
                <mspace width="0.5em"/>
              </mrow>
              <mn>5</mn>
            </mrow>
            <mrow>
              <mn>1</mn>
              <mrow>
                <mspace width="0.5em"/>
                <mo stretchy="false">×</mo>
                <mspace width="0.5em"/>
              </mrow>
              <mn>5</mn>
            </mrow>
          </mfrac>
        </mstyle>
        <mrow>
          <mspace width="0.5em"/>
          <mo stretchy="false">−</mo>
          <mspace width="0.5em"/>
        </mrow>
        <mfrac>
          <mn>6</mn>
          <mn>5</mn>
        </mfrac>
      </mrow>
    </mstyle>
    <annotation encoding="StarMath 5.0">size 10 {E`= `size 10{{-5 `times`5} over { 1`times`5}}`-`6 over 5}</annotation>
  </semantics>
</math>
</file>

<file path=Object 81/content.xml><?xml version="1.0" encoding="utf-8"?>
<math xmlns="http://www.w3.org/1998/Math/MathML" display="block">
  <semantics>
    <mstyle mathsize="9pt">
      <mrow>
        <mi mathvariant="normal">F</mi>
        <mrow>
          <mspace width="0.5em"/>
          <mo stretchy="false">=</mo>
          <mrow>
            <mspace width="0.5em"/>
            <mo stretchy="false">−</mo>
            <mfrac>
              <mn>5</mn>
              <mn>21</mn>
            </mfrac>
          </mrow>
        </mrow>
        <mrow>
          <mspace width="0.5em"/>
          <mo stretchy="false">−</mo>
          <mspace width="0.5em"/>
        </mrow>
        <mfrac>
          <mn>49</mn>
          <mn>21</mn>
        </mfrac>
        <mrow>
          <mspace width="0.5em"/>
          <mo stretchy="false">=</mo>
          <mrow>
            <mspace width="0.5em"/>
            <mo stretchy="false">−</mo>
            <mfrac>
              <mn>54</mn>
              <mn>21</mn>
            </mfrac>
          </mrow>
        </mrow>
        <mrow>
          <mspace width="0.5em"/>
          <mo stretchy="false">=</mo>
          <mrow>
            <mspace width="0.5em"/>
            <mo stretchy="false">−</mo>
            <mfrac>
              <mn>18</mn>
              <mn>7</mn>
            </mfrac>
          </mrow>
        </mrow>
      </mrow>
    </mstyle>
    <annotation encoding="StarMath 5.0">size 9 {F`=`-5 over 21`-`49 over 21`=`-54 over 21`=`-18 over 7}</annotation>
  </semantics>
</math>
</file>

<file path=Object 82/content.xml><?xml version="1.0" encoding="utf-8"?>
<math xmlns="http://www.w3.org/1998/Math/MathML" display="block">
  <semantics>
    <mstyle mathsize="10pt">
      <mrow>
        <mi mathvariant="normal">F</mi>
        <mrow>
          <mspace width="0.5em"/>
          <mo stretchy="false">=</mo>
          <mrow>
            <mspace width="0.5em"/>
            <mo stretchy="false">−</mo>
            <mfrac>
              <mn>5</mn>
              <mn>21</mn>
            </mfrac>
          </mrow>
        </mrow>
        <mrow>
          <mspace width="0.5em"/>
          <mo stretchy="false">−</mo>
          <mspace width="0.5em"/>
        </mrow>
        <mfrac>
          <mrow>
            <mn>7</mn>
            <mrow>
              <mspace width="0.5em"/>
              <mo stretchy="false">×</mo>
              <mspace width="0.5em"/>
            </mrow>
            <mn>7</mn>
          </mrow>
          <mrow>
            <mn>3</mn>
            <mrow>
              <mspace width="0.5em"/>
              <mo stretchy="false">×</mo>
              <mspace width="0.5em"/>
            </mrow>
            <mn>7</mn>
          </mrow>
        </mfrac>
      </mrow>
    </mstyle>
    <annotation encoding="StarMath 5.0">size 10 {F`=`-5 over 21 `-`{{7`times` 7} over {3`times`7} } }</annotation>
  </semantics>
</math>
</file>

<file path=Object 83/content.xml><?xml version="1.0" encoding="utf-8"?>
<math xmlns="http://www.w3.org/1998/Math/MathML" display="block">
  <semantics>
    <mstyle mathsize="10pt">
      <mrow>
        <mi mathvariant="normal">G</mi>
        <mrow>
          <mspace width="0.5em"/>
          <mo stretchy="false">=</mo>
          <mrow>
            <mspace width="0.5em"/>
            <mo stretchy="false">−</mo>
            <mfrac>
              <mn>4</mn>
              <mn>14</mn>
            </mfrac>
          </mrow>
        </mrow>
        <mrow>
          <mspace width="0.5em"/>
          <mo stretchy="false">+</mo>
          <mspace width="0.5em"/>
        </mrow>
        <mfrac>
          <mn>3</mn>
          <mn>14</mn>
        </mfrac>
        <mrow>
          <mspace width="0.5em"/>
          <mo stretchy="false">=</mo>
          <mrow>
            <mspace width="0.5em"/>
            <mo stretchy="false">−</mo>
            <mfrac>
              <mn>1</mn>
              <mn>14</mn>
            </mfrac>
          </mrow>
        </mrow>
      </mrow>
    </mstyle>
    <annotation encoding="StarMath 5.0">size 10 {G`=`-4 over 14`+`3 over 14`=`-1 over 14}</annotation>
  </semantics>
</math>
</file>

<file path=Object 84/content.xml><?xml version="1.0" encoding="utf-8"?>
<math xmlns="http://www.w3.org/1998/Math/MathML" display="block">
  <semantics>
    <mstyle mathsize="10pt">
      <mrow>
        <mi mathvariant="normal">G</mi>
        <mrow>
          <mspace width="0.5em"/>
          <mo stretchy="false">=</mo>
          <mspace width="0.5em"/>
        </mrow>
        <mfrac>
          <mrow>
            <mrow>
              <mo stretchy="false">−</mo>
              <mn>2</mn>
            </mrow>
            <mrow>
              <mspace width="0.5em"/>
              <mo stretchy="false">×</mo>
              <mspace width="0.5em"/>
            </mrow>
            <mn>2</mn>
          </mrow>
          <mrow>
            <mn>7</mn>
            <mrow>
              <mspace width="0.5em"/>
              <mo stretchy="false">×</mo>
              <mspace width="0.5em"/>
            </mrow>
            <mn>2</mn>
          </mrow>
        </mfrac>
        <mrow>
          <mspace width="0.5em"/>
          <mo stretchy="false">+</mo>
          <mspace width="0.5em"/>
        </mrow>
        <mfrac>
          <mn>3</mn>
          <mn>14</mn>
        </mfrac>
      </mrow>
    </mstyle>
    <annotation encoding="StarMath 5.0">size 10 {G`=`{{-2`times` 2} over {7`times`2} }`+` 3 over 14}</annotation>
  </semantics>
</math>
</file>

<file path=Object 8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n>1</math:mn>
          </math:mrow>
          <math:mn>24</math:mn>
        </math:mfrac>
      </math:mrow>
    </math:mstyle>
    <math:annotation math:encoding="StarMath 5.0">size 10{-1 over 24}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frac>
              <math:mrow>
                <math:mn>1</math:mn>
                <math:mrow>
                  <math:mi/>
                  <math:mo math:stretchy="false">×</math:mo>
                  <math:mi/>
                </math:mrow>
                <math:mn>3</math:mn>
              </math:mrow>
              <math:mrow>
                <math:mn>8</math:mn>
                <math:mrow>
                  <math:mi/>
                  <math:mo math:stretchy="false">×</math:mo>
                  <math:mi/>
                </math:mrow>
                <math:mn>3</math:mn>
              </math:mrow>
            </math:mfrac>
          </math:mrow>
          <math:mrow>
            <math:mi/>
            <math:mo math:stretchy="false">+</math:mo>
            <math:mi/>
          </math:mrow>
          <math:mrow>
            <math:mfrac>
              <math:mrow>
                <math:mn>5</math:mn>
                <math:mrow>
                  <math:mi/>
                  <math:mo math:stretchy="false">×</math:mo>
                  <math:mi/>
                </math:mrow>
                <math:mn>6</math:mn>
              </math:mrow>
              <math:mrow>
                <math:mn>4</math:mn>
                <math:mrow>
                  <math:mi/>
                  <math:mo math:stretchy="false">×</math:mo>
                  <math:mi/>
                </math:mrow>
                <math:mn>6</math:mn>
              </math:mrow>
            </math:mfrac>
            <math:mo math:stretchy="false">−</math:mo>
            <math:mfrac>
              <math:mrow>
                <math:mn>7</math:mn>
                <math:mrow>
                  <math:mi/>
                  <math:mo math:stretchy="false">×</math:mo>
                  <math:mi/>
                </math:mrow>
                <math:mn>4</math:mn>
              </math:mrow>
              <math:mrow>
                <math:mn>6</math:mn>
                <math:mrow>
                  <math:mi/>
                  <math:mo math:stretchy="false">×</math:mo>
                  <math:mi/>
                </math:mrow>
                <math:mn>4</math:mn>
              </math:mrow>
            </math:mfrac>
          </math:mrow>
        </math:mrow>
      </math:mrow>
    </math:mstyle>
    <math:annotation math:encoding="StarMath 5.0">size 10{-{{1`times`3} over {8`times`3}}`+`{{5}`` times``6} over {{4}` times` 6}-{{7`times`4} over {6`times`4}}}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frac>
              <math:mn>3</math:mn>
              <math:mn>24</math:mn>
            </math:mfrac>
          </math:mrow>
          <math:mrow>
            <math:mi/>
            <math:mo math:stretchy="false">+</math:mo>
            <math:mi/>
          </math:mrow>
          <math:mrow>
            <math:mfrac>
              <math:mn>30</math:mn>
              <math:mn>24</math:mn>
            </math:mfrac>
            <math:mo math:stretchy="false">−</math:mo>
            <math:mfrac>
              <math:mn>28</math:mn>
              <math:mn>24</math:mn>
            </math:mfrac>
          </math:mrow>
        </math:mrow>
      </math:mrow>
    </math:mstyle>
    <math:annotation math:encoding="StarMath 5.0">size 10{-{{3} over {24}}`+`{{30}} over {{24}}-{{28} over {24}}}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n>19</math:mn>
          </math:mrow>
          <math:mn>35</math:mn>
        </math:mfrac>
      </math:mrow>
    </math:mstyle>
    <math:annotation math:encoding="StarMath 5.0">size 10{-19 over 35}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n>1</math:mn>
              <math:mrow>
                <math:mi/>
                <math:mo math:stretchy="false">×</math:mo>
                <math:mi/>
              </math:mrow>
              <math:mn>35</math:mn>
            </math:mrow>
            <math:mn>35</math:mn>
          </math:mfrac>
          <math:mrow>
            <math:mi/>
            <math:mo math:stretchy="false">−</math:mo>
            <math:mi/>
          </math:mrow>
          <math:mrow>
            <math:mfrac>
              <math:mrow>
                <math:mn>15</math:mn>
                <math:mrow>
                  <math:mi/>
                  <math:mo math:stretchy="false">×</math:mo>
                  <math:mi/>
                </math:mrow>
                <math:mn>5</math:mn>
              </math:mrow>
              <math:mrow>
                <math:mn>7</math:mn>
                <math:mrow>
                  <math:mi/>
                  <math:mo math:stretchy="false">×</math:mo>
                  <math:mi/>
                </math:mrow>
                <math:mn>5</math:mn>
              </math:mrow>
            </math:mfrac>
            <math:mo math:stretchy="false">+</math:mo>
            <math:mfrac>
              <math:mrow>
                <math:mn>3</math:mn>
                <math:mrow>
                  <math:mi/>
                  <math:mo math:stretchy="false">×</math:mo>
                  <math:mi/>
                </math:mrow>
                <math:mn>7</math:mn>
              </math:mrow>
              <math:mrow>
                <math:mn>5</math:mn>
                <math:mrow>
                  <math:mi/>
                  <math:mo math:stretchy="false">×</math:mo>
                  <math:mi/>
                </math:mrow>
                <math:mn>7</math:mn>
              </math:mrow>
            </math:mfrac>
          </math:mrow>
        </math:mrow>
      </math:mrow>
    </math:mstyle>
    <math:annotation math:encoding="StarMath 5.0">size 10{{{1`times`35} over {35}}`-`{{15}`` times``5} over {{7}` times` 5}+{{3`times`7} over {5`times`7}}}</math:annotation>
  </math:semantics>
</math:math>
</file>

<file path=Object 9/content.xml><?xml version="1.0" encoding="utf-8"?>
<math xmlns="http://www.w3.org/1998/Math/MathML" display="block">
  <semantics>
    <mstyle mathsize="10pt">
      <mrow>
        <mrow>
          <mo stretchy="false">−</mo>
          <mn>2</mn>
        </mrow>
        <mspace width="0.5em"/>
        <mstyle mathvariant="normal">
          <mi mathvariant="normal"></mi>
        </mstyle>
        <mspace width="0.5em"/>
        <mfrac>
          <mn>5</mn>
          <mn>6</mn>
        </mfrac>
        <mrow>
          <mspace width="0.5em"/>
          <mo stretchy="false">−</mo>
          <mspace width="0.5em"/>
        </mrow>
        <mfrac>
          <mn>23</mn>
          <mn>10</mn>
        </mfrac>
        <mrow>
          <mspace width="0.5em"/>
          <mo stretchy="false">−</mo>
          <mspace width="0.5em"/>
        </mrow>
        <mfrac>
          <mn>3</mn>
          <mrow>
            <mo stretchy="false">−</mo>
            <mn>5</mn>
          </mrow>
        </mfrac>
      </mrow>
    </mstyle>
    <annotation encoding="StarMath 5.0">size 10{ {-{2}}`nitalic`{5} over {6}`-`{23} over {10}`-`3 over {-5}}</annotation>
  </semantics>
</math>
</file>

<file path=Object 90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 over 10}</annotation>
  </semantics>
</math>
</file>

<file path=Object 91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2,3</mn>
        </mrow>
        <mn>2</mn>
      </mfrac>
    </mstyle>
    <annotation encoding="StarMath 5.0">size 10{{-`2,3} over 2}</annotation>
  </semantics>
</math>
</file>

<file path=Object 92/content.xml><?xml version="1.0" encoding="utf-8"?>
<math xmlns="http://www.w3.org/1998/Math/MathML" display="block">
  <semantics>
    <mstyle mathsize="10pt">
      <mfrac>
        <mn>3,61</mn>
        <mn>5</mn>
      </mfrac>
    </mstyle>
    <annotation encoding="StarMath 5.0">size 10{{3,61} over 5}</annotation>
  </semantics>
</math>
</file>

<file path=Object 9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35</math:mn>
            <math:mn>35</math:mn>
          </math:mfrac>
          <math:mrow>
            <math:mi/>
            <math:mo math:stretchy="false">−</math:mo>
            <math:mi/>
          </math:mrow>
          <math:mrow>
            <math:mfrac>
              <math:mn>75</math:mn>
              <math:mn>35</math:mn>
            </math:mfrac>
            <math:mo math:stretchy="false">+</math:mo>
            <math:mfrac>
              <math:mn>21</math:mn>
              <math:mn>35</math:mn>
            </math:mfrac>
          </math:mrow>
        </math:mrow>
      </math:mrow>
    </math:mstyle>
    <math:annotation math:encoding="StarMath 5.0">size 10{{{35} over {35}}`-`{{75}} over {{35}}+{{21} over {35}}}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n>86</math:mn>
          </math:mrow>
          <math:mn>30</math:mn>
        </math:mfrac>
      </math:mrow>
    </math:mstyle>
    <math:annotation math:encoding="StarMath 5.0">size 10{-86 over 30}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o math:stretchy="false">−</math:mo>
            <math:mn>43</math:mn>
          </math:mrow>
          <math:mn>15</math:mn>
        </math:mfrac>
      </math:mrow>
    </math:mstyle>
    <math:annotation math:encoding="StarMath 5.0">size 10{-43 over 15}</math:annotation>
  </math:semantics>
</math:math>
</file>

<file path=Object 96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 over 2}</annotation>
  </semantics>
</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style math:fontsize="10pt">
        <math:mrow>
          <math:mfrac>
            <math:mrow>
              <math:mo math:stretchy="false">−</math:mo>
              <math:mrow>
                <math:mn>2</math:mn>
                <math:mrow>
                  <math:mi/>
                  <math:mo math:stretchy="false">×</math:mo>
                  <math:mi/>
                </math:mrow>
                <math:mn>30</math:mn>
              </math:mrow>
            </math:mrow>
            <math:mn>30</math:mn>
          </math:mfrac>
        </math:mrow>
      </math:mstyle>
      <math:mrow>
        <math:mi/>
        <math:mo math:stretchy="false">+</math:mo>
        <math:mi/>
      </math:mrow>
      <math:mrow>
        <math:mrow>
          <math:mfrac>
            <math:mrow>
              <math:mn>5</math:mn>
              <math:mrow>
                <math:mi/>
                <math:mo math:stretchy="false">×</math:mo>
                <math:mi/>
              </math:mrow>
              <math:mn>5</math:mn>
            </math:mrow>
            <math:mrow>
              <math:mn>6</math:mn>
              <math:mrow>
                <math:mi/>
                <math:mo math:stretchy="false">×</math:mo>
                <math:mi/>
              </math:mrow>
              <math:mn>5</math:mn>
            </math:mrow>
          </math:mfrac>
          <math:mo math:stretchy="false">−</math:mo>
          <math:mfrac>
            <math:mrow>
              <math:mn>23</math:mn>
              <math:mrow>
                <math:mi/>
                <math:mo math:stretchy="false">×</math:mo>
                <math:mi/>
              </math:mrow>
              <math:mn>3</math:mn>
            </math:mrow>
            <math:mrow>
              <math:mn>10</math:mn>
              <math:mrow>
                <math:mi/>
                <math:mo math:stretchy="false">×</math:mo>
                <math:mi/>
              </math:mrow>
              <math:mn>3</math:mn>
            </math:mrow>
          </math:mfrac>
        </math:mrow>
        <math:mo math:stretchy="false">+</math:mo>
        <math:mfrac>
          <math:mrow>
            <math:mn>3</math:mn>
            <math:mrow>
              <math:mi/>
              <math:mo math:stretchy="false">×</math:mo>
              <math:mi/>
            </math:mrow>
            <math:mn>6</math:mn>
          </math:mrow>
          <math:mrow>
            <math:mn>5</math:mn>
            <math:mrow>
              <math:mi/>
              <math:mo math:stretchy="false">×</math:mo>
              <math:mi/>
            </math:mrow>
            <math:mn>6</math:mn>
          </math:mrow>
        </math:mfrac>
      </math:mrow>
    </math:mrow>
    <math:annotation math:encoding="StarMath 5.0">size 10{-{2`times`30} over {30}}`+`{5`times`5} over {{6}` times` 5} -{23 `times`3} over {10 `times`3} + {3 `times`6}over{5`times`6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row>
              <math:mo math:stretchy="false">−</math:mo>
              <math:mrow>
                <math:mfrac>
                  <math:mn>60</math:mn>
                  <math:mn>30</math:mn>
                </math:mfrac>
                <math:mrow>
                  <math:mi/>
                  <math:mo math:stretchy="false">+</math:mo>
                  <math:mi/>
                </math:mrow>
                <math:mfrac>
                  <math:mn>25</math:mn>
                  <math:mn>30</math:mn>
                </math:mfrac>
              </math:mrow>
            </math:mrow>
            <math:mo math:stretchy="false">−</math:mo>
            <math:mfrac>
              <math:mn>69</math:mn>
              <math:mn>30</math:mn>
            </math:mfrac>
          </math:mrow>
          <math:mo math:stretchy="false">+</math:mo>
          <math:mfrac>
            <math:mn>18</math:mn>
            <math:mn>30</math:mn>
          </math:mfrac>
        </math:mrow>
      </math:mrow>
    </math:mstyle>
    <math:annotation math:encoding="StarMath 5.0">size 10{-{{60 over 30}`+`{25 over 30}}- {69 over 30}+ {18 over 30} }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9</math:mn>
          <math:mn>40</math:mn>
        </math:mfrac>
      </math:mrow>
    </math:mstyle>
    <math:annotation math:encoding="StarMath 5.0">size 10{59 over 40}</math:annotation>
  </math:semantics>
</math:math>
</file>